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Albania</text:p>
          </table:table-cell>
          <table:table-cell office:value-type="string">
            <text:p>AL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<text:a xlink:href="http://en.wikipedia.org/wiki/List_of_cities_in_Albania">City served</text:a></text:p>
          </table:table-cell>
          <table:table-cell table:style-name="ce2" office:value-type="string">
            <text:p><text:a xlink:href="http://en.wikipedia.org/wiki/Counties_of_Albania">County</text:a></text:p>
          </table:table-cell>
          <table:table-cell table:style-name="ce2" office:value-type="string">
            <text:p><text:a xlink:href="http://en.wikipedia.org/wiki/ICAO_airport_code">ICAO</text:a></text:p>
          </table:table-cell>
          <table:table-cell table:style-name="ce2" office:value-type="string">
            <text:p><text:a xlink:href="http://en.wikipedia.org/wiki/IATA_airport_code">IATA</text:a></text:p>
          </table:table-cell>
          <table:table-cell table:style-name="ce6" office:value-type="string">
            <text:p>Airport name</text:p>
          </table:table-cell>
          <table:table-cell/>
        </table:table-row>
        <table:table-row table:style-name="ro1">
          <table:table-cell office:value-type="string">
            <text:p><text:a xlink:href="http://en.wikipedia.org/wiki/Tirana">Tirana</text:a></text:p>
          </table:table-cell>
          <table:table-cell table:style-name="ce1" office:value-type="string">
            <text:p><text:a xlink:href="http://en.wikipedia.org/wiki/Tirana_County">Tirana</text:a></text:p>
          </table:table-cell>
          <table:table-cell office:value-type="string">
            <text:p>LATI</text:p>
          </table:table-cell>
          <table:table-cell office:value-type="string">
            <text:p>TIA</text:p>
          </table:table-cell>
          <table:table-cell office:value-type="string">
            <text:p><text:a xlink:href="http://en.wikipedia.org/wiki/Tirana_International_Airport">Tirana International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2">
          <table:table-cell table:style-name="ce3" office:value-type="string">
            <text:p>Armenia</text:p>
          </table:table-cell>
          <table:table-cell office:value-type="string">
            <text:p>AM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Gyumri">Gyumri</text:a></text:p>
          </table:table-cell>
          <table:table-cell table:style-name="ce1" office:value-type="string">
            <text:p><text:a xlink:href="http://en.wikipedia.org/wiki/Shirak_Province">Shirak</text:a></text:p>
          </table:table-cell>
          <table:table-cell office:value-type="string">
            <text:p>UDSG</text:p>
          </table:table-cell>
          <table:table-cell office:value-type="string">
            <text:p>LWN</text:p>
          </table:table-cell>
          <table:table-cell office:value-type="string">
            <text:p><text:a xlink:href="http://en.wikipedia.org/wiki/Shirak_International_Airport">Shirak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Yerevan">Yerevan</text:a></text:p>
          </table:table-cell>
          <table:table-cell table:style-name="ce1" office:value-type="string">
            <text:p>(capital)</text:p>
          </table:table-cell>
          <table:table-cell office:value-type="string">
            <text:p>UDYZ</text:p>
          </table:table-cell>
          <table:table-cell office:value-type="string">
            <text:p>EVN</text:p>
          </table:table-cell>
          <table:table-cell office:value-type="string">
            <text:p><text:a xlink:href="http://en.wikipedia.org/wiki/Zvartnots_International_Airport">Zvartnots International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Austria</text:p>
          </table:table-cell>
          <table:table-cell office:value-type="string">
            <text:p>AT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>
            <text:p><text:a xlink:href="http://en.wikipedia.org/wiki/Graz">Graz</text:a></text:p>
          </table:table-cell>
          <table:table-cell table:style-name="ce1" office:value-type="string">
            <text:p><text:a xlink:href="http://en.wikipedia.org/wiki/Styria">Styria</text:a></text:p>
          </table:table-cell>
          <table:table-cell office:value-type="string">
            <text:p>LOWG</text:p>
          </table:table-cell>
          <table:table-cell office:value-type="string">
            <text:p>GRZ</text:p>
          </table:table-cell>
          <table:table-cell table:style-name="ce4" office:value-type="string">
            <text:p><text:a xlink:href="http://en.wikipedia.org/wiki/Graz_Airport">Graz Airport</text:a> (Thalerhof Airport)</text:p>
          </table:table-cell>
          <table:table-cell/>
        </table:table-row>
        <table:table-row table:style-name="ro3">
          <table:table-cell office:value-type="string">
            <text:p><text:a xlink:href="http://en.wikipedia.org/wiki/Innsbruck">Innsbruck</text:a></text:p>
          </table:table-cell>
          <table:table-cell table:style-name="ce1" office:value-type="string">
            <text:p><text:a xlink:href="http://en.wikipedia.org/wiki/Tyrol_%28state%29">Tyrol</text:a></text:p>
          </table:table-cell>
          <table:table-cell office:value-type="string">
            <text:p>LOWI</text:p>
          </table:table-cell>
          <table:table-cell office:value-type="string">
            <text:p>INN</text:p>
          </table:table-cell>
          <table:table-cell table:style-name="ce4" office:value-type="string">
            <text:p><text:a xlink:href="http://en.wikipedia.org/wiki/Innsbruck_Airport">Innsbruck Airport</text:a> (Kranebitten Airport)</text:p>
          </table:table-cell>
          <table:table-cell/>
        </table:table-row>
        <table:table-row table:style-name="ro3">
          <table:table-cell office:value-type="string">
            <text:p><text:a xlink:href="http://en.wikipedia.org/wiki/Klagenfurt">Klagenfurt</text:a></text:p>
          </table:table-cell>
          <table:table-cell table:style-name="ce1" office:value-type="string">
            <text:p><text:a xlink:href="http://en.wikipedia.org/wiki/Carinthia_%28state%29">Carinthia</text:a></text:p>
          </table:table-cell>
          <table:table-cell office:value-type="string">
            <text:p>LOWK / LOXK</text:p>
          </table:table-cell>
          <table:table-cell office:value-type="string">
            <text:p>KLU</text:p>
          </table:table-cell>
          <table:table-cell table:style-name="ce4" office:value-type="string">
            <text:p><text:a xlink:href="http://en.wikipedia.org/wiki/Klagenfurt_Airport">Klagenfurt Airport</text:a> (Woerthersee Airport)</text:p>
          </table:table-cell>
          <table:table-cell/>
        </table:table-row>
        <table:table-row table:style-name="ro3">
          <table:table-cell office:value-type="string">
            <text:p><text:a xlink:href="http://en.wikipedia.org/wiki/Linz">Linz</text:a></text:p>
          </table:table-cell>
          <table:table-cell table:style-name="ce1" office:value-type="string">
            <text:p><text:a xlink:href="http://en.wikipedia.org/wiki/Upper_Austria">Upper Austria</text:a></text:p>
          </table:table-cell>
          <table:table-cell office:value-type="string">
            <text:p>LOWL</text:p>
          </table:table-cell>
          <table:table-cell office:value-type="string">
            <text:p>LNZ</text:p>
          </table:table-cell>
          <table:table-cell table:style-name="ce4" office:value-type="string">
            <text:p><text:a xlink:href="http://en.wikipedia.org/wiki/Linz_Airport">Linz Airport</text:a> (Blue Danube Airport)</text:p>
          </table:table-cell>
          <table:table-cell/>
        </table:table-row>
        <table:table-row table:style-name="ro4">
          <table:table-cell office:value-type="string">
            <text:p><text:a xlink:href="http://en.wikipedia.org/wiki/Salzburg">Salzburg</text:a></text:p>
          </table:table-cell>
          <table:table-cell table:style-name="ce1" office:value-type="string">
            <text:p><text:a xlink:href="http://en.wikipedia.org/wiki/Salzburg_%28state%29">Saltzburg</text:a></text:p>
          </table:table-cell>
          <table:table-cell office:value-type="string">
            <text:p>LOWS</text:p>
          </table:table-cell>
          <table:table-cell office:value-type="string">
            <text:p>SZG</text:p>
          </table:table-cell>
          <table:table-cell table:style-name="ce4" office:value-type="string">
            <text:p><text:a xlink:href="http://en.wikipedia.org/wiki/Salzburg_Airport">Salzburg Airport</text:a> (W. A. Mozart Airport)</text:p>
          </table:table-cell>
          <table:table-cell/>
        </table:table-row>
        <table:table-row table:style-name="ro3">
          <table:table-cell office:value-type="string">
            <text:p><text:a xlink:href="http://en.wikipedia.org/wiki/Vienna">Vienna</text:a></text:p>
          </table:table-cell>
          <table:table-cell table:style-name="ce1" office:value-type="string">
            <text:p><text:a xlink:href="http://en.wikipedia.org/wiki/Vienna">Vienna</text:a></text:p>
          </table:table-cell>
          <table:table-cell office:value-type="string">
            <text:p>LOWW</text:p>
          </table:table-cell>
          <table:table-cell office:value-type="string">
            <text:p>VIE</text:p>
          </table:table-cell>
          <table:table-cell table:style-name="ce4" office:value-type="string">
            <text:p><text:a xlink:href="http://en.wikipedia.org/wiki/Vienna_International_Airport">Vienna International Airport</text:a> (Schwechat Airport)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Azerbaijan</text:p>
          </table:table-cell>
          <table:table-cell office:value-type="string">
            <text:p>AZ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Baku">Baku</text:a></text:p>
          </table:table-cell>
          <table:table-cell table:style-name="ce1" office:value-type="string">
            <text:p>UBBB</text:p>
          </table:table-cell>
          <table:table-cell table:style-name="ce5"/>
          <table:table-cell office:value-type="string">
            <text:p>GYD</text:p>
          </table:table-cell>
          <table:table-cell office:value-type="string">
            <text:p><text:a xlink:href="http://en.wikipedia.org/wiki/Heydar_Aliyev_International_Airport">Heydar Aliyev International Airport</text:a></text:p>
          </table:table-cell>
          <table:table-cell table:style-name="ce5"/>
        </table:table-row>
        <table:table-row table:style-name="ro1">
          <table:table-cell office:value-type="string">
            <text:p>Gabala</text:p>
          </table:table-cell>
          <table:table-cell table:style-name="ce1" office:value-type="string">
            <text:p>UBBQ</text:p>
          </table:table-cell>
          <table:table-cell table:style-name="ce5"/>
          <table:table-cell office:value-type="string">
            <text:p>GBB</text:p>
          </table:table-cell>
          <table:table-cell office:value-type="string">
            <text:p><text:a xlink:href="http://en.wikipedia.org/wiki/Gabala_Airport">Gabala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Ganja,_Azerbaijan">Ganja</text:a></text:p>
          </table:table-cell>
          <table:table-cell table:style-name="ce1" office:value-type="string">
            <text:p>UBBG</text:p>
          </table:table-cell>
          <table:table-cell table:style-name="ce5"/>
          <table:table-cell office:value-type="string">
            <text:p>KVD</text:p>
          </table:table-cell>
          <table:table-cell office:value-type="string">
            <text:p><text:a xlink:href="http://en.wikipedia.org/wiki/Ganja_Airport">Ganja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Lankaran">Lankaran</text:a></text:p>
          </table:table-cell>
          <table:table-cell table:style-name="ce1" office:value-type="string">
            <text:p>UBBL</text:p>
          </table:table-cell>
          <table:table-cell table:style-name="ce5"/>
          <table:table-cell office:value-type="string">
            <text:p>LLK</text:p>
          </table:table-cell>
          <table:table-cell office:value-type="string">
            <text:p><text:a xlink:href="http://en.wikipedia.org/wiki/Lankaran_International_Airport">Lankaran International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Nakhchivan">Nakhchivan</text:a></text:p>
          </table:table-cell>
          <table:table-cell table:style-name="ce1" office:value-type="string">
            <text:p>UBBN</text:p>
          </table:table-cell>
          <table:table-cell office:value-type="string">
            <text:p>UB15</text:p>
          </table:table-cell>
          <table:table-cell office:value-type="string">
            <text:p>NAJ</text:p>
          </table:table-cell>
          <table:table-cell table:style-name="ce4" office:value-type="string">
            <text:p><text:a xlink:href="http://en.wikipedia.org/wiki/Nakhchivan_Airport">Nakhchivan Airport</text:a> (public / military)</text:p>
          </table:table-cell>
          <table:table-cell/>
        </table:table-row>
        <table:table-row table:style-name="ro1">
          <table:table-cell office:value-type="string">
            <text:p><text:a xlink:href="http://en.wikipedia.org/wiki/Zaqatala_%28city%29">Zaqatala</text:a></text:p>
          </table:table-cell>
          <table:table-cell table:style-name="ce1" office:value-type="string">
            <text:p>UBBY</text:p>
          </table:table-cell>
          <table:table-cell table:style-name="ce5"/>
          <table:table-cell office:value-type="string">
            <text:p>ZTU</text:p>
          </table:table-cell>
          <table:table-cell office:value-type="string">
            <text:p><text:a xlink:href="http://en.wikipedia.org/wiki/Zaqatala_International_Airport">Zaqatala International Airport</text:a></text:p>
          </table:table-cell>
          <table:table-cell table:style-name="ce5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Belarus</text:p>
          </table:table-cell>
          <table:table-cell office:value-type="string">
            <text:p>BY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Brest,_Belarus">Brest</text:a></text:p>
          </table:table-cell>
          <table:table-cell table:style-name="ce1" office:value-type="string">
            <text:p><text:a xlink:href="http://en.wikipedia.org/wiki/Brest_Voblast">Brest</text:a></text:p>
          </table:table-cell>
          <table:table-cell office:value-type="string">
            <text:p>UMBB</text:p>
          </table:table-cell>
          <table:table-cell office:value-type="string">
            <text:p>BQT</text:p>
          </table:table-cell>
          <table:table-cell office:value-type="string">
            <text:p><text:a xlink:href="http://en.wikipedia.org/wiki/Brest_Airport">Brest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Gomel">Gomel</text:a> (Homiel)</text:p>
          </table:table-cell>
          <table:table-cell table:style-name="ce1" office:value-type="string">
            <text:p><text:a xlink:href="http://en.wikipedia.org/wiki/Homiel_Voblast">Homiel</text:a></text:p>
          </table:table-cell>
          <table:table-cell office:value-type="string">
            <text:p>UMGG</text:p>
          </table:table-cell>
          <table:table-cell office:value-type="string">
            <text:p>GME</text:p>
          </table:table-cell>
          <table:table-cell office:value-type="string">
            <text:p><text:a xlink:href="http://en.wikipedia.org/wiki/Gomel_Airport">Gome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Hrodna">Hrodna</text:a> (Grodno)</text:p>
          </table:table-cell>
          <table:table-cell table:style-name="ce1" office:value-type="string">
            <text:p><text:a xlink:href="http://en.wikipedia.org/wiki/Hrodna_Voblast">Hrodna</text:a></text:p>
          </table:table-cell>
          <table:table-cell office:value-type="string">
            <text:p>UMMG</text:p>
          </table:table-cell>
          <table:table-cell office:value-type="string">
            <text:p>GNA</text:p>
          </table:table-cell>
          <table:table-cell office:value-type="string">
            <text:p><text:a xlink:href="http://en.wikipedia.org/wiki/Hrodna_Airport">Hrodna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Minsk">Minsk</text:a></text:p>
          </table:table-cell>
          <table:table-cell table:style-name="ce1" office:value-type="string">
            <text:p><text:a xlink:href="http://en.wikipedia.org/wiki/Minsk_Voblast">Minsk</text:a></text:p>
          </table:table-cell>
          <table:table-cell office:value-type="string">
            <text:p>UMMM</text:p>
          </table:table-cell>
          <table:table-cell office:value-type="string">
            <text:p>MHP</text:p>
          </table:table-cell>
          <table:table-cell office:value-type="string">
            <text:p><text:a xlink:href="http://en.wikipedia.org/wiki/Minsk-1_Airport">Minsk-1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Minsk">Minsk</text:a></text:p>
          </table:table-cell>
          <table:table-cell table:style-name="ce1" office:value-type="string">
            <text:p><text:a xlink:href="http://en.wikipedia.org/wiki/Minsk_Voblast">Minsk</text:a></text:p>
          </table:table-cell>
          <table:table-cell office:value-type="string">
            <text:p>UMMS</text:p>
          </table:table-cell>
          <table:table-cell office:value-type="string">
            <text:p>MSQ</text:p>
          </table:table-cell>
          <table:table-cell table:style-name="ce4" office:value-type="string">
            <text:p><text:a xlink:href="http://en.wikipedia.org/wiki/Minsk_International_Airport">Minsk International Airport</text:a> (Minsk-2)</text:p>
          </table:table-cell>
          <table:table-cell/>
        </table:table-row>
        <table:table-row table:style-name="ro1">
          <table:table-cell office:value-type="string">
            <text:p><text:a xlink:href="http://en.wikipedia.org/wiki/Mogilev">Mogilev</text:a> (Mahilyow)</text:p>
          </table:table-cell>
          <table:table-cell table:style-name="ce1" office:value-type="string">
            <text:p><text:a xlink:href="http://en.wikipedia.org/wiki/Mahilyow_Voblast">Mahilyow</text:a></text:p>
          </table:table-cell>
          <table:table-cell office:value-type="string">
            <text:p>UMOO</text:p>
          </table:table-cell>
          <table:table-cell office:value-type="string">
            <text:p>MVQ</text:p>
          </table:table-cell>
          <table:table-cell office:value-type="string">
            <text:p><text:a xlink:href="http://en.wikipedia.org/wiki/Mogilev_Airport">Mogilev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olotsk">Polotsk</text:a> (Polatsk)</text:p>
          </table:table-cell>
          <table:table-cell table:style-name="ce1" office:value-type="string">
            <text:p><text:a xlink:href="http://en.wikipedia.org/wiki/Vitsebsk_Voblast">Vitsebsk</text:a></text:p>
          </table:table-cell>
          <table:table-cell table:style-name="ce5" table:number-columns-repeated="2"/>
          <table:table-cell office:value-type="string">
            <text:p><text:a xlink:href="http://en.wikipedia.org/wiki/Polotsk_Airport">Polotsk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Vitebsk">Vitebsk</text:a></text:p>
          </table:table-cell>
          <table:table-cell table:style-name="ce1" office:value-type="string">
            <text:p><text:a xlink:href="http://en.wikipedia.org/wiki/Vitsebsk_Voblast">Vitsebsk</text:a></text:p>
          </table:table-cell>
          <table:table-cell office:value-type="string">
            <text:p>UMII</text:p>
          </table:table-cell>
          <table:table-cell office:value-type="string">
            <text:p>VTB</text:p>
          </table:table-cell>
          <table:table-cell office:value-type="string">
            <text:p><text:a xlink:href="http://en.wikipedia.org/wiki/Vitebsk_Vostochny_Airport">Vitebsk Vostochny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Belgium</text:p>
          </table:table-cell>
          <table:table-cell office:value-type="string">
            <text:p>B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Antwerp">Antwerp</text:a> / <text:a xlink:href="http://en.wikipedia.org/wiki/Deurne,_Belgium">Deurne</text:a></text:p>
          </table:table-cell>
          <table:table-cell table:style-name="ce1" office:value-type="string">
            <text:p><text:a xlink:href="http://en.wikipedia.org/wiki/Antwerp_%28province%29">Antwerp</text:a></text:p>
          </table:table-cell>
          <table:table-cell office:value-type="string">
            <text:p>EBAW</text:p>
          </table:table-cell>
          <table:table-cell office:value-type="string">
            <text:p>ANR</text:p>
          </table:table-cell>
          <table:table-cell office:value-type="string">
            <text:p><text:a xlink:href="http://en.wikipedia.org/wiki/Antwerp_International_Airport">Antwerp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ruges">Bruges</text:a> / <text:a xlink:href="http://en.wikipedia.org/wiki/Ostend">Ostend</text:a></text:p>
          </table:table-cell>
          <table:table-cell table:style-name="ce1" office:value-type="string">
            <text:p><text:a xlink:href="http://en.wikipedia.org/wiki/West_Flanders">West Flanders</text:a></text:p>
          </table:table-cell>
          <table:table-cell office:value-type="string">
            <text:p>EBOS</text:p>
          </table:table-cell>
          <table:table-cell office:value-type="string">
            <text:p>OST</text:p>
          </table:table-cell>
          <table:table-cell office:value-type="string">
            <text:p><text:a xlink:href="http://en.wikipedia.org/wiki/Ostend-Bruges_International_Airport">Ostend-Bruges International Airport</text:a></text:p>
          </table:table-cell>
          <table:table-cell table:style-name="ce5"/>
        </table:table-row>
        <table:table-row table:style-name="ro1">
          <table:table-cell office:value-type="string">
            <text:p><text:a xlink:href="http://en.wikipedia.org/wiki/Kortrijk">Kortrijk</text:a> / <text:a xlink:href="http://en.wikipedia.org/wiki/Wevelgem">Wevelgem</text:a></text:p>
          </table:table-cell>
          <table:table-cell table:style-name="ce1" office:value-type="string">
            <text:p><text:a xlink:href="http://en.wikipedia.org/wiki/West_Flanders">West Flanders</text:a></text:p>
          </table:table-cell>
          <table:table-cell office:value-type="string">
            <text:p>EBKT</text:p>
          </table:table-cell>
          <table:table-cell office:value-type="string">
            <text:p>KJK</text:p>
          </table:table-cell>
          <table:table-cell office:value-type="string">
            <text:p><text:a xlink:href="http://en.wikipedia.org/wiki/Kortrijk-Wevelgem_International_Airport">Kortrijk-Wevelgem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russels">Brussels</text:a> / <text:a xlink:href="http://en.wikipedia.org/wiki/Zaventem">Zaventem</text:a></text:p>
          </table:table-cell>
          <table:table-cell table:style-name="ce1" office:value-type="string">
            <text:p><text:a xlink:href="http://en.wikipedia.org/wiki/Flemish_Brabant">Flemish Brabant</text:a></text:p>
          </table:table-cell>
          <table:table-cell office:value-type="string">
            <text:p>EBMB</text:p>
          </table:table-cell>
          <table:table-cell office:value-type="string">
            <text:p>BRU</text:p>
          </table:table-cell>
          <table:table-cell office:value-type="string">
            <text:p><text:a xlink:href="http://en.wikipedia.org/wiki/Brussels_Airport">Brussels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Zoersel">Zoersel</text:a> / <text:a xlink:href="http://en.wikipedia.org/wiki/Oostmalle">Oostmalle</text:a></text:p>
          </table:table-cell>
          <table:table-cell table:style-name="ce1" office:value-type="string">
            <text:p><text:a xlink:href="http://en.wikipedia.org/wiki/Antwerp_%28province%29">Antwerp</text:a></text:p>
          </table:table-cell>
          <table:table-cell office:value-type="string">
            <text:p>EBZR</text:p>
          </table:table-cell>
          <table:table-cell office:value-type="string">
            <text:p>OBL</text:p>
          </table:table-cell>
          <table:table-cell office:value-type="string">
            <text:p><text:a xlink:href="http://en.wikipedia.org/wiki/Zoersel-Oostmalle_Airfield">Zoersel-Oostmalle Airfield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Charleroi">Charleroi</text:a></text:p>
          </table:table-cell>
          <table:table-cell table:style-name="ce1" office:value-type="string">
            <text:p><text:a xlink:href="http://en.wikipedia.org/wiki/Hainaut_%28province%29">Hainaut</text:a></text:p>
          </table:table-cell>
          <table:table-cell office:value-type="string">
            <text:p>EBCI</text:p>
          </table:table-cell>
          <table:table-cell office:value-type="string">
            <text:p>CRL</text:p>
          </table:table-cell>
          <table:table-cell office:value-type="string">
            <text:p><text:a xlink:href="http://en.wikipedia.org/wiki/Brussels_South_Charleroi_Airport">Brussels South Charleroi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Liège_%28city%29">Liège</text:a></text:p>
          </table:table-cell>
          <table:table-cell table:style-name="ce1" office:value-type="string">
            <text:p><text:a xlink:href="http://en.wikipedia.org/wiki/Liège_%28province%29">Liège</text:a></text:p>
          </table:table-cell>
          <table:table-cell office:value-type="string">
            <text:p>EBLG</text:p>
          </table:table-cell>
          <table:table-cell office:value-type="string">
            <text:p>LGG</text:p>
          </table:table-cell>
          <table:table-cell office:value-type="string">
            <text:p><text:a xlink:href="http://en.wikipedia.org/wiki/Liège_Airport">Liège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Namur_%28city%29">Namur</text:a></text:p>
          </table:table-cell>
          <table:table-cell table:style-name="ce1" office:value-type="string">
            <text:p><text:a xlink:href="http://en.wikipedia.org/wiki/Namur_%28province%29">Namur</text:a></text:p>
          </table:table-cell>
          <table:table-cell office:value-type="string">
            <text:p>EBNM</text:p>
          </table:table-cell>
          <table:table-cell office:value-type="string">
            <text:p>QNM</text:p>
          </table:table-cell>
          <table:table-cell office:value-type="string">
            <text:p><text:a xlink:href="http://en.wikipedia.org/wiki/Namur-Suarlee_Airport">Namur-Suarlee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Bosnia/Herzegovina </text:p>
          </table:table-cell>
          <table:table-cell office:value-type="string">
            <text:p>B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Mostar">Mostar</text:a></text:p>
          </table:table-cell>
          <table:table-cell table:style-name="ce1" office:value-type="string">
            <text:p><text:a xlink:href="http://en.wikipedia.org/wiki/Herzegovina-Neretva_Canton">Herzegovina-Neretva Canton</text:a></text:p>
          </table:table-cell>
          <table:table-cell office:value-type="string">
            <text:p>LQMO</text:p>
          </table:table-cell>
          <table:table-cell office:value-type="string">
            <text:p>OMO</text:p>
          </table:table-cell>
          <table:table-cell office:value-type="string">
            <text:p><text:a xlink:href="http://en.wikipedia.org/wiki/Mostar_International_Airport">Mostar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arajevo">Sarajevo</text:a></text:p>
          </table:table-cell>
          <table:table-cell table:style-name="ce1" office:value-type="string">
            <text:p><text:a xlink:href="http://en.wikipedia.org/wiki/Sarajevo_Canton">Sarajevo Canton</text:a></text:p>
          </table:table-cell>
          <table:table-cell office:value-type="string">
            <text:p>LQSA</text:p>
          </table:table-cell>
          <table:table-cell office:value-type="string">
            <text:p>SJJ</text:p>
          </table:table-cell>
          <table:table-cell office:value-type="string">
            <text:p><text:a xlink:href="http://en.wikipedia.org/wiki/Sarajevo_International_Airport">Sarajevo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Tuzla">Tuzla</text:a></text:p>
          </table:table-cell>
          <table:table-cell table:style-name="ce1" office:value-type="string">
            <text:p><text:a xlink:href="http://en.wikipedia.org/wiki/Tuzla_Canton">Tuzla Canton</text:a></text:p>
          </table:table-cell>
          <table:table-cell office:value-type="string">
            <text:p>LQTZ</text:p>
          </table:table-cell>
          <table:table-cell office:value-type="string">
            <text:p>TZL</text:p>
          </table:table-cell>
          <table:table-cell office:value-type="string">
            <text:p><text:a xlink:href="http://en.wikipedia.org/wiki/Tuzla_International_Airport">Tuzla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anja_Luka">Banja Luka</text:a></text:p>
          </table:table-cell>
          <table:table-cell table:style-name="ce5"/>
          <table:table-cell office:value-type="string">
            <text:p>LQBK</text:p>
          </table:table-cell>
          <table:table-cell office:value-type="string">
            <text:p>BNX</text:p>
          </table:table-cell>
          <table:table-cell office:value-type="string">
            <text:p><text:a xlink:href="http://en.wikipedia.org/wiki/Banja_Luka_International_Airport">Banja Luka International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Bulgaria</text:p>
          </table:table-cell>
          <table:table-cell office:value-type="string">
            <text:p>BG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Burgas">Burgas</text:a> / <text:a xlink:href="http://en.wikipedia.org/wiki/Sarafovo">Sarafovo</text:a></text:p>
          </table:table-cell>
          <table:table-cell table:style-name="ce1" office:value-type="string">
            <text:p><text:a xlink:href="http://en.wikipedia.org/wiki/Burgas_Province">Burgas</text:a></text:p>
          </table:table-cell>
          <table:table-cell office:value-type="string">
            <text:p>LBBG</text:p>
          </table:table-cell>
          <table:table-cell office:value-type="string">
            <text:p>BOJ</text:p>
          </table:table-cell>
          <table:table-cell table:style-name="Default"/>
          <table:table-cell/>
        </table:table-row>
        <table:table-row table:style-name="ro1">
          <table:table-cell office:value-type="string">
            <text:p><text:a xlink:href="http://en.wikipedia.org/wiki/Gorna_Oryahovitsa">Gorna Oryahovitsa</text:a></text:p>
          </table:table-cell>
          <table:table-cell table:style-name="ce1" office:value-type="string">
            <text:p><text:a xlink:href="http://en.wikipedia.org/wiki/Veliko_Tarnovo_Province">Veliko Tarnovo</text:a></text:p>
          </table:table-cell>
          <table:table-cell office:value-type="string">
            <text:p>LBGO</text:p>
          </table:table-cell>
          <table:table-cell office:value-type="string">
            <text:p>GOZ</text:p>
          </table:table-cell>
          <table:table-cell table:style-name="Default"/>
          <table:table-cell/>
        </table:table-row>
        <table:table-row table:style-name="ro1">
          <table:table-cell office:value-type="string">
            <text:p><text:a xlink:href="http://en.wikipedia.org/wiki/Plovdiv">Plovdiv</text:a> / <text:a xlink:href="http://en.wikipedia.org/wiki/Krumovo">Krumovo</text:a></text:p>
          </table:table-cell>
          <table:table-cell table:style-name="ce1" office:value-type="string">
            <text:p><text:a xlink:href="http://en.wikipedia.org/wiki/Plovdiv_Province">Plovdiv</text:a></text:p>
          </table:table-cell>
          <table:table-cell office:value-type="string">
            <text:p>LBPD</text:p>
          </table:table-cell>
          <table:table-cell office:value-type="string">
            <text:p>PDV</text:p>
          </table:table-cell>
          <table:table-cell table:style-name="Default"/>
          <table:table-cell/>
        </table:table-row>
        <table:table-row table:style-name="ro5">
          <table:table-cell office:value-type="string">
            <text:p><text:a xlink:href="http://en.wikipedia.org/wiki/Rousse">Rousse</text:a> (Ruse) / <text:a xlink:href="http://en.wikipedia.org/wiki/Shtraklevo">Shtraklevo</text:a></text:p>
          </table:table-cell>
          <table:table-cell table:style-name="ce1" office:value-type="string">
            <text:p><text:a xlink:href="http://en.wikipedia.org/wiki/Rousse_Province">Rousse</text:a></text:p>
          </table:table-cell>
          <table:table-cell office:value-type="string">
            <text:p>LBRS</text:p>
          </table:table-cell>
          <table:table-cell office:value-type="string">
            <text:p>ROU</text:p>
          </table:table-cell>
          <table:table-cell table:style-name="Default"/>
          <table:table-cell/>
        </table:table-row>
        <table:table-row table:style-name="ro1">
          <table:table-cell office:value-type="string">
            <text:p><text:a xlink:href="http://en.wikipedia.org/wiki/Sofia">Sofia</text:a></text:p>
          </table:table-cell>
          <table:table-cell table:style-name="ce1" office:value-type="string">
            <text:p><text:a xlink:href="http://en.wikipedia.org/wiki/Sofia">Sofia</text:a>-oblast</text:p>
          </table:table-cell>
          <table:table-cell office:value-type="string">
            <text:p>LBSF</text:p>
          </table:table-cell>
          <table:table-cell office:value-type="string">
            <text:p>SOF</text:p>
          </table:table-cell>
          <table:table-cell table:style-name="Default"/>
          <table:table-cell/>
        </table:table-row>
        <table:table-row table:style-name="ro1">
          <table:table-cell office:value-type="string">
            <text:p><text:a xlink:href="http://en.wikipedia.org/wiki/Stara_Zagora">Stara Zagora</text:a></text:p>
          </table:table-cell>
          <table:table-cell table:style-name="ce1" office:value-type="string">
            <text:p><text:a xlink:href="http://en.wikipedia.org/wiki/Stara_Zagora_Province">Stara Zagora</text:a></text:p>
          </table:table-cell>
          <table:table-cell office:value-type="string">
            <text:p>LBSZ</text:p>
          </table:table-cell>
          <table:table-cell office:value-type="string">
            <text:p>SZR</text:p>
          </table:table-cell>
          <table:table-cell table:style-name="Default"/>
          <table:table-cell/>
        </table:table-row>
        <table:table-row table:style-name="ro1">
          <table:table-cell office:value-type="string">
            <text:p><text:a xlink:href="http://en.wikipedia.org/wiki/Varna">Varna</text:a> / <text:a xlink:href="http://en.wikipedia.org/wiki/Aksakovo">Aksakovo</text:a></text:p>
          </table:table-cell>
          <table:table-cell table:style-name="ce1" office:value-type="string">
            <text:p><text:a xlink:href="http://en.wikipedia.org/wiki/Varna_Province">Varna</text:a></text:p>
          </table:table-cell>
          <table:table-cell office:value-type="string">
            <text:p>LBWN</text:p>
          </table:table-cell>
          <table:table-cell office:value-type="string">
            <text:p>VAR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roatia</text:p>
          </table:table-cell>
          <table:table-cell office:value-type="string">
            <text:p>H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Brač">Brač</text:a></text:p>
          </table:table-cell>
          <table:table-cell/>
          <table:table-cell office:value-type="string">
            <text:p>LDSB</text:p>
          </table:table-cell>
          <table:table-cell office:value-type="string">
            <text:p>BWK</text:p>
          </table:table-cell>
          <table:table-cell office:value-type="string">
            <text:p><text:a xlink:href="http://en.wikipedia.org/wiki/Bol_Airport">Bo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Dubrovnik">Dubrovnik</text:a></text:p>
          </table:table-cell>
          <table:table-cell/>
          <table:table-cell office:value-type="string">
            <text:p>LDDU</text:p>
          </table:table-cell>
          <table:table-cell office:value-type="string">
            <text:p>DBV</text:p>
          </table:table-cell>
          <table:table-cell office:value-type="string">
            <text:p><text:a xlink:href="http://en.wikipedia.org/wiki/Dubrovnik_Airport">Dubrovnik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Mali_Lošinj">Mali Lošinj</text:a></text:p>
          </table:table-cell>
          <table:table-cell/>
          <table:table-cell office:value-type="string">
            <text:p>LDLO</text:p>
          </table:table-cell>
          <table:table-cell office:value-type="string">
            <text:p>LSZ</text:p>
          </table:table-cell>
          <table:table-cell office:value-type="string">
            <text:p><text:a xlink:href="http://en.wikipedia.org/wiki/Lošinj_Airport">Lošinj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Osijek">Osijek</text:a></text:p>
          </table:table-cell>
          <table:table-cell/>
          <table:table-cell office:value-type="string">
            <text:p>LDOS</text:p>
          </table:table-cell>
          <table:table-cell office:value-type="string">
            <text:p>OSI</text:p>
          </table:table-cell>
          <table:table-cell office:value-type="string">
            <text:p><text:a xlink:href="http://en.wikipedia.org/wiki/Osijek_Airport">Osijek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ula">Pula</text:a></text:p>
          </table:table-cell>
          <table:table-cell/>
          <table:table-cell office:value-type="string">
            <text:p>LDPL</text:p>
          </table:table-cell>
          <table:table-cell office:value-type="string">
            <text:p>PUY</text:p>
          </table:table-cell>
          <table:table-cell office:value-type="string">
            <text:p><text:a xlink:href="http://en.wikipedia.org/wiki/Pula_Airport">Pula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Rijeka">Rijeka</text:a></text:p>
          </table:table-cell>
          <table:table-cell/>
          <table:table-cell office:value-type="string">
            <text:p>LDRI</text:p>
          </table:table-cell>
          <table:table-cell office:value-type="string">
            <text:p>RJK</text:p>
          </table:table-cell>
          <table:table-cell office:value-type="string">
            <text:p><text:a xlink:href="http://en.wikipedia.org/wiki/Rijeka_Airport">Rijeka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plit_%28city%29">Split</text:a></text:p>
          </table:table-cell>
          <table:table-cell/>
          <table:table-cell office:value-type="string">
            <text:p>LDSP</text:p>
          </table:table-cell>
          <table:table-cell office:value-type="string">
            <text:p>SPU</text:p>
          </table:table-cell>
          <table:table-cell office:value-type="string">
            <text:p><text:a xlink:href="http://en.wikipedia.org/wiki/Split_Airport">Split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Zadar">Zadar</text:a></text:p>
          </table:table-cell>
          <table:table-cell/>
          <table:table-cell office:value-type="string">
            <text:p>LDZD</text:p>
          </table:table-cell>
          <table:table-cell office:value-type="string">
            <text:p>ZAD</text:p>
          </table:table-cell>
          <table:table-cell office:value-type="string">
            <text:p><text:a xlink:href="http://en.wikipedia.org/wiki/Zadar_Airport">Zadar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Zagreb">Zagreb</text:a></text:p>
          </table:table-cell>
          <table:table-cell/>
          <table:table-cell office:value-type="string">
            <text:p>LDZA</text:p>
          </table:table-cell>
          <table:table-cell office:value-type="string">
            <text:p>ZAG</text:p>
          </table:table-cell>
          <table:table-cell office:value-type="string">
            <text:p><text:a xlink:href="http://en.wikipedia.org/wiki/Zagreb_Airport">Zagreb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yprus</text:p>
          </table:table-cell>
          <table:table-cell office:value-type="string">
            <text:p>CY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Larnaca">Larnaca</text:a></text:p>
          </table:table-cell>
          <table:table-cell/>
          <table:table-cell office:value-type="string">
            <text:p>LCLK</text:p>
          </table:table-cell>
          <table:table-cell office:value-type="string">
            <text:p>LCA</text:p>
          </table:table-cell>
          <table:table-cell office:value-type="string">
            <text:p><text:a xlink:href="http://en.wikipedia.org/wiki/Larnaca_International_Airport">Larnaca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Nicosia">Nicosia</text:a></text:p>
          </table:table-cell>
          <table:table-cell/>
          <table:table-cell office:value-type="string">
            <text:p>LCEN</text:p>
          </table:table-cell>
          <table:table-cell office:value-type="string">
            <text:p>ECN</text:p>
          </table:table-cell>
          <table:table-cell office:value-type="string">
            <text:p><text:a xlink:href="http://en.wikipedia.org/wiki/Ercan_International_Airport">Ercan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aphos">Paphos</text:a></text:p>
          </table:table-cell>
          <table:table-cell/>
          <table:table-cell office:value-type="string">
            <text:p>LCPH</text:p>
          </table:table-cell>
          <table:table-cell office:value-type="string">
            <text:p>PFO</text:p>
          </table:table-cell>
          <table:table-cell office:value-type="string">
            <text:p><text:a xlink:href="http://en.wikipedia.org/wiki/Paphos_International_Airport">Paphos International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zech Republic</text:p>
          </table:table-cell>
          <table:table-cell office:value-type="string">
            <text:p>C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Brno">Brno</text:a></text:p>
          </table:table-cell>
          <table:table-cell/>
          <table:table-cell office:value-type="string">
            <text:p>LKTB</text:p>
          </table:table-cell>
          <table:table-cell office:value-type="string">
            <text:p>BRQ</text:p>
          </table:table-cell>
          <table:table-cell office:value-type="string">
            <text:p><text:a xlink:href="http://en.wikipedia.org/wiki/Brno-Tuřany_Airport">Brno-Tuřany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Karlovy_Vary">Karlovy Vary</text:a></text:p>
          </table:table-cell>
          <table:table-cell/>
          <table:table-cell office:value-type="string">
            <text:p>LKKV</text:p>
          </table:table-cell>
          <table:table-cell office:value-type="string">
            <text:p>KLV</text:p>
          </table:table-cell>
          <table:table-cell office:value-type="string">
            <text:p><text:a xlink:href="http://en.wikipedia.org/wiki/Karlovy_Vary_Airport">Karlovy Vary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Ostrava">Ostrava</text:a></text:p>
          </table:table-cell>
          <table:table-cell/>
          <table:table-cell office:value-type="string">
            <text:p>LKMT</text:p>
          </table:table-cell>
          <table:table-cell office:value-type="string">
            <text:p>OSR</text:p>
          </table:table-cell>
          <table:table-cell office:value-type="string">
            <text:p><text:a xlink:href="http://en.wikipedia.org/wiki/Leoš_Janáček_Airport_Ostrava">Leoš Janáček Airport Ostrava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ardubice">Pardubice</text:a></text:p>
          </table:table-cell>
          <table:table-cell/>
          <table:table-cell office:value-type="string">
            <text:p>LKPD</text:p>
          </table:table-cell>
          <table:table-cell office:value-type="string">
            <text:p>PED</text:p>
          </table:table-cell>
          <table:table-cell office:value-type="string">
            <text:p><text:a xlink:href="http://en.wikipedia.org/wiki/Pardubice_Airport">Pardubice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rague">Prague</text:a></text:p>
          </table:table-cell>
          <table:table-cell/>
          <table:table-cell office:value-type="string">
            <text:p>LKPR</text:p>
          </table:table-cell>
          <table:table-cell office:value-type="string">
            <text:p>PRG</text:p>
          </table:table-cell>
          <table:table-cell office:value-type="string">
            <text:p><text:a xlink:href="http://en.wikipedia.org/wiki/Václav_Havel_Airport">Václav Have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Uherské_Hradiště">Uherské Hradiště</text:a></text:p>
          </table:table-cell>
          <table:table-cell/>
          <table:table-cell office:value-type="string">
            <text:p>LKKU</text:p>
          </table:table-cell>
          <table:table-cell office:value-type="string">
            <text:p>UHE</text:p>
          </table:table-cell>
          <table:table-cell office:value-type="string">
            <text:p><text:a xlink:href="http://en.wikipedia.org/wiki/Kunovice_Airport">Kunovice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Denmark</text:p>
          </table:table-cell>
          <table:table-cell office:value-type="string">
            <text:p>DK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>
            <text:p><text:a xlink:href="http://en.wikipedia.org/wiki/Aalborg">Aalborg</text:a> / <text:a xlink:href="http://en.wikipedia.org/wiki/Nørresundby">Nørresundby</text:a></text:p>
          </table:table-cell>
          <table:table-cell table:style-name="ce1" office:value-type="string">
            <text:p><text:a xlink:href="http://en.wikipedia.org/wiki/North_Denmark_Region">North Denmark (Nordjylland)</text:a></text:p>
          </table:table-cell>
          <table:table-cell office:value-type="string">
            <text:p>EKYT</text:p>
          </table:table-cell>
          <table:table-cell office:value-type="string">
            <text:p>AAL</text:p>
          </table:table-cell>
          <table:table-cell table:style-name="ce4" office:value-type="string">
            <text:p><text:a xlink:href="http://en.wikipedia.org/wiki/Aalborg_Airport">Aalborg Airport</text:a> / <text:a xlink:href="http://en.wikipedia.org/wiki/Aalborg_Air_Base">Air Transport Wing Aalborg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Aarhus">Aarhus</text:a> (Århus) / <text:a xlink:href="http://en.wikipedia.org/w/index.php?title=Kolind&amp;action=edit&amp;redlink=1">Kolind</text:a> (<text:a xlink:href="http://da.wikipedia.org/wiki/Kolind">da</text:a>)</text:p>
          </table:table-cell>
          <table:table-cell table:style-name="ce1" office:value-type="string">
            <text:p><text:a xlink:href="http://en.wikipedia.org/wiki/Central_Denmark_Region">Central Denmark (Midtjylland)</text:a></text:p>
          </table:table-cell>
          <table:table-cell office:value-type="string">
            <text:p>EKAH</text:p>
          </table:table-cell>
          <table:table-cell office:value-type="string">
            <text:p>AAR</text:p>
          </table:table-cell>
          <table:table-cell office:value-type="string">
            <text:p><text:a xlink:href="http://en.wikipedia.org/wiki/Aarhus_Airport">Aarhus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illund,_Denmark">Billund</text:a></text:p>
          </table:table-cell>
          <table:table-cell table:style-name="ce1" office:value-type="string">
            <text:p><text:a xlink:href="http://en.wikipedia.org/wiki/Region_of_Southern_Denmark">Southern Denmark (Syddanmark)</text:a></text:p>
          </table:table-cell>
          <table:table-cell office:value-type="string">
            <text:p>EKBI</text:p>
          </table:table-cell>
          <table:table-cell office:value-type="string">
            <text:p>BLL</text:p>
          </table:table-cell>
          <table:table-cell office:value-type="string">
            <text:p><text:a xlink:href="http://en.wikipedia.org/wiki/Billund_Airport">Billund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ornholm">Bornholm</text:a> / <text:a xlink:href="http://en.wikipedia.org/wiki/Rønne">Rønne</text:a></text:p>
          </table:table-cell>
          <table:table-cell table:style-name="ce1" office:value-type="string">
            <text:p><text:a xlink:href="http://en.wikipedia.org/wiki/Capital_Region_of_Denmark">Capital (Hovedstaden)</text:a></text:p>
          </table:table-cell>
          <table:table-cell office:value-type="string">
            <text:p>EKRN</text:p>
          </table:table-cell>
          <table:table-cell office:value-type="string">
            <text:p>RNN</text:p>
          </table:table-cell>
          <table:table-cell office:value-type="string">
            <text:p><text:a xlink:href="http://en.wikipedia.org/wiki/Bornholm_Airport">Bornholm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Copenhagen">Copenhagen</text:a> / <text:a xlink:href="http://en.wikipedia.org/wiki/Kastrup">Kastrup</text:a></text:p>
          </table:table-cell>
          <table:table-cell table:style-name="ce1" office:value-type="string">
            <text:p><text:a xlink:href="http://en.wikipedia.org/wiki/Capital_Region_of_Denmark">Capital (Hovedstaden)</text:a></text:p>
          </table:table-cell>
          <table:table-cell office:value-type="string">
            <text:p>EKCH</text:p>
          </table:table-cell>
          <table:table-cell office:value-type="string">
            <text:p>CPH</text:p>
          </table:table-cell>
          <table:table-cell office:value-type="string">
            <text:p><text:a xlink:href="http://en.wikipedia.org/wiki/Copenhagen_Airport">Copenhagen Airport, Kastrup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Copenhagen">Copenhagen</text:a> / <text:a xlink:href="http://en.wikipedia.org/wiki/Roskilde">Roskilde</text:a></text:p>
          </table:table-cell>
          <table:table-cell table:style-name="ce1" office:value-type="string">
            <text:p><text:a xlink:href="http://en.wikipedia.org/wiki/Region_Zealand">Zealand (Sjælland)</text:a></text:p>
          </table:table-cell>
          <table:table-cell office:value-type="string">
            <text:p>EKRK</text:p>
          </table:table-cell>
          <table:table-cell office:value-type="string">
            <text:p>RKE</text:p>
          </table:table-cell>
          <table:table-cell office:value-type="string">
            <text:p><text:a xlink:href="http://en.wikipedia.org/wiki/Roskilde_Airport">Copenhagen Airport, Roskilde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Esbjerg">Esbjerg</text:a></text:p>
          </table:table-cell>
          <table:table-cell table:style-name="ce1" office:value-type="string">
            <text:p><text:a xlink:href="http://en.wikipedia.org/wiki/Region_of_Southern_Denmark">Southern Denmark (Syddanmark)</text:a></text:p>
          </table:table-cell>
          <table:table-cell office:value-type="string">
            <text:p>EKEB</text:p>
          </table:table-cell>
          <table:table-cell office:value-type="string">
            <text:p>EBJ</text:p>
          </table:table-cell>
          <table:table-cell office:value-type="string">
            <text:p><text:a xlink:href="http://en.wikipedia.org/wiki/Esbjerg_Airport">Esbjerg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Karup_Municipality">Karup</text:a> / <text:a xlink:href="http://en.wikipedia.org/wiki/Herning">Herning</text:a></text:p>
          </table:table-cell>
          <table:table-cell table:style-name="ce1" office:value-type="string">
            <text:p><text:a xlink:href="http://en.wikipedia.org/wiki/Central_Denmark_Region">Central Denmark (Midtjylland)</text:a></text:p>
          </table:table-cell>
          <table:table-cell office:value-type="string">
            <text:p>EKKA</text:p>
          </table:table-cell>
          <table:table-cell office:value-type="string">
            <text:p>KRP</text:p>
          </table:table-cell>
          <table:table-cell table:style-name="ce4" office:value-type="string">
            <text:p><text:a xlink:href="http://en.wikipedia.org/wiki/Karup_Airport">Karup Airport</text:a> / <text:a xlink:href="http://en.wikipedia.org/w/index.php?title=Helicopter_Wing_Karup&amp;action=edit&amp;redlink=1">Helicopter Wing Karup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Kolding">Kolding</text:a> / <text:a xlink:href="http://en.wikipedia.org/wiki/Vamdrup">Vamdrup</text:a></text:p>
          </table:table-cell>
          <table:table-cell table:style-name="ce1" office:value-type="string">
            <text:p><text:a xlink:href="http://en.wikipedia.org/wiki/Region_of_Southern_Denmark">Southern Denmark (Syddanmark)</text:a></text:p>
          </table:table-cell>
          <table:table-cell office:value-type="string">
            <text:p>EKVD</text:p>
          </table:table-cell>
          <table:table-cell table:style-name="ce5"/>
          <table:table-cell office:value-type="string">
            <text:p><text:a xlink:href="http://en.wikipedia.org/w/index.php?title=Kolding_Airport&amp;action=edit&amp;redlink=1">Kolding Airport</text:a> (Vamdrup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Læsø">Læsø</text:a> (Laesoe)</text:p>
          </table:table-cell>
          <table:table-cell table:style-name="ce1" office:value-type="string">
            <text:p><text:a xlink:href="http://en.wikipedia.org/wiki/North_Denmark_Region">North Denmark (Nordjylland)</text:a></text:p>
          </table:table-cell>
          <table:table-cell office:value-type="string">
            <text:p>EKLS</text:p>
          </table:table-cell>
          <table:table-cell office:value-type="string">
            <text:p>BYR</text:p>
          </table:table-cell>
          <table:table-cell office:value-type="string">
            <text:p><text:a xlink:href="http://en.wikipedia.org/wiki/Læsø_Airport">Læsø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Lolland">Lolland</text:a> <text:a xlink:href="http://en.wikipedia.org/wiki/Falster">Falster</text:a> / <text:a xlink:href="http://en.wikipedia.org/wiki/Maribo">Maribo</text:a></text:p>
          </table:table-cell>
          <table:table-cell table:style-name="ce1" office:value-type="string">
            <text:p><text:a xlink:href="http://en.wikipedia.org/wiki/Region_Zealand">Zealand (Sjælland)</text:a></text:p>
          </table:table-cell>
          <table:table-cell office:value-type="string">
            <text:p>EKMB</text:p>
          </table:table-cell>
          <table:table-cell office:value-type="string">
            <text:p>MRW</text:p>
          </table:table-cell>
          <table:table-cell office:value-type="string">
            <text:p><text:a xlink:href="http://en.wikipedia.org/wiki/Lolland_Falster_Airport">Lolland Falster Airport</text:a> (Maribo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Odense">Odense</text:a></text:p>
          </table:table-cell>
          <table:table-cell table:style-name="ce1" office:value-type="string">
            <text:p><text:a xlink:href="http://en.wikipedia.org/wiki/Region_of_Southern_Denmark">Southern Denmark (Syddanmark)</text:a></text:p>
          </table:table-cell>
          <table:table-cell office:value-type="string">
            <text:p>EKOD</text:p>
          </table:table-cell>
          <table:table-cell office:value-type="string">
            <text:p>ODE</text:p>
          </table:table-cell>
          <table:table-cell office:value-type="string">
            <text:p><text:a xlink:href="http://en.wikipedia.org/wiki/Odense_Airport">Odense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indal">Sindal</text:a></text:p>
          </table:table-cell>
          <table:table-cell table:style-name="ce1" office:value-type="string">
            <text:p><text:a xlink:href="http://en.wikipedia.org/wiki/North_Denmark_Region">North Denmark (Nordjylland)</text:a></text:p>
          </table:table-cell>
          <table:table-cell office:value-type="string">
            <text:p>EKSN</text:p>
          </table:table-cell>
          <table:table-cell office:value-type="string">
            <text:p>CNL</text:p>
          </table:table-cell>
          <table:table-cell office:value-type="string">
            <text:p><text:a xlink:href="http://en.wikipedia.org/wiki/Sindal_Airport">Sind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kjern,_Denmark">Skjern</text:a> / <text:a xlink:href="http://en.wikipedia.org/wiki/Ringkøbing">Ringkøbing</text:a></text:p>
          </table:table-cell>
          <table:table-cell table:style-name="ce1" office:value-type="string">
            <text:p><text:a xlink:href="http://en.wikipedia.org/wiki/Central_Denmark_Region">Central Denmark (Midtjylland)</text:a></text:p>
          </table:table-cell>
          <table:table-cell office:value-type="string">
            <text:p>EKVJ</text:p>
          </table:table-cell>
          <table:table-cell office:value-type="string">
            <text:p>STA</text:p>
          </table:table-cell>
          <table:table-cell office:value-type="string">
            <text:p><text:a xlink:href="http://en.wikipedia.org/wiki/Stauning_Vestjylland_Airport">Stauning Vestjylland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kive,_Denmark">Skive</text:a></text:p>
          </table:table-cell>
          <table:table-cell table:style-name="ce1" office:value-type="string">
            <text:p><text:a xlink:href="http://en.wikipedia.org/wiki/Central_Denmark_Region">Central Denmark (Midtjylland)</text:a></text:p>
          </table:table-cell>
          <table:table-cell office:value-type="string">
            <text:p>EKSV</text:p>
          </table:table-cell>
          <table:table-cell office:value-type="string">
            <text:p>SQW</text:p>
          </table:table-cell>
          <table:table-cell office:value-type="string">
            <text:p><text:a xlink:href="http://en.wikipedia.org/wiki/Skive_Airport">Skive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ønderborg">Sønderborg</text:a></text:p>
          </table:table-cell>
          <table:table-cell table:style-name="ce1" office:value-type="string">
            <text:p><text:a xlink:href="http://en.wikipedia.org/wiki/Region_of_Southern_Denmark">Southern Denmark (Syddanmark)</text:a></text:p>
          </table:table-cell>
          <table:table-cell office:value-type="string">
            <text:p>EKSB</text:p>
          </table:table-cell>
          <table:table-cell office:value-type="string">
            <text:p>SGD</text:p>
          </table:table-cell>
          <table:table-cell office:value-type="string">
            <text:p><text:a xlink:href="http://en.wikipedia.org/wiki/Sønderborg_Airport">Sønderborg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Thisted">Thisted</text:a> / <text:a xlink:href="http://en.wikipedia.org/wiki/Hanstholm">Hanstholm</text:a></text:p>
          </table:table-cell>
          <table:table-cell table:style-name="ce1" office:value-type="string">
            <text:p><text:a xlink:href="http://en.wikipedia.org/wiki/North_Denmark_Region">North Denmark (Nordjylland)</text:a></text:p>
          </table:table-cell>
          <table:table-cell office:value-type="string">
            <text:p>EKTS</text:p>
          </table:table-cell>
          <table:table-cell office:value-type="string">
            <text:p>TED</text:p>
          </table:table-cell>
          <table:table-cell office:value-type="string">
            <text:p><text:a xlink:href="http://en.wikipedia.org/wiki/Thisted_Airport">Thisted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Vojens">Vojens</text:a></text:p>
          </table:table-cell>
          <table:table-cell table:style-name="ce1" office:value-type="string">
            <text:p><text:a xlink:href="http://en.wikipedia.org/wiki/Region_of_Southern_Denmark">Southern Denmark (Syddanmark)</text:a></text:p>
          </table:table-cell>
          <table:table-cell office:value-type="string">
            <text:p>EKSP</text:p>
          </table:table-cell>
          <table:table-cell office:value-type="string">
            <text:p>SKS</text:p>
          </table:table-cell>
          <table:table-cell office:value-type="string">
            <text:p><text:a xlink:href="http://en.wikipedia.org/wiki/Vojens_Airport">Vojens Airport</text:a> / <text:a xlink:href="http://en.wikipedia.org/w/index.php?title=Fighter_Wing_Skrydstrup&amp;action=edit&amp;redlink=1">Fighter Wing Skrydstrup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Estonia</text:p>
          </table:table-cell>
          <table:table-cell office:value-type="string">
            <text:p>E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Kuressaare">Kuressaare</text:a></text:p>
          </table:table-cell>
          <table:table-cell/>
          <table:table-cell office:value-type="string">
            <text:p>EEKE</text:p>
          </table:table-cell>
          <table:table-cell office:value-type="string">
            <text:p>URE</text:p>
          </table:table-cell>
          <table:table-cell office:value-type="string">
            <text:p><text:a xlink:href="http://en.wikipedia.org/wiki/Kuressaare_Airport">Kuressaare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Kärdla">Kärdla</text:a> / <text:a xlink:href="http://en.wikipedia.org/wiki/Hiiessaare">Hiiessaare</text:a></text:p>
          </table:table-cell>
          <table:table-cell/>
          <table:table-cell office:value-type="string">
            <text:p>EEKA</text:p>
          </table:table-cell>
          <table:table-cell office:value-type="string">
            <text:p>KDL</text:p>
          </table:table-cell>
          <table:table-cell office:value-type="string">
            <text:p><text:a xlink:href="http://en.wikipedia.org/wiki/Kärdla_Airport">Kärdla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ärnu">Pärnu</text:a> / <text:a xlink:href="http://en.wikipedia.org/wiki/Eametsa,_Sauga_Parish">Eametsa</text:a></text:p>
          </table:table-cell>
          <table:table-cell/>
          <table:table-cell office:value-type="string">
            <text:p>EEPU</text:p>
          </table:table-cell>
          <table:table-cell office:value-type="string">
            <text:p>EPU</text:p>
          </table:table-cell>
          <table:table-cell office:value-type="string">
            <text:p><text:a xlink:href="http://en.wikipedia.org/wiki/Pärnu_Airport">Pärnu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Tallinn">Tallinn</text:a> / <text:a xlink:href="http://en.wikipedia.org/wiki/Ülemiste">Ülemiste</text:a></text:p>
          </table:table-cell>
          <table:table-cell/>
          <table:table-cell office:value-type="string">
            <text:p>EETN</text:p>
          </table:table-cell>
          <table:table-cell office:value-type="string">
            <text:p>TLL</text:p>
          </table:table-cell>
          <table:table-cell office:value-type="string">
            <text:p><text:a xlink:href="http://en.wikipedia.org/wiki/Lennart_Meri_Tallinn_Airport">Tallinn-Ülemiste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Tartu">Tartu</text:a> / <text:a xlink:href="http://en.wikipedia.org/wiki/Reola">Reola</text:a></text:p>
          </table:table-cell>
          <table:table-cell/>
          <table:table-cell office:value-type="string">
            <text:p>EETU</text:p>
          </table:table-cell>
          <table:table-cell office:value-type="string">
            <text:p>TAY</text:p>
          </table:table-cell>
          <table:table-cell office:value-type="string">
            <text:p><text:a xlink:href="http://en.wikipedia.org/wiki/Tartu_Airport">Tartu-Ülenurme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Finland</text:p>
          </table:table-cell>
          <table:table-cell office:value-type="string">
            <text:p>FI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Enontekiö">Enontekiö</text:a></text:p>
          </table:table-cell>
          <table:table-cell table:style-name="ce1" office:value-type="string">
            <text:p><text:a xlink:href="http://en.wikipedia.org/wiki/Lapland_%28Finland%29">Lapland</text:a></text:p>
          </table:table-cell>
          <table:table-cell office:value-type="string">
            <text:p><text:a xlink:href="https://ais.fi/ais/eaip/html/efet.htm">EFET</text:a></text:p>
          </table:table-cell>
          <table:table-cell office:value-type="string">
            <text:p>ENF</text:p>
          </table:table-cell>
          <table:table-cell office:value-type="string">
            <text:p><text:a xlink:href="http://en.wikipedia.org/wiki/Enontekiö_Airport">Enontekiö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Helsinki">Helsinki</text:a> / <text:a xlink:href="http://en.wikipedia.org/wiki/Vantaa">Vantaa</text:a></text:p>
          </table:table-cell>
          <table:table-cell table:style-name="ce1" office:value-type="string">
            <text:p><text:a xlink:href="http://en.wikipedia.org/wiki/Uusimaa">Uusimaa</text:a></text:p>
          </table:table-cell>
          <table:table-cell office:value-type="string">
            <text:p><text:a xlink:href="https://ais.fi/ais/eaip/html/efhk.htm">EFHK</text:a></text:p>
          </table:table-cell>
          <table:table-cell office:value-type="string">
            <text:p>HEL</text:p>
          </table:table-cell>
          <table:table-cell office:value-type="string">
            <text:p><text:a xlink:href="http://en.wikipedia.org/wiki/Helsinki-Vantaa_Airport">Helsinki-Vantaa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Hyvinkää">Hyvinkää</text:a>, <text:a xlink:href="http://en.wikipedia.org/wiki/Hyvinkää">Hyvinkää</text:a></text:p>
          </table:table-cell>
          <table:table-cell table:style-name="ce1" office:value-type="string">
            <text:p><text:a xlink:href="http://en.wikipedia.org/wiki/Uusimaa">Uusimaa</text:a></text:p>
          </table:table-cell>
          <table:table-cell office:value-type="string">
            <text:p><text:a xlink:href="https://ais.fi/ais/epaip/html/efhv.htm">EFHV</text:a></text:p>
          </table:table-cell>
          <table:table-cell office:value-type="string">
            <text:p>HYV</text:p>
          </table:table-cell>
          <table:table-cell office:value-type="string">
            <text:p><text:a xlink:href="http://en.wikipedia.org/wiki/Hyvinkää_Airfield">Hyvinkää Airfield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Ivalo">Ivalo</text:a>, <text:a xlink:href="http://en.wikipedia.org/wiki/Inari,_Finland">Inari</text:a></text:p>
          </table:table-cell>
          <table:table-cell table:style-name="ce1" office:value-type="string">
            <text:p><text:a xlink:href="http://en.wikipedia.org/wiki/Lapland_%28Finland%29">Lapland</text:a></text:p>
          </table:table-cell>
          <table:table-cell office:value-type="string">
            <text:p><text:a xlink:href="https://ais.fi/ais/eaip/html/efiv.htm">EFIV</text:a></text:p>
          </table:table-cell>
          <table:table-cell office:value-type="string">
            <text:p>IVL</text:p>
          </table:table-cell>
          <table:table-cell office:value-type="string">
            <text:p><text:a xlink:href="http://en.wikipedia.org/wiki/Ivalo_Airport">Ivalo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Joensuu">Joensuu</text:a> / <text:a xlink:href="http://en.wikipedia.org/wiki/Liperi">Liperi</text:a></text:p>
          </table:table-cell>
          <table:table-cell table:style-name="ce1" office:value-type="string">
            <text:p><text:a xlink:href="http://en.wikipedia.org/wiki/North_Karelia">North Karelia</text:a></text:p>
          </table:table-cell>
          <table:table-cell office:value-type="string">
            <text:p><text:a xlink:href="https://ais.fi/ais/eaip/html/efjo.htm">EFJO</text:a></text:p>
          </table:table-cell>
          <table:table-cell office:value-type="string">
            <text:p>JOE</text:p>
          </table:table-cell>
          <table:table-cell office:value-type="string">
            <text:p><text:a xlink:href="http://en.wikipedia.org/wiki/Joensuu_Airport">Joensuu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Jyväskylä">Jyväskylä</text:a> / <text:a xlink:href="http://en.wikipedia.org/wiki/Tikkakoski">Tikkakoski</text:a></text:p>
          </table:table-cell>
          <table:table-cell table:style-name="ce1" office:value-type="string">
            <text:p><text:a xlink:href="http://en.wikipedia.org/wiki/Central_Finland">Central Finland</text:a></text:p>
          </table:table-cell>
          <table:table-cell office:value-type="string">
            <text:p><text:a xlink:href="https://ais.fi/ais/eaip/html/efjy.htm">EFJY</text:a></text:p>
          </table:table-cell>
          <table:table-cell office:value-type="string">
            <text:p>JYV</text:p>
          </table:table-cell>
          <table:table-cell office:value-type="string">
            <text:p><text:a xlink:href="http://en.wikipedia.org/wiki/Jyväskylä_Airport">Jyväskylä Airport</text:a></text:p>
          </table:table-cell>
          <table:table-cell table:style-name="ce1" office:value-type="string">
            <text:p>Civil/Military</text:p>
          </table:table-cell>
        </table:table-row>
        <table:table-row table:style-name="ro1">
          <table:table-cell office:value-type="string">
            <text:p><text:a xlink:href="http://en.wikipedia.org/wiki/Kajaani">Kajaani</text:a></text:p>
          </table:table-cell>
          <table:table-cell table:style-name="ce1" office:value-type="string">
            <text:p><text:a xlink:href="http://en.wikipedia.org/wiki/Kainuu">Kainuu</text:a></text:p>
          </table:table-cell>
          <table:table-cell office:value-type="string">
            <text:p><text:a xlink:href="https://ais.fi/ais/eaip/html/efki.htm">EFKI</text:a></text:p>
          </table:table-cell>
          <table:table-cell office:value-type="string">
            <text:p>KAJ</text:p>
          </table:table-cell>
          <table:table-cell office:value-type="string">
            <text:p><text:a xlink:href="http://en.wikipedia.org/wiki/Kajaani_Airport">Kajaani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Kemi">Kemi</text:a> / <text:a xlink:href="http://en.wikipedia.org/wiki/Tornio">Tornio</text:a></text:p>
          </table:table-cell>
          <table:table-cell table:style-name="ce1" office:value-type="string">
            <text:p><text:a xlink:href="http://en.wikipedia.org/wiki/Lapland_%28Finland%29">Lapland</text:a></text:p>
          </table:table-cell>
          <table:table-cell office:value-type="string">
            <text:p><text:a xlink:href="https://ais.fi/ais/eaip/html/efke.htm">EFKE</text:a></text:p>
          </table:table-cell>
          <table:table-cell office:value-type="string">
            <text:p>KEM</text:p>
          </table:table-cell>
          <table:table-cell office:value-type="string">
            <text:p><text:a xlink:href="http://en.wikipedia.org/wiki/Kemi-Tornio_Airport">Kemi-Tornio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Kittilä">Kittilä</text:a></text:p>
          </table:table-cell>
          <table:table-cell table:style-name="ce1" office:value-type="string">
            <text:p><text:a xlink:href="http://en.wikipedia.org/wiki/Lapland_%28Finland%29">Lapland</text:a></text:p>
          </table:table-cell>
          <table:table-cell office:value-type="string">
            <text:p><text:a xlink:href="https://ais.fi/ais/eaip/html/efkt.htm">EFKT</text:a></text:p>
          </table:table-cell>
          <table:table-cell office:value-type="string">
            <text:p>KTT</text:p>
          </table:table-cell>
          <table:table-cell office:value-type="string">
            <text:p><text:a xlink:href="http://en.wikipedia.org/wiki/Kittilä_Airport">Kittilä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Kokkola">Kokkola</text:a> / <text:a xlink:href="http://en.wikipedia.org/wiki/Kronoby">Kronoby</text:a></text:p>
          </table:table-cell>
          <table:table-cell table:style-name="ce1" office:value-type="string">
            <text:p><text:a xlink:href="http://en.wikipedia.org/wiki/Ostrobothnia_%28region%29">Ostrobothnia</text:a></text:p>
          </table:table-cell>
          <table:table-cell office:value-type="string">
            <text:p><text:a xlink:href="https://ais.fi/ais/eaip/html/efkk.htm">EFKK</text:a></text:p>
          </table:table-cell>
          <table:table-cell office:value-type="string">
            <text:p>KOK</text:p>
          </table:table-cell>
          <table:table-cell office:value-type="string">
            <text:p><text:a xlink:href="http://en.wikipedia.org/wiki/Kokkola-Pietarsaari/Kruunupyy_Airport">Kokkola-Pietarsaari/Kruunupyy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Kuopio">Kuopio</text:a> / <text:a xlink:href="http://en.wikipedia.org/wiki/Siilinjärvi">Siilinjärvi</text:a></text:p>
          </table:table-cell>
          <table:table-cell table:style-name="ce1" office:value-type="string">
            <text:p><text:a xlink:href="http://en.wikipedia.org/wiki/Northern_Savonia">Northern Savonia</text:a></text:p>
          </table:table-cell>
          <table:table-cell office:value-type="string">
            <text:p><text:a xlink:href="https://ais.fi/ais/eaip/html/efku.htm">EFKU</text:a></text:p>
          </table:table-cell>
          <table:table-cell office:value-type="string">
            <text:p>KUO</text:p>
          </table:table-cell>
          <table:table-cell office:value-type="string">
            <text:p><text:a xlink:href="http://en.wikipedia.org/wiki/Kuopio_Airport">Kuopio Airport</text:a></text:p>
          </table:table-cell>
          <table:table-cell table:style-name="ce1" office:value-type="string">
            <text:p>Civil/Military</text:p>
          </table:table-cell>
        </table:table-row>
        <table:table-row table:style-name="ro1">
          <table:table-cell office:value-type="string">
            <text:p><text:a xlink:href="http://en.wikipedia.org/wiki/Kuusamo">Kuusamo</text:a></text:p>
          </table:table-cell>
          <table:table-cell table:style-name="ce1" office:value-type="string">
            <text:p><text:a xlink:href="http://en.wikipedia.org/wiki/Northern_Ostrobothnia">Northern Ostrobothnia</text:a></text:p>
          </table:table-cell>
          <table:table-cell office:value-type="string">
            <text:p><text:a xlink:href="https://ais.fi/ais/eaip/html/efks.htm">EFKS</text:a></text:p>
          </table:table-cell>
          <table:table-cell office:value-type="string">
            <text:p>KAO</text:p>
          </table:table-cell>
          <table:table-cell office:value-type="string">
            <text:p><text:a xlink:href="http://en.wikipedia.org/wiki/Kuusamo_Airport">Kuusamo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Lappeenranta">Lappeenranta</text:a></text:p>
          </table:table-cell>
          <table:table-cell table:style-name="ce1" office:value-type="string">
            <text:p><text:a xlink:href="http://en.wikipedia.org/wiki/South_Karelia">South Karelia</text:a></text:p>
          </table:table-cell>
          <table:table-cell office:value-type="string">
            <text:p><text:a xlink:href="https://ais.fi/ais/eaip/html/eflp.htm">EFLP</text:a></text:p>
          </table:table-cell>
          <table:table-cell office:value-type="string">
            <text:p>LPP</text:p>
          </table:table-cell>
          <table:table-cell office:value-type="string">
            <text:p><text:a xlink:href="http://en.wikipedia.org/wiki/Lappeenranta_Airport">Lappeenranta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Mariehamn">Mariehamn</text:a> / <text:a xlink:href="http://en.wikipedia.org/wiki/Jomala">Jomala</text:a></text:p>
          </table:table-cell>
          <table:table-cell table:style-name="ce1" office:value-type="string">
            <text:p><text:a xlink:href="http://en.wikipedia.org/wiki/Åland">Åland</text:a></text:p>
          </table:table-cell>
          <table:table-cell office:value-type="string">
            <text:p><text:a xlink:href="https://ais.fi/ais/eaip/html/efma.htm">EFMA</text:a></text:p>
          </table:table-cell>
          <table:table-cell office:value-type="string">
            <text:p>MHQ</text:p>
          </table:table-cell>
          <table:table-cell office:value-type="string">
            <text:p><text:a xlink:href="http://en.wikipedia.org/wiki/Mariehamn_Airport">Mariehamn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Oulu">Oulu</text:a></text:p>
          </table:table-cell>
          <table:table-cell table:style-name="ce1" office:value-type="string">
            <text:p><text:a xlink:href="http://en.wikipedia.org/wiki/Northern_Ostrobothnia">Northern Ostrobothnia</text:a></text:p>
          </table:table-cell>
          <table:table-cell office:value-type="string">
            <text:p><text:a xlink:href="https://ais.fi/ais/eaip/html/efou.htm">EFOU</text:a></text:p>
          </table:table-cell>
          <table:table-cell office:value-type="string">
            <text:p>OUL</text:p>
          </table:table-cell>
          <table:table-cell office:value-type="string">
            <text:p><text:a xlink:href="http://en.wikipedia.org/wiki/Oulu_Airport">Oulu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Pori">Pori</text:a></text:p>
          </table:table-cell>
          <table:table-cell table:style-name="ce1" office:value-type="string">
            <text:p><text:a xlink:href="http://en.wikipedia.org/wiki/Satakunta">Satakunta</text:a></text:p>
          </table:table-cell>
          <table:table-cell office:value-type="string">
            <text:p><text:a xlink:href="https://ais.fi/ais/eaip/html/efpo.htm">EFPO</text:a></text:p>
          </table:table-cell>
          <table:table-cell office:value-type="string">
            <text:p>POR</text:p>
          </table:table-cell>
          <table:table-cell office:value-type="string">
            <text:p><text:a xlink:href="http://en.wikipedia.org/wiki/Pori_Airport">Pori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Rovaniemi">Rovaniemi</text:a></text:p>
          </table:table-cell>
          <table:table-cell table:style-name="ce1" office:value-type="string">
            <text:p><text:a xlink:href="http://en.wikipedia.org/wiki/Lapland_%28Finland%29">Lapland</text:a></text:p>
          </table:table-cell>
          <table:table-cell office:value-type="string">
            <text:p><text:a xlink:href="https://ais.fi/ais/eaip/html/efro.htm">EFRO</text:a></text:p>
          </table:table-cell>
          <table:table-cell office:value-type="string">
            <text:p>RVN</text:p>
          </table:table-cell>
          <table:table-cell office:value-type="string">
            <text:p><text:a xlink:href="http://en.wikipedia.org/wiki/Rovaniemi_Airport">Rovaniemi Airport</text:a></text:p>
          </table:table-cell>
          <table:table-cell table:style-name="ce1" office:value-type="string">
            <text:p>Civil/Military</text:p>
          </table:table-cell>
        </table:table-row>
        <table:table-row table:style-name="ro1">
          <table:table-cell office:value-type="string">
            <text:p><text:a xlink:href="http://en.wikipedia.org/wiki/Savonlinna">Savonlinna</text:a></text:p>
          </table:table-cell>
          <table:table-cell table:style-name="ce1" office:value-type="string">
            <text:p><text:a xlink:href="http://en.wikipedia.org/wiki/Southern_Savonia">Southern Savonia</text:a></text:p>
          </table:table-cell>
          <table:table-cell office:value-type="string">
            <text:p><text:a xlink:href="https://ais.fi/ais/eaip/html/efsa.htm">EFSA</text:a></text:p>
          </table:table-cell>
          <table:table-cell office:value-type="string">
            <text:p>SVL</text:p>
          </table:table-cell>
          <table:table-cell office:value-type="string">
            <text:p><text:a xlink:href="http://en.wikipedia.org/wiki/Savonlinna_Airport">Savonlinna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Seinäjoki">Seinäjoki</text:a> / <text:a xlink:href="http://en.wikipedia.org/wiki/Ilmajoki">Ilmajoki</text:a></text:p>
          </table:table-cell>
          <table:table-cell table:style-name="ce1" office:value-type="string">
            <text:p><text:a xlink:href="http://en.wikipedia.org/wiki/Southern_Ostrobothnia">Southern Ostrobothnia</text:a></text:p>
          </table:table-cell>
          <table:table-cell office:value-type="string">
            <text:p><text:a xlink:href="https://ais.fi/ais/eaip/html/efsi.htm">EFSI</text:a></text:p>
          </table:table-cell>
          <table:table-cell office:value-type="string">
            <text:p>SJY</text:p>
          </table:table-cell>
          <table:table-cell office:value-type="string">
            <text:p><text:a xlink:href="http://en.wikipedia.org/wiki/Seinäjoki_Airport">Seinäjoki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Tampere">Tampere</text:a> / <text:a xlink:href="http://en.wikipedia.org/wiki/Pirkkala">Pirkkala</text:a></text:p>
          </table:table-cell>
          <table:table-cell table:style-name="ce1" office:value-type="string">
            <text:p><text:a xlink:href="http://en.wikipedia.org/wiki/Pirkanmaa">Pirkanmaa</text:a></text:p>
          </table:table-cell>
          <table:table-cell office:value-type="string">
            <text:p><text:a xlink:href="https://ais.fi/ais/eaip/html/eftp.htm">EFTP</text:a></text:p>
          </table:table-cell>
          <table:table-cell office:value-type="string">
            <text:p>TMP</text:p>
          </table:table-cell>
          <table:table-cell office:value-type="string">
            <text:p><text:a xlink:href="http://en.wikipedia.org/wiki/Tampere-Pirkkala_Airport">Tampere-Pirkkala Airport</text:a></text:p>
          </table:table-cell>
          <table:table-cell table:style-name="ce1" office:value-type="string">
            <text:p>Civil/Military</text:p>
          </table:table-cell>
        </table:table-row>
        <table:table-row table:style-name="ro1">
          <table:table-cell office:value-type="string">
            <text:p><text:a xlink:href="http://en.wikipedia.org/wiki/Turku">Turku</text:a></text:p>
          </table:table-cell>
          <table:table-cell table:style-name="ce1" office:value-type="string">
            <text:p><text:a xlink:href="http://en.wikipedia.org/wiki/Finland_Proper">Finland Proper</text:a></text:p>
          </table:table-cell>
          <table:table-cell office:value-type="string">
            <text:p><text:a xlink:href="https://ais.fi/ais/eaip/html/eftu.htm">EFTU</text:a></text:p>
          </table:table-cell>
          <table:table-cell office:value-type="string">
            <text:p>TKU</text:p>
          </table:table-cell>
          <table:table-cell office:value-type="string">
            <text:p><text:a xlink:href="http://en.wikipedia.org/wiki/Turku_Airport">Turku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Vaasa">Vaasa</text:a></text:p>
          </table:table-cell>
          <table:table-cell table:style-name="ce1" office:value-type="string">
            <text:p><text:a xlink:href="http://en.wikipedia.org/wiki/Ostrobothnia_%28region%29">Ostrobothnia</text:a></text:p>
          </table:table-cell>
          <table:table-cell office:value-type="string">
            <text:p><text:a xlink:href="https://ais.fi/ais/eaip/html/efva.htm">EFVA</text:a></text:p>
          </table:table-cell>
          <table:table-cell office:value-type="string">
            <text:p>VAA</text:p>
          </table:table-cell>
          <table:table-cell office:value-type="string">
            <text:p><text:a xlink:href="http://en.wikipedia.org/wiki/Vaasa_Airport">Vaasa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office:value-type="string">
            <text:p><text:a xlink:href="http://en.wikipedia.org/wiki/Varkaus">Varkaus</text:a> / <text:a xlink:href="http://en.wikipedia.org/wiki/Joroinen">Joroinen</text:a></text:p>
          </table:table-cell>
          <table:table-cell table:style-name="ce1" office:value-type="string">
            <text:p><text:a xlink:href="http://en.wikipedia.org/wiki/Southern_Savonia">Southern Savonia</text:a></text:p>
          </table:table-cell>
          <table:table-cell office:value-type="string">
            <text:p><text:a xlink:href="https://ais.fi/ais/eaip/html/efvr.htm">EFVR</text:a></text:p>
          </table:table-cell>
          <table:table-cell office:value-type="string">
            <text:p>VRK</text:p>
          </table:table-cell>
          <table:table-cell office:value-type="string">
            <text:p><text:a xlink:href="http://en.wikipedia.org/wiki/Varkaus_Airport">Varkaus Airport</text:a></text:p>
          </table:table-cell>
          <table:table-cell table:style-name="ce1" office:value-type="string">
            <text:p>Civil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France</text:p>
          </table:table-cell>
          <table:table-cell office:value-type="string">
            <text:p>FR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<text:a xlink:href="http://en.wikipedia.org/wiki/Nice">Nice</text:a> / <text:a xlink:href="http://en.wikipedia.org/wiki/French_Riviera">Côte d'Azur</text:a></text:p>
          </table:table-cell>
          <table:table-cell/>
          <table:table-cell office:value-type="string">
            <text:p><text:a xlink:href="https://www.sia.aviation-civile.gouv.fr/aip/enligne/PDF_AIPparSSection/VAC/AD/2/1302_AD-2.LFMN.pdf">LFMN</text:a></text:p>
          </table:table-cell>
          <table:table-cell office:value-type="string">
            <text:p>NCE</text:p>
          </table:table-cell>
          <table:table-cell office:value-type="string">
            <text:p><text:a xlink:href="http://en.wikipedia.org/wiki/Nice_Côte_d%27Azur_Airport">Nice Côte d'Azur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Carcassonne">Carcassonne</text:a> / <text:a xlink:href="http://en.wikipedia.org/wiki/Salvaza">Salvaza</text:a></text:p>
          </table:table-cell>
          <table:table-cell/>
          <table:table-cell office:value-type="string">
            <text:p><text:a xlink:href="https://www.sia.aviation-civile.gouv.fr/aip/enligne/PDF_AIPparSSection/VAC/AD/2/1302_AD-2.LFMK.pdf">LFMK</text:a></text:p>
          </table:table-cell>
          <table:table-cell office:value-type="string">
            <text:p>CCF</text:p>
          </table:table-cell>
          <table:table-cell office:value-type="string">
            <text:p><text:a xlink:href="http://en.wikipedia.org/wiki/Carcassonne_Salvaza_Airport">Carcassonne Salvaza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Rodez">Rodez</text:a> / <text:a xlink:href="http://en.wikipedia.org/wiki/Marcillac-Vallon">Marcillac</text:a></text:p>
          </table:table-cell>
          <table:table-cell/>
          <table:table-cell office:value-type="string">
            <text:p><text:a xlink:href="https://www.sia.aviation-civile.gouv.fr/aip/enligne/PDF_AIPparSSection/VAC/AD/2/1302_AD-2.LFCR.pdf">LFCR</text:a></text:p>
          </table:table-cell>
          <table:table-cell office:value-type="string">
            <text:p>RDZ</text:p>
          </table:table-cell>
          <table:table-cell office:value-type="string">
            <text:p><text:a xlink:href="http://en.wikipedia.org/wiki/Rodez_-_Marcillac_Airport">Rodez - Marcillac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Marseille">Marseille</text:a> / <text:a xlink:href="http://en.wikipedia.org/wiki/Marignane">Marignane</text:a></text:p>
          </table:table-cell>
          <table:table-cell/>
          <table:table-cell office:value-type="string">
            <text:p><text:a xlink:href="https://www.sia.aviation-civile.gouv.fr/aip/enligne/PDF_AIPparSSection/VAC/AD/2/1302_AD-2.LFML.pdf">LFML</text:a></text:p>
          </table:table-cell>
          <table:table-cell office:value-type="string">
            <text:p>MRS</text:p>
          </table:table-cell>
          <table:table-cell office:value-type="string">
            <text:p><text:a xlink:href="http://en.wikipedia.org/wiki/Marseille_Provence_Airport">Marseille Provence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Caen">Caen</text:a> / <text:a xlink:href="http://en.wikipedia.org/wiki/Carpiquet">Carpiquet</text:a></text:p>
          </table:table-cell>
          <table:table-cell/>
          <table:table-cell office:value-type="string">
            <text:p><text:a xlink:href="https://www.sia.aviation-civile.gouv.fr/aip/enligne/PDF_AIPparSSection/VAC/AD/2/1302_AD-2.LFRK.pdf">LFRK</text:a></text:p>
          </table:table-cell>
          <table:table-cell office:value-type="string">
            <text:p>CFR</text:p>
          </table:table-cell>
          <table:table-cell office:value-type="string">
            <text:p><text:a xlink:href="http://en.wikipedia.org/wiki/Caen_-_Carpiquet_Airport">Caen - Carpiquet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Aurillac">Aurillac</text:a></text:p>
          </table:table-cell>
          <table:table-cell/>
          <table:table-cell office:value-type="string">
            <text:p><text:a xlink:href="https://www.sia.aviation-civile.gouv.fr/aip/enligne/PDF_AIPparSSection/VAC/AD/2/1302_AD-2.LFLW.pdf">LFLW</text:a></text:p>
          </table:table-cell>
          <table:table-cell office:value-type="string">
            <text:p>AUR</text:p>
          </table:table-cell>
          <table:table-cell office:value-type="string">
            <text:p><text:a xlink:href="http://en.wikipedia.org/wiki/Aurillac_Airport">Aurillac Airport</text:a></text:p>
          </table:table-cell>
          <table:table-cell/>
        </table:table-row>
        <table:table-row table:style-name="ro5">
          <table:table-cell table:style-name="ce4" office:value-type="string">
            <text:p><text:a xlink:href="http://en.wikipedia.org/wiki/Angoulême">Angoulême</text:a> / <text:a xlink:href="http://en.wikipedia.org/wiki/Brie,_Charente">Brie</text:a> / <text:a xlink:href="http://en.wikipedia.org/wiki/Champniers,_Charente">Champniers</text:a></text:p>
          </table:table-cell>
          <table:table-cell/>
          <table:table-cell office:value-type="string">
            <text:p><text:a xlink:href="https://www.sia.aviation-civile.gouv.fr/aip/enligne/PDF_AIPparSSection/VAC/AD/2/1302_AD-2.LFBU.pdf">LFBU</text:a></text:p>
          </table:table-cell>
          <table:table-cell office:value-type="string">
            <text:p>ANG</text:p>
          </table:table-cell>
          <table:table-cell office:value-type="string">
            <text:p><text:a xlink:href="http://en.wikipedia.org/wiki/Angoulême_-_Brie_-_Champniers_Airport">Angoulême - Brie - Champniers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La_Rochelle">La Rochelle</text:a> / <text:a xlink:href="http://en.wikipedia.org/wiki/Île_de_Ré">Île de Ré</text:a></text:p>
          </table:table-cell>
          <table:table-cell/>
          <table:table-cell office:value-type="string">
            <text:p><text:a xlink:href="https://www.sia.aviation-civile.gouv.fr/aip/enligne/PDF_AIPparSSection/VAC/AD/2/1302_AD-2.LFBH.pdf">LFBH</text:a></text:p>
          </table:table-cell>
          <table:table-cell office:value-type="string">
            <text:p>LRH</text:p>
          </table:table-cell>
          <table:table-cell office:value-type="string">
            <text:p><text:a xlink:href="http://en.wikipedia.org/wiki/La_Rochelle_-_Île_de_Ré_Airport">La Rochelle - Île de Ré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Brive-la-Gaillarde">Brive</text:a> / <text:a xlink:href="http://en.wikipedia.org/wiki/Souillac,_Lot">Souillac</text:a></text:p>
          </table:table-cell>
          <table:table-cell/>
          <table:table-cell office:value-type="string">
            <text:p><text:a xlink:href="https://www.sia.aviation-civile.gouv.fr/aip/enligne/PDF_AIPparSSection/VAC/AD/2/1302_AD-2.LFSL.pdf">LFSL</text:a></text:p>
          </table:table-cell>
          <table:table-cell office:value-type="string">
            <text:p>BVE</text:p>
          </table:table-cell>
          <table:table-cell table:style-name="ce4" office:value-type="string">
            <text:p><text:a xlink:href="http://en.wikipedia.org/wiki/Brive_-_Souillac_Airport">Brive - Souillac Airport</text:a></text:p>
          </table:table-cell>
          <table:table-cell/>
        </table:table-row>
        <table:table-row table:style-name="ro5">
          <table:table-cell table:style-name="ce4" office:value-type="string">
            <text:p><text:a xlink:href="http://en.wikipedia.org/wiki/Ajaccio">Ajaccio</text:a> / <text:a xlink:href="http://en.wikipedia.org/wiki/Campo_dell%27Oro">Campo dell'Oro</text:a></text:p>
          </table:table-cell>
          <table:table-cell/>
          <table:table-cell office:value-type="string">
            <text:p><text:a xlink:href="https://www.sia.aviation-civile.gouv.fr/aip/enligne/PDF_AIPparSSection/VAC/AD/2/1302_AD-2.LFKJ.pdf">LFKJ</text:a></text:p>
          </table:table-cell>
          <table:table-cell office:value-type="string">
            <text:p>AJA</text:p>
          </table:table-cell>
          <table:table-cell office:value-type="string">
            <text:p><text:a xlink:href="http://en.wikipedia.org/wiki/Ajaccio_-_Napoléon_Bonaparte_Airport">Ajaccio - Napoléon Bonaparte Airport</text:a></text:p>
          </table:table-cell>
          <table:table-cell table:style-name="ce1" office:value-type="string">
            <text:p>Public</text:p>
          </table:table-cell>
        </table:table-row>
        <table:table-row table:style-name="ro4">
          <table:table-cell office:value-type="string">
            <text:p><text:a xlink:href="http://en.wikipedia.org/wiki/Figari">Figari</text:a> <text:a xlink:href="http://en.wikipedia.org/wiki/Corse-du-Sud">Sud-Corse</text:a></text:p>
          </table:table-cell>
          <table:table-cell/>
          <table:table-cell office:value-type="string">
            <text:p><text:a xlink:href="https://www.sia.aviation-civile.gouv.fr/aip/enligne/PDF_AIPparSSection/VAC/AD/2/1302_AD-2.LFKF.pdf">LFKF</text:a></text:p>
          </table:table-cell>
          <table:table-cell office:value-type="string">
            <text:p>FSC</text:p>
          </table:table-cell>
          <table:table-cell table:style-name="ce4" office:value-type="string">
            <text:p><text:a xlink:href="http://en.wikipedia.org/wiki/Figari_Sud-Corse_Airport">Figari Sud-Corse Airport</text:a> (Figari South Corsica Airport)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Bastia">Bastia</text:a> / <text:a xlink:href="http://en.wikipedia.org/w/index.php?title=Poretta&amp;action=edit&amp;redlink=1">Poretta</text:a></text:p>
          </table:table-cell>
          <table:table-cell/>
          <table:table-cell office:value-type="string">
            <text:p><text:a xlink:href="https://www.sia.aviation-civile.gouv.fr/aip/enligne/PDF_AIPparSSection/VAC/AD/2/1302_AD-2.LFKB.pdf">LFKB</text:a></text:p>
          </table:table-cell>
          <table:table-cell office:value-type="string">
            <text:p>BIA</text:p>
          </table:table-cell>
          <table:table-cell office:value-type="string">
            <text:p><text:a xlink:href="http://en.wikipedia.org/wiki/Bastia_-_Poretta_Airport">Bastia - Poretta Airport</text:a></text:p>
          </table:table-cell>
          <table:table-cell table:style-name="ce1" office:value-type="string">
            <text:p>Public</text:p>
          </table:table-cell>
        </table:table-row>
        <table:table-row table:style-name="ro1">
          <table:table-cell table:style-name="ce4" office:value-type="string">
            <text:p><text:a xlink:href="http://en.wikipedia.org/wiki/Calvi,_Haute-Corse">Calvi</text:a> / Sainte-Catherine</text:p>
          </table:table-cell>
          <table:table-cell/>
          <table:table-cell office:value-type="string">
            <text:p><text:a xlink:href="https://www.sia.aviation-civile.gouv.fr/aip/enligne/PDF_AIPparSSection/VAC/AD/2/1302_AD-2.LFKC.pdf">LFKC</text:a></text:p>
          </table:table-cell>
          <table:table-cell office:value-type="string">
            <text:p>CLY</text:p>
          </table:table-cell>
          <table:table-cell office:value-type="string">
            <text:p><text:a xlink:href="http://en.wikipedia.org/wiki/Calvi_-_Sainte-Catherine_Airport">Calvi - Sainte-Catherine Airport</text:a></text:p>
          </table:table-cell>
          <table:table-cell/>
        </table:table-row>
        <table:table-row table:style-name="ro4">
          <table:table-cell office:value-type="string">
            <text:p><text:a xlink:href="http://en.wikipedia.org/wiki/Lannion">Lannion</text:a></text:p>
          </table:table-cell>
          <table:table-cell/>
          <table:table-cell office:value-type="string">
            <text:p><text:a xlink:href="https://www.sia.aviation-civile.gouv.fr/aip/enligne/PDF_AIPparSSection/VAC/AD/2/1302_AD-2.LFRO.pdf">LFRO</text:a></text:p>
          </table:table-cell>
          <table:table-cell office:value-type="string">
            <text:p>LAI</text:p>
          </table:table-cell>
          <table:table-cell table:style-name="ce4" office:value-type="string">
            <text:p><text:a xlink:href="http://en.wikipedia.org/wiki/Lannion_-_Côte_de_Granit_Airport">Lannion - Côte de Granit Airport</text:a> (Lannion-Servel Airport)</text:p>
          </table:table-cell>
          <table:table-cell table:style-name="ce1" office:value-type="string">
            <text:p>Public</text:p>
          </table:table-cell>
        </table:table-row>
        <table:table-row table:style-name="ro1">
          <table:table-cell table:style-name="ce4" office:value-type="string">
            <text:p><text:a xlink:href="http://en.wikipedia.org/wiki/Saint-Brieuc">Saint-Brieuc</text:a> / <text:a xlink:href="http://en.wikipedia.org/wiki/Côtes-d%27Armor">Armor</text:a></text:p>
          </table:table-cell>
          <table:table-cell/>
          <table:table-cell office:value-type="string">
            <text:p><text:a xlink:href="https://www.sia.aviation-civile.gouv.fr/aip/enligne/PDF_AIPparSSection/VAC/AD/2/1302_AD-2.LFRT.pdf">LFRT</text:a></text:p>
          </table:table-cell>
          <table:table-cell office:value-type="string">
            <text:p>SBK</text:p>
          </table:table-cell>
          <table:table-cell office:value-type="string">
            <text:p><text:a xlink:href="http://en.wikipedia.org/wiki/Saint-Brieuc_-_Armor_Airport">Saint-Brieuc - Armor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Bergerac,_Dordogne">Bergerac</text:a> / <text:a xlink:href="http://en.wikipedia.org/w/index.php?title=Roumanière&amp;action=edit&amp;redlink=1">Roumanière</text:a></text:p>
          </table:table-cell>
          <table:table-cell/>
          <table:table-cell office:value-type="string">
            <text:p><text:a xlink:href="https://www.sia.aviation-civile.gouv.fr/aip/enligne/PDF_AIPparSSection/VAC/AD/2/1302_AD-2.LFBE.pdf">LFBE</text:a></text:p>
          </table:table-cell>
          <table:table-cell office:value-type="string">
            <text:p>EGC</text:p>
          </table:table-cell>
          <table:table-cell office:value-type="string">
            <text:p><text:a xlink:href="http://en.wikipedia.org/wiki/Bergerac_Dordogne_Périgord_Airport">Bergerac Dordogne Périgord Airport</text:a></text:p>
          </table:table-cell>
          <table:table-cell table:style-name="ce1" office:value-type="string">
            <text:p>Public</text:p>
          </table:table-cell>
        </table:table-row>
        <table:table-row table:style-name="ro1">
          <table:table-cell table:style-name="ce4" office:value-type="string">
            <text:p><text:a xlink:href="http://en.wikipedia.org/wiki/Périgueux">Périgueux</text:a> / <text:a xlink:href="http://en.wikipedia.org/wiki/Bassillac">Bassillac</text:a></text:p>
          </table:table-cell>
          <table:table-cell/>
          <table:table-cell office:value-type="string">
            <text:p><text:a xlink:href="https://www.sia.aviation-civile.gouv.fr/aip/enligne/PDF_AIPparSSection/VAC/AD/2/1302_AD-2.LFBX.pdf">LFBX</text:a></text:p>
          </table:table-cell>
          <table:table-cell office:value-type="string">
            <text:p>PGX</text:p>
          </table:table-cell>
          <table:table-cell office:value-type="string">
            <text:p><text:a xlink:href="http://en.wikipedia.org/wiki/Périgueux_-_Bassillac_Airport">Périgueux - Bassillac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rest,_France">Brest</text:a> / <text:a xlink:href="http://en.wikipedia.org/wiki/Guipavas">Guipavas</text:a></text:p>
          </table:table-cell>
          <table:table-cell/>
          <table:table-cell office:value-type="string">
            <text:p><text:a xlink:href="https://www.sia.aviation-civile.gouv.fr/aip/enligne/PDF_AIPparSSection/VAC/AD/2/1302_AD-2.LFRB.pdf">LFRB</text:a></text:p>
          </table:table-cell>
          <table:table-cell office:value-type="string">
            <text:p>BES</text:p>
          </table:table-cell>
          <table:table-cell office:value-type="string">
            <text:p><text:a xlink:href="http://en.wikipedia.org/wiki/Brest_Bretagne_Airport">Brest Bretagne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Quimper">Quimper</text:a> / <text:a xlink:href="http://en.wikipedia.org/wiki/Pluguffan">Pluguffan</text:a></text:p>
          </table:table-cell>
          <table:table-cell/>
          <table:table-cell office:value-type="string">
            <text:p><text:a xlink:href="https://www.sia.aviation-civile.gouv.fr/aip/enligne/PDF_AIPparSSection/VAC/AD/2/1302_AD-2.LFRQ.pdf">LFRQ</text:a></text:p>
          </table:table-cell>
          <table:table-cell office:value-type="string">
            <text:p>UIP</text:p>
          </table:table-cell>
          <table:table-cell office:value-type="string">
            <text:p><text:a xlink:href="http://en.wikipedia.org/wiki/Quimper_-_Cornouaille_Airport">Quimper - Cornouaille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Nîmes">Nîmes</text:a> / <text:a xlink:href="http://en.wikipedia.org/wiki/Garons">Garons</text:a></text:p>
          </table:table-cell>
          <table:table-cell/>
          <table:table-cell office:value-type="string">
            <text:p><text:a xlink:href="https://www.sia.aviation-civile.gouv.fr/aip/enligne/PDF_AIPparSSection/VAC/AD/2/1302_AD-2.LFTW.pdf">LFTW</text:a></text:p>
          </table:table-cell>
          <table:table-cell office:value-type="string">
            <text:p>FNI</text:p>
          </table:table-cell>
          <table:table-cell table:style-name="ce4" office:value-type="string">
            <text:p><text:a xlink:href="http://en.wikipedia.org/wiki/Nîmes-Alès-Camargue-Cévennes_Airport">Nîmes-Alès-Camargue-Cévennes Airport</text:a> (Garons Airp</text:p>
          </table:table-cell>
          <table:table-cell/>
        </table:table-row>
        <table:table-row table:style-name="ro1">
          <table:table-cell office:value-type="string">
            <text:p><text:a xlink:href="http://en.wikipedia.org/wiki/Toulouse">Toulouse</text:a> / <text:a xlink:href="http://en.wikipedia.org/wiki/Blagnac">Blagnac</text:a></text:p>
          </table:table-cell>
          <table:table-cell/>
          <table:table-cell office:value-type="string">
            <text:p><text:a xlink:href="https://www.sia.aviation-civile.gouv.fr/aip/enligne/PDF_AIPparSSection/VAC/AD/2/1302_AD-2.LFBO.pdf">LFBO</text:a></text:p>
          </table:table-cell>
          <table:table-cell office:value-type="string">
            <text:p>TLS</text:p>
          </table:table-cell>
          <table:table-cell office:value-type="string">
            <text:p><text:a xlink:href="http://en.wikipedia.org/wiki/Toulouse_-_Blagnac_Airport">Toulouse - Blagnac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Bordeaux">Bordeaux</text:a> / <text:a xlink:href="http://en.wikipedia.org/wiki/Mérignac,_Gironde">Mérignac</text:a></text:p>
          </table:table-cell>
          <table:table-cell/>
          <table:table-cell office:value-type="string">
            <text:p><text:a xlink:href="https://www.sia.aviation-civile.gouv.fr/aip/enligne/PDF_AIPparSSection/VAC/AD/2/1302_AD-2.LFBD.pdf">LFBD</text:a></text:p>
          </table:table-cell>
          <table:table-cell office:value-type="string">
            <text:p>BOD</text:p>
          </table:table-cell>
          <table:table-cell table:style-name="ce4" office:value-type="string">
            <text:p><text:a xlink:href="http://en.wikipedia.org/wiki/Bordeaux_-_Mérignac_Airport">Bordeaux - Mérignac Airport</text:a> (BA 106)</text:p>
          </table:table-cell>
          <table:table-cell/>
        </table:table-row>
        <table:table-row table:style-name="ro3">
          <table:table-cell table:style-name="ce4" office:value-type="string">
            <text:p><text:a xlink:href="http://en.wikipedia.org/wiki/Béziers">Béziers</text:a> / <text:a xlink:href="http://en.wikipedia.org/wiki/Vias,_Hérault">Vias</text:a></text:p>
          </table:table-cell>
          <table:table-cell/>
          <table:table-cell office:value-type="string">
            <text:p><text:a xlink:href="https://www.sia.aviation-civile.gouv.fr/aip/enligne/PDF_AIPparSSection/VAC/AD/2/1302_AD-2.LFMU.pdf">LFMU</text:a></text:p>
          </table:table-cell>
          <table:table-cell office:value-type="string">
            <text:p>BZR</text:p>
          </table:table-cell>
          <table:table-cell table:style-name="ce4" office:value-type="string">
            <text:p><text:a xlink:href="http://en.wikipedia.org/wiki/Béziers_Cap_d%27Agde_Airport">Béziers Cap d'Agde Airport</text:a> (Béziers-Vias Airport)</text:p>
          </table:table-cell>
          <table:table-cell/>
        </table:table-row>
        <table:table-row table:style-name="ro5">
          <table:table-cell table:style-name="ce4" office:value-type="string">
            <text:p><text:a xlink:href="http://en.wikipedia.org/wiki/Montpellier">Montpellier</text:a> / <text:a xlink:href="http://en.wikipedia.org/wiki/Mediterranean_Sea">Méditerranée</text:a></text:p>
          </table:table-cell>
          <table:table-cell/>
          <table:table-cell office:value-type="string">
            <text:p><text:a xlink:href="https://www.sia.aviation-civile.gouv.fr/aip/enligne/PDF_AIPparSSection/VAC/AD/2/1302_AD-2.LFMT.pdf">LFMT</text:a></text:p>
          </table:table-cell>
          <table:table-cell office:value-type="string">
            <text:p>MPL</text:p>
          </table:table-cell>
          <table:table-cell office:value-type="string">
            <text:p><text:a xlink:href="http://en.wikipedia.org/wiki/Montpellier_-_Méditerranée_Airport">Montpellier - Méditerranée Airport</text:a></text:p>
          </table:table-cell>
          <table:table-cell/>
        </table:table-row>
        <table:table-row table:style-name="ro5">
          <table:table-cell table:style-name="ce4" office:value-type="string">
            <text:p><text:a xlink:href="http://en.wikipedia.org/wiki/Dinard">inard</text:a> / <text:a xlink:href="http://en.wikipedia.org/wiki/Pleurtuit">Pleurtuit</text:a> / <text:a xlink:href="http://en.wikipedia.org/wiki/Saint-Malo">Saint-Malo</text:a></text:p>
          </table:table-cell>
          <table:table-cell/>
          <table:table-cell office:value-type="string">
            <text:p><text:a xlink:href="https://www.sia.aviation-civile.gouv.fr/aip/enligne/PDF_AIPparSSection/VAC/AD/2/1302_AD-2.LFRD.pdf">LFRD</text:a></text:p>
          </table:table-cell>
          <table:table-cell office:value-type="string">
            <text:p>DNR</text:p>
          </table:table-cell>
          <table:table-cell office:value-type="string">
            <text:p><text:a xlink:href="http://en.wikipedia.org/wiki/Dinard_-_Pleurtuit_-_Saint-Malo_Airport">Dinard - Pleurtuit - Saint-Malo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Rennes">Rennes</text:a> / <text:a xlink:href="http://en.wikipedia.org/wiki/Saint-Jacques-de-la-Lande">Saint-Jacques</text:a></text:p>
          </table:table-cell>
          <table:table-cell/>
          <table:table-cell office:value-type="string">
            <text:p><text:a xlink:href="https://www.sia.aviation-civile.gouv.fr/aip/enligne/PDF_AIPparSSection/VAC/AD/2/1302_AD-2.LFRN.pdf">LFRN</text:a></text:p>
          </table:table-cell>
          <table:table-cell office:value-type="string">
            <text:p>RNS</text:p>
          </table:table-cell>
          <table:table-cell office:value-type="string">
            <text:p><text:a xlink:href="http://en.wikipedia.org/wiki/Rennes_-_Saint-Jacques_Airport">Rennes - Saint-Jacques Airport</text:a></text:p>
          </table:table-cell>
          <table:table-cell/>
        </table:table-row>
        <table:table-row table:style-name="ro4">
          <table:table-cell table:style-name="ce4" office:value-type="string">
            <text:p><text:a xlink:href="http://en.wikipedia.org/wiki/Tours">Tours</text:a> / <text:a xlink:href="http://en.wikipedia.org/wiki/Val_de_Loire">Val de Loire</text:a> (Loire Valley)</text:p>
          </table:table-cell>
          <table:table-cell/>
          <table:table-cell office:value-type="string">
            <text:p><text:a xlink:href="https://www.sia.aviation-civile.gouv.fr/aip/enligne/PDF_AIPparSSection/VAC/AD/2/1302_AD-2.LFOT.pdf">LFOT</text:a></text:p>
          </table:table-cell>
          <table:table-cell office:value-type="string">
            <text:p>TUF</text:p>
          </table:table-cell>
          <table:table-cell table:style-name="ce4" office:value-type="string">
            <text:p><text:a xlink:href="http://en.wikipedia.org/wiki/Tours_Val_de_Loire_Airport">Tours Val de Loire Airport</text:a> (Tours Loire Valley Airport)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Grenoble">Grenoble</text:a> / <text:a xlink:href="http://en.wikipedia.org/wiki/Saint-Étienne-de-Saint-Geoirs">Saint-Geoirs</text:a></text:p>
          </table:table-cell>
          <table:table-cell/>
          <table:table-cell office:value-type="string">
            <text:p><text:a xlink:href="https://www.sia.aviation-civile.gouv.fr/aip/enligne/PDF_AIPparSSection/VAC/AD/2/1302_AD-2.LFLS.pdf">LFLS</text:a></text:p>
          </table:table-cell>
          <table:table-cell office:value-type="string">
            <text:p>GNB</text:p>
          </table:table-cell>
          <table:table-cell office:value-type="string">
            <text:p><text:a xlink:href="http://en.wikipedia.org/wiki/Grenoble-Isère_Airport">Grenoble-Isère Airport</text:a></text:p>
          </table:table-cell>
          <table:table-cell/>
        </table:table-row>
        <table:table-row table:style-name="ro5">
          <table:table-cell table:style-name="ce4" office:value-type="string">
            <text:p><text:a xlink:href="http://en.wikipedia.org/wiki/Saint-Étienne">Saint-Étienne</text:a> / <text:a xlink:href="http://en.wikipedia.org/wiki/Andrézieux-Bouthéon">Bouthéon</text:a></text:p>
          </table:table-cell>
          <table:table-cell/>
          <table:table-cell office:value-type="string">
            <text:p><text:a xlink:href="https://www.sia.aviation-civile.gouv.fr/aip/enligne/PDF_AIPparSSection/VAC/AD/2/1302_AD-2.LFMH.pdf">LFMH</text:a></text:p>
          </table:table-cell>
          <table:table-cell office:value-type="string">
            <text:p>EBU</text:p>
          </table:table-cell>
          <table:table-cell office:value-type="string">
            <text:p><text:a xlink:href="http://en.wikipedia.org/wiki/Saint-Étienne_-_Bouthéon_Airport">Saint-Étienne - Bouthéon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Le_Puy-en-Velay">Le Puy</text:a> / <text:a xlink:href="http://en.wikipedia.org/wiki/Loudes">Loudes</text:a></text:p>
          </table:table-cell>
          <table:table-cell/>
          <table:table-cell office:value-type="string">
            <text:p><text:a xlink:href="https://www.sia.aviation-civile.gouv.fr/aip/enligne/PDF_AIPparSSection/VAC/AD/2/1302_AD-2.LFHP.pdf">LFHP</text:a></text:p>
          </table:table-cell>
          <table:table-cell office:value-type="string">
            <text:p>LPY</text:p>
          </table:table-cell>
          <table:table-cell office:value-type="string">
            <text:p><text:a xlink:href="http://en.wikipedia.org/wiki/Le_Puy_-_Loudes_Airport">Le Puy - Loudes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Nantes">Nantes</text:a> / <text:a xlink:href="http://en.wikipedia.org/wiki/Bouguenais">Bouguenais</text:a></text:p>
          </table:table-cell>
          <table:table-cell/>
          <table:table-cell office:value-type="string">
            <text:p><text:a xlink:href="https://www.sia.aviation-civile.gouv.fr/aip/enligne/PDF_AIPparSSection/VAC/AD/2/1302_AD-2.LFRS.pdf">LFRS</text:a></text:p>
          </table:table-cell>
          <table:table-cell office:value-type="string">
            <text:p>NTE</text:p>
          </table:table-cell>
          <table:table-cell office:value-type="string">
            <text:p><text:a xlink:href="http://en.wikipedia.org/wiki/Nantes_Atlantique_Airport">Nantes Atlantique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Agen">Agen</text:a> / <text:a xlink:href="http://en.wikipedia.org/wiki/Agen_La_Garenne_Airport">La Garenne</text:a></text:p>
          </table:table-cell>
          <table:table-cell/>
          <table:table-cell office:value-type="string">
            <text:p><text:a xlink:href="https://www.sia.aviation-civile.gouv.fr/aip/enligne/PDF_AIPparSSection/VAC/AD/2/1302_AD-2.LFBA.pdf">LFBA</text:a></text:p>
          </table:table-cell>
          <table:table-cell office:value-type="string">
            <text:p>AGF</text:p>
          </table:table-cell>
          <table:table-cell office:value-type="string">
            <text:p><text:a xlink:href="http://en.wikipedia.org/wiki/Agen_-_La_Garenne_Aerodrome">Agen - La Garenne Aerodrome</text:a></text:p>
          </table:table-cell>
          <table:table-cell/>
        </table:table-row>
        <table:table-row table:style-name="ro4">
          <table:table-cell table:style-name="ce4" office:value-type="string">
            <text:p><text:a xlink:href="http://en.wikipedia.org/wiki/Angers">Angers</text:a> / <text:a xlink:href="http://en.wikipedia.org/wiki/Marcé">Marcé</text:a></text:p>
          </table:table-cell>
          <table:table-cell/>
          <table:table-cell office:value-type="string">
            <text:p><text:a xlink:href="https://www.sia.aviation-civile.gouv.fr/aip/enligne/PDF_AIPparSSection/VAC/AD/2/1302_AD-2.LFJR.pdf">LFJR</text:a></text:p>
          </table:table-cell>
          <table:table-cell office:value-type="string">
            <text:p>ANE</text:p>
          </table:table-cell>
          <table:table-cell table:style-name="ce4" office:value-type="string">
            <text:p><text:a xlink:href="http://en.wikipedia.org/wiki/Angers_-_Loire_Airport">Angers - Loire Airport</text:a> (Angers - Marcé Airport)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Cherbourg">Cherbourg</text:a> / <text:a xlink:href="http://en.wikipedia.org/wiki/Maupertus">Maupertus</text:a></text:p>
          </table:table-cell>
          <table:table-cell/>
          <table:table-cell office:value-type="string">
            <text:p><text:a xlink:href="https://www.sia.aviation-civile.gouv.fr/aip/enligne/PDF_AIPparSSection/VAC/AD/2/1302_AD-2.LFRC.pdf">LFRC</text:a></text:p>
          </table:table-cell>
          <table:table-cell office:value-type="string">
            <text:p>CER</text:p>
          </table:table-cell>
          <table:table-cell office:value-type="string">
            <text:p><text:a xlink:href="http://en.wikipedia.org/wiki/Cherbourg_-_Maupertus_Airport">Cherbourg - Maupertus Airport</text:a></text:p>
          </table:table-cell>
          <table:table-cell/>
        </table:table-row>
        <table:table-row table:style-name="ro3">
          <table:table-cell table:style-name="ce4" office:value-type="string">
            <text:p><text:a xlink:href="http://en.wikipedia.org/wiki/Lorient">Lorient</text:a> / <text:a xlink:href="http://en.wikipedia.org/wiki/Lann">Lann</text:a> / <text:a xlink:href="http://en.wikipedia.org/w/index.php?title=Bihoué&amp;action=edit&amp;redlink=1">Bihoué</text:a></text:p>
          </table:table-cell>
          <table:table-cell/>
          <table:table-cell office:value-type="string">
            <text:p><text:a xlink:href="https://www.sia.aviation-civile.gouv.fr/aip/enligne/PDF_AIPparSSection/VAC/AD/2/1302_AD-2.LFRH.pdf">LFRH</text:a></text:p>
          </table:table-cell>
          <table:table-cell office:value-type="string">
            <text:p>LRT</text:p>
          </table:table-cell>
          <table:table-cell table:style-name="ce4" office:value-type="string">
            <text:p><text:a xlink:href="http://en.wikipedia.org/wiki/Lorient_South_Brittany_Airport">Lorient South Brittany Airport</text:a> (Bretagne Sud)</text:p>
          </table:table-cell>
          <table:table-cell/>
        </table:table-row>
        <table:table-row table:style-name="ro1">
          <table:table-cell office:value-type="string">
            <text:p><text:a xlink:href="http://en.wikipedia.org/wiki/Metz">Metz</text:a> / <text:a xlink:href="http://en.wikipedia.org/wiki/Nancy,_France">Nancy</text:a> / <text:a xlink:href="http://en.wikipedia.org/wiki/Lorraine_%28region%29">Lorraine</text:a></text:p>
          </table:table-cell>
          <table:table-cell/>
          <table:table-cell office:value-type="string">
            <text:p><text:a xlink:href="https://www.sia.aviation-civile.gouv.fr/aip/enligne/PDF_AIPparSSection/VAC/AD/2/1302_AD-2.LFJL.pdf">LFJL</text:a></text:p>
          </table:table-cell>
          <table:table-cell office:value-type="string">
            <text:p>ETZ</text:p>
          </table:table-cell>
          <table:table-cell office:value-type="string">
            <text:p><text:a xlink:href="http://en.wikipedia.org/wiki/Metz-Nancy-Lorraine_Airport">Metz-Nancy-Lorraine Airport</text:a></text:p>
          </table:table-cell>
          <table:table-cell/>
        </table:table-row>
        <table:table-row table:style-name="ro3">
          <table:table-cell table:style-name="ce4" office:value-type="string">
            <text:p><text:a xlink:href="http://en.wikipedia.org/wiki/Lille">Lille</text:a> / <text:a xlink:href="http://en.wikipedia.org/wiki/Lesquin">Lesquin</text:a></text:p>
          </table:table-cell>
          <table:table-cell/>
          <table:table-cell office:value-type="string">
            <text:p><text:a xlink:href="https://www.sia.aviation-civile.gouv.fr/aip/enligne/PDF_AIPparSSection/VAC/AD/2/1302_AD-2.LFQQ.pdf">LFQQ</text:a></text:p>
          </table:table-cell>
          <table:table-cell office:value-type="string">
            <text:p>LIL</text:p>
          </table:table-cell>
          <table:table-cell table:style-name="ce4" office:value-type="string">
            <text:p><text:a xlink:href="http://en.wikipedia.org/wiki/Lille_Airport">Lille Airport</text:a> (Lille-Lesquin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Le_Touquet-Paris-Plage">Le Touquet-Paris-Plage</text:a></text:p>
          </table:table-cell>
          <table:table-cell/>
          <table:table-cell office:value-type="string">
            <text:p><text:a xlink:href="https://www.sia.aviation-civile.gouv.fr/aip/enligne/PDF_AIPparSSection/VAC/AD/2/1302_AD-2.LFAT.pdf">LFAT</text:a></text:p>
          </table:table-cell>
          <table:table-cell office:value-type="string">
            <text:p>LTQ</text:p>
          </table:table-cell>
          <table:table-cell office:value-type="string">
            <text:p><text:a xlink:href="http://en.wikipedia.org/wiki/Le_Touquet_-_Côte_d%27Opale_Airport">Le Touquet - Côte d'Opale Airport</text:a></text:p>
          </table:table-cell>
          <table:table-cell table:style-name="ce5"/>
        </table:table-row>
        <table:table-row table:style-name="ro1">
          <table:table-cell table:style-name="ce4" office:value-type="string">
            <text:p><text:a xlink:href="http://en.wikipedia.org/wiki/Beauvais">Beauvais</text:a> / <text:a xlink:href="http://en.wikipedia.org/wiki/Tillé">Tillé</text:a></text:p>
          </table:table-cell>
          <table:table-cell/>
          <table:table-cell office:value-type="string">
            <text:p><text:a xlink:href="https://www.sia.aviation-civile.gouv.fr/aip/enligne/PDF_AIPparSSection/VAC/AD/2/1302_AD-2.LFOB.pdf">LFOB</text:a></text:p>
          </table:table-cell>
          <table:table-cell office:value-type="string">
            <text:p>BVA</text:p>
          </table:table-cell>
          <table:table-cell office:value-type="string">
            <text:p><text:a xlink:href="http://en.wikipedia.org/wiki/Beauvais_-_Tillé_Airport">Beauvais - Tillé Airport</text:a></text:p>
          </table:table-cell>
          <table:table-cell/>
        </table:table-row>
        <table:table-row table:style-name="ro5">
          <table:table-cell table:style-name="ce4" office:value-type="string">
            <text:p><text:a xlink:href="http://en.wikipedia.org/wiki/Clermont-Ferrand">Clermont-Ferrand</text:a> / <text:a xlink:href="http://en.wikipedia.org/wiki/Auvergne_%28region%29">Auvergne</text:a></text:p>
          </table:table-cell>
          <table:table-cell/>
          <table:table-cell office:value-type="string">
            <text:p><text:a xlink:href="https://www.sia.aviation-civile.gouv.fr/aip/enligne/PDF_AIPparSSection/VAC/AD/2/1302_AD-2.LFLC.pdf">LFLC</text:a></text:p>
          </table:table-cell>
          <table:table-cell office:value-type="string">
            <text:p>CFE</text:p>
          </table:table-cell>
          <table:table-cell office:value-type="string">
            <text:p><text:a xlink:href="http://en.wikipedia.org/wiki/Clermont-Ferrand_Auvergne_Airport">Clermont-Ferrand Auvergne Airport</text:a></text:p>
          </table:table-cell>
          <table:table-cell/>
        </table:table-row>
        <table:table-row table:style-name="ro5">
          <table:table-cell table:style-name="ce4" office:value-type="string">
            <text:p><text:a xlink:href="http://en.wikipedia.org/wiki/Biarritz">Biarritz</text:a> / <text:a xlink:href="http://en.wikipedia.org/wiki/Anglet">Anglet</text:a> / <text:a xlink:href="http://en.wikipedia.org/wiki/Bayonne">Bayonne</text:a></text:p>
          </table:table-cell>
          <table:table-cell/>
          <table:table-cell office:value-type="string">
            <text:p><text:a xlink:href="https://www.sia.aviation-civile.gouv.fr/aip/enligne/PDF_AIPparSSection/VAC/AD/2/1302_AD-2.LFBZ.pdf">LFBZ</text:a></text:p>
          </table:table-cell>
          <table:table-cell office:value-type="string">
            <text:p>BIQ</text:p>
          </table:table-cell>
          <table:table-cell office:value-type="string">
            <text:p><text:a xlink:href="http://en.wikipedia.org/wiki/Biarritz_-_Anglet_-_Bayonne_Airport">Biarritz - Anglet - Bayonne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Pau,_Pyrénées-Atlantiques">Pau</text:a> / <text:a xlink:href="http://en.wikipedia.org/wiki/Pyrénées">Pyrénées</text:a> (<text:a xlink:href="http://en.wikipedia.org/wiki/Uzein">Uzein</text:a>)</text:p>
          </table:table-cell>
          <table:table-cell/>
          <table:table-cell office:value-type="string">
            <text:p><text:a xlink:href="https://www.sia.aviation-civile.gouv.fr/aip/enligne/PDF_AIPparSSection/VAC/AD/2/1302_AD-2.LFBP.pdf">LFBP</text:a></text:p>
          </table:table-cell>
          <table:table-cell office:value-type="string">
            <text:p>PUF</text:p>
          </table:table-cell>
          <table:table-cell office:value-type="string">
            <text:p><text:a xlink:href="http://en.wikipedia.org/wiki/Pau_Pyrénées_Airport">Pau Pyrénées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Tarbes">Tarbes</text:a> / <text:a xlink:href="http://en.wikipedia.org/wiki/Lourdes">Lourdes</text:a> / <text:a xlink:href="http://en.wikipedia.org/wiki/Pyrénées">Pyrénées</text:a></text:p>
          </table:table-cell>
          <table:table-cell/>
          <table:table-cell office:value-type="string">
            <text:p><text:a xlink:href="https://www.sia.aviation-civile.gouv.fr/aip/enligne/PDF_AIPparSSection/VAC/AD/2/1302_AD-2.LFBT.pdf">LFBT</text:a></text:p>
          </table:table-cell>
          <table:table-cell office:value-type="string">
            <text:p>LDE</text:p>
          </table:table-cell>
          <table:table-cell office:value-type="string">
            <text:p><text:a xlink:href="http://en.wikipedia.org/wiki/Tarbes-Lourdes-Pyrénées_Airport">Tarbes-Lourdes-Pyrénées Airport</text:a></text:p>
          </table:table-cell>
          <table:table-cell/>
        </table:table-row>
        <table:table-row table:style-name="ro3">
          <table:table-cell table:style-name="ce4" office:value-type="string">
            <text:p><text:a xlink:href="http://en.wikipedia.org/wiki/Perpignan">Perpignan</text:a> / <text:a xlink:href="http://en.wikipedia.org/wiki/Rivesaltes">Rivesaltes</text:a></text:p>
          </table:table-cell>
          <table:table-cell/>
          <table:table-cell office:value-type="string">
            <text:p><text:a xlink:href="https://www.sia.aviation-civile.gouv.fr/aip/enligne/PDF_AIPparSSection/VAC/AD/2/1302_AD-2.LFMP.pdf">LFMP</text:a></text:p>
          </table:table-cell>
          <table:table-cell office:value-type="string">
            <text:p>PGF</text:p>
          </table:table-cell>
          <table:table-cell table:style-name="ce4" office:value-type="string">
            <text:p><text:a xlink:href="http://en.wikipedia.org/wiki/Perpignan_-_Rivesaltes_Airport">Perpignan - Rivesaltes Airport</text:a> (Llabanère Airport)</text:p>
          </table:table-cell>
          <table:table-cell/>
        </table:table-row>
        <table:table-row table:style-name="ro5">
          <table:table-cell table:style-name="ce4" office:value-type="string">
            <text:p><text:a xlink:href="http://en.wikipedia.org/wiki/Strasbourg">Strasbourg</text:a> / <text:a xlink:href="http://en.wikipedia.org/wiki/Entzheim">Entzheim</text:a></text:p>
          </table:table-cell>
          <table:table-cell/>
          <table:table-cell office:value-type="string">
            <text:p><text:a xlink:href="https://www.sia.aviation-civile.gouv.fr/aip/enligne/PDF_AIPparSSection/VAC/AD/2/1302_AD-2.LFST.pdf">LFST</text:a></text:p>
          </table:table-cell>
          <table:table-cell office:value-type="string">
            <text:p>SXB</text:p>
          </table:table-cell>
          <table:table-cell table:style-name="ce4" office:value-type="string">
            <text:p><text:a xlink:href="http://en.wikipedia.org/wiki/Strasbourg_Airport">Strasbourg Airport</text:a> (BA 124)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Basel">Bâle</text:a> / <text:a xlink:href="http://en.wikipedia.org/wiki/Mulhouse">Mulhouse</text:a></text:p>
          </table:table-cell>
          <table:table-cell/>
          <table:table-cell office:value-type="string">
            <text:p><text:a xlink:href="https://www.sia.aviation-civile.gouv.fr/aip/enligne/PDF_AIPparSSection/VAC/AD/2/1302_AD-2.LFSB.pdf">LFSB</text:a></text:p>
          </table:table-cell>
          <table:table-cell office:value-type="string">
            <text:p>MLH</text:p>
          </table:table-cell>
          <table:table-cell office:value-type="string">
            <text:p><text:a xlink:href="http://en.wikipedia.org/wiki/EuroAirport_Basel-Mulhouse-Freiburg">EuroAirport Basel-Mulhouse-Freiburg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Lyon">Lyon</text:a> / <text:a xlink:href="http://en.wikipedia.org/wiki/Antoine_de_Saint-Exupéry">Saint-Exupéry</text:a></text:p>
          </table:table-cell>
          <table:table-cell/>
          <table:table-cell office:value-type="string">
            <text:p><text:a xlink:href="https://www.sia.aviation-civile.gouv.fr/aip/enligne/PDF_AIPparSSection/VAC/AD/2/1302_AD-2.LFLL.pdf">LFLL</text:a></text:p>
          </table:table-cell>
          <table:table-cell office:value-type="string">
            <text:p>LYS</text:p>
          </table:table-cell>
          <table:table-cell office:value-type="string">
            <text:p><text:a xlink:href="http://en.wikipedia.org/wiki/Lyon-Saint_Exupéry_Airport">Lyon-Saint Exupéry Airport</text:a></text:p>
          </table:table-cell>
          <table:table-cell table:style-name="ce1" office:value-type="string">
            <text:p>Public</text:p>
          </table:table-cell>
        </table:table-row>
        <table:table-row table:style-name="ro1">
          <table:table-cell office:value-type="string">
            <text:p><text:a xlink:href="http://en.wikipedia.org/wiki/Villefranche-sur-Saône">Villefranche</text:a> / <text:a xlink:href="http://en.wikipedia.org/wiki/Tarare">Tarare</text:a></text:p>
          </table:table-cell>
          <table:table-cell/>
          <table:table-cell office:value-type="string">
            <text:p><text:a xlink:href="https://www.sia.aviation-civile.gouv.fr/aip/enligne/PDF_AIPparSSection/VAC/AD/2/1302_AD-2.LFHV.pdf">LFHV</text:a></text:p>
          </table:table-cell>
          <table:table-cell office:value-type="string">
            <text:p>XVF</text:p>
          </table:table-cell>
          <table:table-cell office:value-type="string">
            <text:p><text:a xlink:href="http://en.wikipedia.org/wiki/Villefranche_-_Tarare_Airport">Villefranche - Tarare Airport</text:a></text:p>
          </table:table-cell>
          <table:table-cell/>
        </table:table-row>
        <table:table-row table:style-name="ro5">
          <table:table-cell table:style-name="ce4" office:value-type="string">
            <text:p><text:a xlink:href="http://en.wikipedia.org/wiki/Chambéry">Chambéry</text:a> / <text:a xlink:href="http://en.wikipedia.org/wiki/Aix-les-Bains">Aix-les-Bains</text:a></text:p>
          </table:table-cell>
          <table:table-cell/>
          <table:table-cell office:value-type="string">
            <text:p><text:a xlink:href="https://www.sia.aviation-civile.gouv.fr/aip/enligne/PDF_AIPparSSection/VAC/AD/2/1302_AD-2.LFLB.pdf">LFLB</text:a></text:p>
          </table:table-cell>
          <table:table-cell office:value-type="string">
            <text:p>CMF</text:p>
          </table:table-cell>
          <table:table-cell office:value-type="string">
            <text:p><text:a xlink:href="http://en.wikipedia.org/wiki/Chambéry_Airport">Chambéry-Savoie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Annecy">Annecy</text:a> / <text:a xlink:href="http://en.wikipedia.org/wiki/Meythet">Meythet</text:a></text:p>
          </table:table-cell>
          <table:table-cell/>
          <table:table-cell office:value-type="string">
            <text:p><text:a xlink:href="https://www.sia.aviation-civile.gouv.fr/aip/enligne/PDF_AIPparSSection/VAC/AD/2/1302_AD-2.LFLP.pdf">LFLP</text:a></text:p>
          </table:table-cell>
          <table:table-cell office:value-type="string">
            <text:p>NCY</text:p>
          </table:table-cell>
          <table:table-cell office:value-type="string">
            <text:p><text:a xlink:href="http://en.wikipedia.org/wiki/Annecy_-_Haute-Savoie_-_Mont_Blanc_Airport">Annecy - Haute-Savoie - Mont Blanc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Le_Havre">Le Havre</text:a> / <text:a xlink:href="http://en.wikipedia.org/wiki/Octeville-sur-Mer">Octeville</text:a></text:p>
          </table:table-cell>
          <table:table-cell/>
          <table:table-cell office:value-type="string">
            <text:p><text:a xlink:href="https://www.sia.aviation-civile.gouv.fr/aip/enligne/PDF_AIPparSSection/VAC/AD/2/1302_AD-2.LFOH.pdf">LFOH</text:a></text:p>
          </table:table-cell>
          <table:table-cell office:value-type="string">
            <text:p>LEH</text:p>
          </table:table-cell>
          <table:table-cell office:value-type="string">
            <text:p><text:a xlink:href="http://en.wikipedia.org/wiki/Le_Havre_-_Octeville_Airport">Le Havre - Octeville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Rouen">Rouen</text:a> / Vallée de <text:a xlink:href="http://en.wikipedia.org/wiki/Seine">Seine</text:a></text:p>
          </table:table-cell>
          <table:table-cell/>
          <table:table-cell office:value-type="string">
            <text:p><text:a xlink:href="https://www.sia.aviation-civile.gouv.fr/aip/enligne/PDF_AIPparSSection/VAC/AD/2/1302_AD-2.LFOP.pdf">LFOP</text:a></text:p>
          </table:table-cell>
          <table:table-cell office:value-type="string">
            <text:p>URO</text:p>
          </table:table-cell>
          <table:table-cell office:value-type="string">
            <text:p><text:a xlink:href="http://en.wikipedia.org/wiki/Rouen_Airport">Rouen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Castres">Castres</text:a> / <text:a xlink:href="http://en.wikipedia.org/wiki/Mazamet">Mazamet</text:a></text:p>
          </table:table-cell>
          <table:table-cell/>
          <table:table-cell office:value-type="string">
            <text:p><text:a xlink:href="https://www.sia.aviation-civile.gouv.fr/aip/enligne/PDF_AIPparSSection/VAC/AD/2/1302_AD-2.LFCK.pdf">LFCK</text:a></text:p>
          </table:table-cell>
          <table:table-cell office:value-type="string">
            <text:p>DCM</text:p>
          </table:table-cell>
          <table:table-cell office:value-type="string">
            <text:p><text:a xlink:href="http://en.wikipedia.org/wiki/Castres–Mazamet_Airport">Castres–Mazamet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Toulon">Toulon</text:a> / <text:a xlink:href="http://en.wikipedia.org/wiki/Hyères">Hyères</text:a> / <text:a xlink:href="http://en.wikipedia.org/w/index.php?title=Le_Palyvestre&amp;action=edit&amp;redlink=1">Le Palyvestre</text:a></text:p>
          </table:table-cell>
          <table:table-cell/>
          <table:table-cell office:value-type="string">
            <text:p><text:a xlink:href="https://www.sia.aviation-civile.gouv.fr/aip/enligne/PDF_AIPparSSection/VAC/AD/2/1302_AD-2.LFTH.pdf">LFTH</text:a></text:p>
          </table:table-cell>
          <table:table-cell office:value-type="string">
            <text:p>TLN</text:p>
          </table:table-cell>
          <table:table-cell office:value-type="string">
            <text:p><text:a xlink:href="http://en.wikipedia.org/wiki/Toulon-Hyères_Airport">Toulon-Hyères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Avignon">Avignon</text:a> / <text:a xlink:href="http://en.wikipedia.org/wiki/Caumont-sur-Durance">Caumont</text:a></text:p>
          </table:table-cell>
          <table:table-cell/>
          <table:table-cell office:value-type="string">
            <text:p><text:a xlink:href="https://www.sia.aviation-civile.gouv.fr/aip/enligne/PDF_AIPparSSection/VAC/AD/2/1302_AD-2.LFMV.pdf">LFMV</text:a></text:p>
          </table:table-cell>
          <table:table-cell office:value-type="string">
            <text:p>AVN</text:p>
          </table:table-cell>
          <table:table-cell office:value-type="string">
            <text:p><text:a xlink:href="http://en.wikipedia.org/wiki/Avignon_-_Caumont_Airport">Avignon - Caumont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Île_d%27Yeu">Île d'Yeu</text:a></text:p>
          </table:table-cell>
          <table:table-cell/>
          <table:table-cell office:value-type="string">
            <text:p><text:a xlink:href="https://www.sia.aviation-civile.gouv.fr/aip/enligne/PDF_AIPparSSection/VAC/AD/2/1302_AD-2.LFEY.pdf">LFEY</text:a></text:p>
          </table:table-cell>
          <table:table-cell office:value-type="string">
            <text:p>IDY</text:p>
          </table:table-cell>
          <table:table-cell office:value-type="string">
            <text:p><text:a xlink:href="http://en.wikipedia.org/wiki/Île_d%27Yeu_Aerodrome">Île d'Yeu Aerodrome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Poitiers">Poitiers</text:a> / <text:a xlink:href="http://en.wikipedia.org/wiki/Biard">Biard</text:a></text:p>
          </table:table-cell>
          <table:table-cell/>
          <table:table-cell office:value-type="string">
            <text:p><text:a xlink:href="https://www.sia.aviation-civile.gouv.fr/aip/enligne/PDF_AIPparSSection/VAC/AD/2/1302_AD-2.LFBI.pdf">LFBI</text:a></text:p>
          </table:table-cell>
          <table:table-cell office:value-type="string">
            <text:p>PIS</text:p>
          </table:table-cell>
          <table:table-cell office:value-type="string">
            <text:p><text:a xlink:href="http://en.wikipedia.org/wiki/Poitiers_-_Biard_Airport">Poitiers - Biard Airport</text:a></text:p>
          </table:table-cell>
          <table:table-cell/>
        </table:table-row>
        <table:table-row table:style-name="ro1">
          <table:table-cell table:style-name="ce4" office:value-type="string">
            <text:p><text:a xlink:href="http://en.wikipedia.org/wiki/Limoges">Limoges</text:a> / <text:a xlink:href="http://en.wikipedia.org/w/index.php?title=Bellegarde,_Haute-Vienne&amp;action=edit&amp;redlink=1">Bellegarde</text:a></text:p>
          </table:table-cell>
          <table:table-cell/>
          <table:table-cell office:value-type="string">
            <text:p><text:a xlink:href="https://www.sia.aviation-civile.gouv.fr/aip/enligne/PDF_AIPparSSection/VAC/AD/2/1302_AD-2.LFBL.pdf">LFBL</text:a></text:p>
          </table:table-cell>
          <table:table-cell office:value-type="string">
            <text:p>LIG</text:p>
          </table:table-cell>
          <table:table-cell office:value-type="string">
            <text:p><text:a xlink:href="http://en.wikipedia.org/wiki/Limoges_-_Bellegarde_Airport">Limoges - Bellegarde Airport</text:a></text:p>
          </table:table-cell>
          <table:table-cell/>
        </table:table-row>
        <table:table-row table:style-name="ro1">
          <table:table-cell office:value-type="string">
            <text:p>Paris / <text:a xlink:href="http://en.wikipedia.org/wiki/Orly">Orly</text:a></text:p>
          </table:table-cell>
          <table:table-cell/>
          <table:table-cell office:value-type="string">
            <text:p><text:a xlink:href="https://www.sia.aviation-civile.gouv.fr/aip/enligne/PDF_AIPparSSection/VAC/AD/2/1302_AD-2.LFPO.pdf">LFPO</text:a></text:p>
          </table:table-cell>
          <table:table-cell office:value-type="string">
            <text:p>ORY</text:p>
          </table:table-cell>
          <table:table-cell office:value-type="string">
            <text:p><text:a xlink:href="http://en.wikipedia.org/wiki/Paris-Orly_Airport">Paris-Orly Airport</text:a></text:p>
          </table:table-cell>
          <table:table-cell/>
        </table:table-row>
        <table:table-row table:style-name="ro3">
          <table:table-cell office:value-type="string">
            <text:p>Paris / <text:a xlink:href="http://en.wikipedia.org/wiki/Charles_de_Gaulle">Charles de Gaulle</text:a></text:p>
          </table:table-cell>
          <table:table-cell/>
          <table:table-cell office:value-type="string">
            <text:p><text:a xlink:href="https://www.sia.aviation-civile.gouv.fr/aip/enligne/PDF_AIPparSSection/VAC/AD/2/1302_AD-2.LFPG.pdf">LFPG</text:a></text:p>
          </table:table-cell>
          <table:table-cell office:value-type="string">
            <text:p>CDG</text:p>
          </table:table-cell>
          <table:table-cell table:style-name="ce4" office:value-type="string">
            <text:p><text:a xlink:href="http://en.wikipedia.org/wiki/Paris-Charles_de_Gaulle_Airport">Paris-Charles de Gaulle Airport</text:a> (Roissy Airport)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Georgia</text:p>
          </table:table-cell>
          <table:table-cell office:value-type="string">
            <text:p>G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Batumi">Batumi</text:a></text:p>
          </table:table-cell>
          <table:table-cell table:style-name="ce1" office:value-type="string">
            <text:p><text:a xlink:href="http://en.wikipedia.org/wiki/Adjara">Adjara</text:a> <text:a xlink:href="http://en.wikipedia.org/wiki/List_of_airports_in_Georgia_%28country%29#endnote_Adjara">[†]</text:a></text:p>
          </table:table-cell>
          <table:table-cell office:value-type="string">
            <text:p>UGSB</text:p>
          </table:table-cell>
          <table:table-cell office:value-type="string">
            <text:p>BUS</text:p>
          </table:table-cell>
          <table:table-cell office:value-type="string">
            <text:p><text:a xlink:href="http://en.wikipedia.org/wiki/Batumi_International_Airport">Batumi International Airpor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Kutaisi">Kutaisi</text:a></text:p>
          </table:table-cell>
          <table:table-cell table:style-name="ce1" office:value-type="string">
            <text:p><text:a xlink:href="http://en.wikipedia.org/wiki/Imereti">Imereti</text:a></text:p>
          </table:table-cell>
          <table:table-cell office:value-type="string">
            <text:p>UGKO</text:p>
          </table:table-cell>
          <table:table-cell office:value-type="string">
            <text:p>KUT</text:p>
          </table:table-cell>
          <table:table-cell office:value-type="string">
            <text:p><text:a xlink:href="http://en.wikipedia.org/wiki/Kutaisi_International_Airport">Kutaisi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ukhumi">Sokhumi</text:a></text:p>
          </table:table-cell>
          <table:table-cell table:style-name="ce1" office:value-type="string">
            <text:p><text:a xlink:href="http://en.wikipedia.org/wiki/Abkhazia">Abkhazia</text:a> <text:a xlink:href="http://en.wikipedia.org/wiki/List_of_airports_in_Georgia_%28country%29#endnote_Abkhazia">[‡]</text:a></text:p>
          </table:table-cell>
          <table:table-cell office:value-type="string">
            <text:p>UGSS</text:p>
          </table:table-cell>
          <table:table-cell office:value-type="string">
            <text:p>SUI</text:p>
          </table:table-cell>
          <table:table-cell office:value-type="string">
            <text:p><text:a xlink:href="http://en.wikipedia.org/wiki/Sukhumi_Dranda_Airport">Sokhumi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Tbilisi">Tbilisi</text:a></text:p>
          </table:table-cell>
          <table:table-cell table:style-name="ce1" office:value-type="string">
            <text:p>(capital)</text:p>
          </table:table-cell>
          <table:table-cell office:value-type="string">
            <text:p>UGTB</text:p>
          </table:table-cell>
          <table:table-cell office:value-type="string">
            <text:p>TBS</text:p>
          </table:table-cell>
          <table:table-cell office:value-type="string">
            <text:p><text:a xlink:href="http://en.wikipedia.org/wiki/Tbilisi_International_Airport">Tbilisi International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Germany</text:p>
          </table:table-cell>
          <table:table-cell office:value-type="string">
            <text:p>DE</text:p>
          </table:table-cell>
          <table:table-cell table:style-name="Default" table:number-columns-repeated="3"/>
          <table:table-cell/>
        </table:table-row>
        <table:table-row table:style-name="ro6">
          <table:table-cell office:value-type="string">
            <text:p><text:a xlink:href="http://en.wikipedia.org/wiki/Altenburg">Altenburg</text:a></text:p>
          </table:table-cell>
          <table:table-cell table:style-name="ce1" office:value-type="string">
            <text:p><text:a xlink:href="http://en.wikipedia.org/wiki/Thuringia">Thuringia</text:a></text:p>
          </table:table-cell>
          <table:table-cell office:value-type="string">
            <text:p>EDAC</text:p>
          </table:table-cell>
          <table:table-cell office:value-type="string">
            <text:p>AOC</text:p>
          </table:table-cell>
          <table:table-cell table:style-name="ce4" office:value-type="string">
            <text:p><text:a xlink:href="http://en.wikipedia.org/wiki/Leipzig-Altenburg_Airport">Leipzig-Altenburg Airport</text:a> (former Altenburg-Nobitz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Baden-Baden">Baden-Baden</text:a> / <text:a xlink:href="http://en.wikipedia.org/wiki/Karlsruhe">Karlsruhe</text:a></text:p>
          </table:table-cell>
          <table:table-cell table:style-name="ce1" office:value-type="string">
            <text:p><text:a xlink:href="http://en.wikipedia.org/wiki/Baden-Württemberg">Baden-Württemberg</text:a></text:p>
          </table:table-cell>
          <table:table-cell office:value-type="string">
            <text:p>EDSB</text:p>
          </table:table-cell>
          <table:table-cell office:value-type="string">
            <text:p>FKB</text:p>
          </table:table-cell>
          <table:table-cell office:value-type="string">
            <text:p><text:a xlink:href="http://en.wikipedia.org/wiki/Baden_Airpark">Baden Airpark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Berlin">Berlin</text:a></text:p>
          </table:table-cell>
          <table:table-cell table:style-name="ce1" office:value-type="string">
            <text:p>Berlin</text:p>
          </table:table-cell>
          <table:table-cell office:value-type="string">
            <text:p>EDDB</text:p>
          </table:table-cell>
          <table:table-cell office:value-type="string">
            <text:p>BER</text:p>
          </table:table-cell>
          <table:table-cell table:style-name="ce4" office:value-type="string">
            <text:p><text:a xlink:href="http://en.wikipedia.org/wiki/Berlin_Brandenburg_Airport">Berlin Brandenburg Airport</text:a> (under construction)</text:p>
          </table:table-cell>
          <table:table-cell/>
        </table:table-row>
        <table:table-row table:style-name="ro3">
          <table:table-cell office:value-type="string">
            <text:p><text:a xlink:href="http://en.wikipedia.org/wiki/Berlin">Berlin</text:a></text:p>
          </table:table-cell>
          <table:table-cell table:style-name="ce1" office:value-type="string">
            <text:p>Berlin</text:p>
          </table:table-cell>
          <table:table-cell office:value-type="string">
            <text:p>EDDB</text:p>
          </table:table-cell>
          <table:table-cell office:value-type="string">
            <text:p>SXF</text:p>
          </table:table-cell>
          <table:table-cell table:style-name="ce4" office:value-type="string">
            <text:p><text:a xlink:href="http://en.wikipedia.org/wiki/Berlin_Schönefeld_Airport">Berlin Schönefeld Airport</text:a> (closing 26 Oct 2013)</text:p>
          </table:table-cell>
          <table:table-cell/>
        </table:table-row>
        <table:table-row table:style-name="ro3">
          <table:table-cell office:value-type="string">
            <text:p><text:a xlink:href="http://en.wikipedia.org/wiki/Berlin">Berlin</text:a></text:p>
          </table:table-cell>
          <table:table-cell table:style-name="ce1" office:value-type="string">
            <text:p>Berlin</text:p>
          </table:table-cell>
          <table:table-cell office:value-type="string">
            <text:p>EDDT</text:p>
          </table:table-cell>
          <table:table-cell office:value-type="string">
            <text:p>TXL</text:p>
          </table:table-cell>
          <table:table-cell table:style-name="ce4" office:value-type="string">
            <text:p><text:a xlink:href="http://en.wikipedia.org/wiki/Berlin_Tegel_Airport">Berlin Tegel Airport</text:a> (closing 26 Oct 2013)</text:p>
          </table:table-cell>
          <table:table-cell/>
        </table:table-row>
        <table:table-row table:style-name="ro1">
          <table:table-cell office:value-type="string">
            <text:p><text:a xlink:href="http://en.wikipedia.org/wiki/Borkum">Borkum</text:a></text:p>
          </table:table-cell>
          <table:table-cell table:style-name="ce1" office:value-type="string">
            <text:p><text:a xlink:href="http://en.wikipedia.org/wiki/Lower_Saxony">Lower Saxony</text:a></text:p>
          </table:table-cell>
          <table:table-cell office:value-type="string">
            <text:p>EDWR</text:p>
          </table:table-cell>
          <table:table-cell office:value-type="string">
            <text:p>BMK</text:p>
          </table:table-cell>
          <table:table-cell office:value-type="string">
            <text:p><text:a xlink:href="http://en.wikipedia.org/wiki/Borkum_Airfield">Borkum Airfield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raunschweig">Braunschweig</text:a></text:p>
          </table:table-cell>
          <table:table-cell table:style-name="ce1" office:value-type="string">
            <text:p><text:a xlink:href="http://en.wikipedia.org/wiki/Lower_Saxony">Lower Saxony</text:a></text:p>
          </table:table-cell>
          <table:table-cell office:value-type="string">
            <text:p>EDVE</text:p>
          </table:table-cell>
          <table:table-cell office:value-type="string">
            <text:p>BWE</text:p>
          </table:table-cell>
          <table:table-cell office:value-type="string">
            <text:p><text:a xlink:href="http://en.wikipedia.org/wiki/Braunschweig_Airport">Braunschweig-Wolfsburg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remen">Bremen</text:a></text:p>
          </table:table-cell>
          <table:table-cell table:style-name="ce1" office:value-type="string">
            <text:p><text:a xlink:href="http://en.wikipedia.org/wiki/Bremen_%28state%29">Bremen</text:a></text:p>
          </table:table-cell>
          <table:table-cell office:value-type="string">
            <text:p>EDDW</text:p>
          </table:table-cell>
          <table:table-cell office:value-type="string">
            <text:p>BRE</text:p>
          </table:table-cell>
          <table:table-cell office:value-type="string">
            <text:p><text:a xlink:href="http://en.wikipedia.org/wiki/Bremen_Airport">Bremen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remerhaven">Bremerhaven</text:a></text:p>
          </table:table-cell>
          <table:table-cell table:style-name="ce1" office:value-type="string">
            <text:p><text:a xlink:href="http://en.wikipedia.org/wiki/Bremen_%28state%29">Bremen</text:a></text:p>
          </table:table-cell>
          <table:table-cell office:value-type="string">
            <text:p>EDWB</text:p>
          </table:table-cell>
          <table:table-cell office:value-type="string">
            <text:p>BRV</text:p>
          </table:table-cell>
          <table:table-cell office:value-type="string">
            <text:p><text:a xlink:href="http://en.wikipedia.org/wiki/Bremerhaven_Airport">Bremerhaven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Cologne">Cologne</text:a> / <text:a xlink:href="http://en.wikipedia.org/wiki/Bonn">Bonn</text:a></text:p>
          </table:table-cell>
          <table:table-cell table:style-name="ce1" office:value-type="string">
            <text:p><text:a xlink:href="http://en.wikipedia.org/wiki/North_Rhine-Westphalia">North Rhine-Westphalia</text:a></text:p>
          </table:table-cell>
          <table:table-cell office:value-type="string">
            <text:p>EDDK</text:p>
          </table:table-cell>
          <table:table-cell office:value-type="string">
            <text:p>CGN</text:p>
          </table:table-cell>
          <table:table-cell office:value-type="string">
            <text:p><text:a xlink:href="http://en.wikipedia.org/wiki/Cologne_Bonn_Airport">Cologne Bonn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Dortmund">Dortmund</text:a></text:p>
          </table:table-cell>
          <table:table-cell table:style-name="ce1" office:value-type="string">
            <text:p><text:a xlink:href="http://en.wikipedia.org/wiki/North_Rhine-Westphalia">North Rhine-Westphalia</text:a></text:p>
          </table:table-cell>
          <table:table-cell office:value-type="string">
            <text:p>EDLW</text:p>
          </table:table-cell>
          <table:table-cell office:value-type="string">
            <text:p>DTM</text:p>
          </table:table-cell>
          <table:table-cell office:value-type="string">
            <text:p><text:a xlink:href="http://en.wikipedia.org/wiki/Dortmund_Airport">Dortmund Airport</text:a></text:p>
          </table:table-cell>
          <table:table-cell/>
        </table:table-row>
        <table:table-row table:style-name="ro4">
          <table:table-cell office:value-type="string">
            <text:p><text:a xlink:href="http://en.wikipedia.org/wiki/Dresden">Dresden</text:a> / <text:a xlink:href="http://en.wikipedia.org/wiki/Klotzsche">Klotzsche</text:a></text:p>
          </table:table-cell>
          <table:table-cell table:style-name="ce1" office:value-type="string">
            <text:p><text:a xlink:href="http://en.wikipedia.org/wiki/Saxony">Saxony</text:a></text:p>
          </table:table-cell>
          <table:table-cell office:value-type="string">
            <text:p>EDDC</text:p>
          </table:table-cell>
          <table:table-cell office:value-type="string">
            <text:p>DRS</text:p>
          </table:table-cell>
          <table:table-cell table:style-name="ce4" office:value-type="string">
            <text:p><text:a xlink:href="http://en.wikipedia.org/wiki/Dresden_Airport">Dresden Airport</text:a> (Dresden-Klotzsche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Düsseldorf">Düsseldorf</text:a></text:p>
          </table:table-cell>
          <table:table-cell table:style-name="ce1" office:value-type="string">
            <text:p><text:a xlink:href="http://en.wikipedia.org/wiki/North_Rhine-Westphalia">North Rhine-Westphalia</text:a></text:p>
          </table:table-cell>
          <table:table-cell office:value-type="string">
            <text:p>EDDL</text:p>
          </table:table-cell>
          <table:table-cell office:value-type="string">
            <text:p>DUS</text:p>
          </table:table-cell>
          <table:table-cell office:value-type="string">
            <text:p><text:a xlink:href="http://en.wikipedia.org/wiki/Düsseldorf_International_Airport">Düsseldorf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Emden">Emden</text:a></text:p>
          </table:table-cell>
          <table:table-cell table:style-name="ce1" office:value-type="string">
            <text:p><text:a xlink:href="http://en.wikipedia.org/wiki/Lower_Saxony">Lower Saxony</text:a></text:p>
          </table:table-cell>
          <table:table-cell office:value-type="string">
            <text:p>EDWE</text:p>
          </table:table-cell>
          <table:table-cell office:value-type="string">
            <text:p>EME</text:p>
          </table:table-cell>
          <table:table-cell office:value-type="string">
            <text:p><text:a xlink:href="http://en.wikipedia.org/wiki/Emden_Airport">Emden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Erfurt">Erfurt</text:a></text:p>
          </table:table-cell>
          <table:table-cell table:style-name="ce1" office:value-type="string">
            <text:p><text:a xlink:href="http://en.wikipedia.org/wiki/Thuringia">Thuringia</text:a></text:p>
          </table:table-cell>
          <table:table-cell office:value-type="string">
            <text:p>EDDE</text:p>
          </table:table-cell>
          <table:table-cell office:value-type="string">
            <text:p>ERF</text:p>
          </table:table-cell>
          <table:table-cell office:value-type="string">
            <text:p><text:a xlink:href="http://en.wikipedia.org/wiki/Erfurt-Weimar_Airport">Erfurt-Weimar Airport</text:a></text:p>
          </table:table-cell>
          <table:table-cell/>
        </table:table-row>
        <table:table-row table:style-name="ro7">
          <table:table-cell office:value-type="string">
            <text:p><text:a xlink:href="http://en.wikipedia.org/wiki/Frankfurt_am_Main">Frankfurt am Main</text:a></text:p>
          </table:table-cell>
          <table:table-cell table:style-name="ce1" office:value-type="string">
            <text:p><text:a xlink:href="http://en.wikipedia.org/wiki/Hesse">Hesse</text:a></text:p>
          </table:table-cell>
          <table:table-cell office:value-type="string">
            <text:p>EDDF</text:p>
          </table:table-cell>
          <table:table-cell office:value-type="string">
            <text:p>FRA</text:p>
          </table:table-cell>
          <table:table-cell table:style-name="ce4" office:value-type="string">
            <text:p><text:a xlink:href="http://en.wikipedia.org/wiki/Frankfurt_Airport">Frankfurt Airport</text:a> (Frankfurt am Main Airport) (Rhein-Main Airport)</text:p>
          </table:table-cell>
          <table:table-cell/>
        </table:table-row>
        <table:table-row table:style-name="ro6">
          <table:table-cell office:value-type="string">
            <text:p><text:a xlink:href="http://en.wikipedia.org/wiki/Friedrichshafen">Friedrichshafen</text:a></text:p>
          </table:table-cell>
          <table:table-cell table:style-name="ce1" office:value-type="string">
            <text:p><text:a xlink:href="http://en.wikipedia.org/wiki/Baden-Württemberg">Baden-Württemberg</text:a></text:p>
          </table:table-cell>
          <table:table-cell office:value-type="string">
            <text:p>EDNY</text:p>
          </table:table-cell>
          <table:table-cell office:value-type="string">
            <text:p>FDH</text:p>
          </table:table-cell>
          <table:table-cell table:style-name="ce4" office:value-type="string">
            <text:p><text:a xlink:href="http://en.wikipedia.org/wiki/Friedrichshafen_Airport">Friedrichshafen Airport</text:a> (Bodensee Airport, Friedrichshafen)</text:p>
          </table:table-cell>
          <table:table-cell/>
        </table:table-row>
        <table:table-row table:style-name="ro1">
          <table:table-cell office:value-type="string">
            <text:p><text:a xlink:href="http://en.wikipedia.org/wiki/Hahn,_Rhineland-Palatinate">Hahn</text:a></text:p>
          </table:table-cell>
          <table:table-cell table:style-name="ce1" office:value-type="string">
            <text:p><text:a xlink:href="http://en.wikipedia.org/wiki/Rhineland-Palatinate">Rhineland-Palatinate</text:a></text:p>
          </table:table-cell>
          <table:table-cell office:value-type="string">
            <text:p>EDFH</text:p>
          </table:table-cell>
          <table:table-cell office:value-type="string">
            <text:p>HHN</text:p>
          </table:table-cell>
          <table:table-cell office:value-type="string">
            <text:p><text:a xlink:href="http://en.wikipedia.org/wiki/Frankfurt-Hahn_Airport">Frankfurt-Hahn Airport</text:a></text:p>
          </table:table-cell>
          <table:table-cell/>
        </table:table-row>
        <table:table-row table:style-name="ro4">
          <table:table-cell office:value-type="string">
            <text:p><text:a xlink:href="http://en.wikipedia.org/wiki/Hamburg">Hamburg</text:a> / <text:a xlink:href="http://en.wikipedia.org/wiki/Fuhlsbüttel">Fuhlsbüttel</text:a></text:p>
          </table:table-cell>
          <table:table-cell table:style-name="ce1" office:value-type="string">
            <text:p>Hamburg</text:p>
          </table:table-cell>
          <table:table-cell office:value-type="string">
            <text:p>EDDH</text:p>
          </table:table-cell>
          <table:table-cell office:value-type="string">
            <text:p>HAM</text:p>
          </table:table-cell>
          <table:table-cell table:style-name="ce4" office:value-type="string">
            <text:p><text:a xlink:href="http://en.wikipedia.org/wiki/Hamburg_Airport">Hamburg Airport</text:a> (Hamburg-Fuhlsbüttel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Hamburg">Hamburg</text:a> / <text:a xlink:href="http://en.wikipedia.org/wiki/Finkenwerder">Finkenwerder</text:a></text:p>
          </table:table-cell>
          <table:table-cell table:style-name="ce1" office:value-type="string">
            <text:p>Hamburg</text:p>
          </table:table-cell>
          <table:table-cell office:value-type="string">
            <text:p>EDHI</text:p>
          </table:table-cell>
          <table:table-cell office:value-type="string">
            <text:p>XFW</text:p>
          </table:table-cell>
          <table:table-cell office:value-type="string">
            <text:p><text:a xlink:href="http://en.wikipedia.org/wiki/Hamburg_Finkenwerder_Airport">Hamburg Finkenwerder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Hannover">Hannover</text:a></text:p>
          </table:table-cell>
          <table:table-cell table:style-name="ce1" office:value-type="string">
            <text:p><text:a xlink:href="http://en.wikipedia.org/wiki/Lower_Saxony">Lower Saxony</text:a></text:p>
          </table:table-cell>
          <table:table-cell office:value-type="string">
            <text:p>EDDV</text:p>
          </table:table-cell>
          <table:table-cell office:value-type="string">
            <text:p>HAJ</text:p>
          </table:table-cell>
          <table:table-cell office:value-type="string">
            <text:p><text:a xlink:href="http://en.wikipedia.org/wiki/Hannover-Langenhagen_Airport">Hannover-Langenhagen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Heide">Heide</text:a></text:p>
          </table:table-cell>
          <table:table-cell table:style-name="ce1" office:value-type="string">
            <text:p><text:a xlink:href="http://en.wikipedia.org/wiki/Schleswig-Holstein">Schleswig-Holstein</text:a></text:p>
          </table:table-cell>
          <table:table-cell office:value-type="string">
            <text:p>EDXB</text:p>
          </table:table-cell>
          <table:table-cell office:value-type="string">
            <text:p>HEI</text:p>
          </table:table-cell>
          <table:table-cell office:value-type="string">
            <text:p><text:a xlink:href="http://en.wikipedia.org/wiki/Heide-Büsum_Airport">Heide-Büsum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Heligoland">Heligoland</text:a> / <text:a xlink:href="http://en.wikipedia.org/wiki/Düne">Düne</text:a></text:p>
          </table:table-cell>
          <table:table-cell table:style-name="ce1" office:value-type="string">
            <text:p><text:a xlink:href="http://en.wikipedia.org/wiki/Schleswig-Holstein">Schleswig-Holstein</text:a></text:p>
          </table:table-cell>
          <table:table-cell office:value-type="string">
            <text:p>EDXH</text:p>
          </table:table-cell>
          <table:table-cell office:value-type="string">
            <text:p>HGL</text:p>
          </table:table-cell>
          <table:table-cell table:style-name="ce4" office:value-type="string">
            <text:p><text:a xlink:href="http://en.wikipedia.org/wiki/Heligoland_Airport">Heligoland Airport</text:a> (Helgoland-Düne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Heringsdorf,_Mecklenburg-Vorpommern">Heringsdorf</text:a></text:p>
          </table:table-cell>
          <table:table-cell table:style-name="ce1" office:value-type="string">
            <text:p><text:a xlink:href="http://en.wikipedia.org/wiki/Mecklenburg-Vorpommern">Mecklenburg-Vorpommern</text:a></text:p>
          </table:table-cell>
          <table:table-cell office:value-type="string">
            <text:p>EDAH</text:p>
          </table:table-cell>
          <table:table-cell office:value-type="string">
            <text:p>HDF</text:p>
          </table:table-cell>
          <table:table-cell office:value-type="string">
            <text:p><text:a xlink:href="http://en.wikipedia.org/wiki/Heringsdorf_Airport">Heringsdorf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Hof,_Bavaria">Hof</text:a></text:p>
          </table:table-cell>
          <table:table-cell table:style-name="ce1" office:value-type="string">
            <text:p><text:a xlink:href="http://en.wikipedia.org/wiki/Bavaria">Bavaria</text:a></text:p>
          </table:table-cell>
          <table:table-cell office:value-type="string">
            <text:p>EDQM</text:p>
          </table:table-cell>
          <table:table-cell office:value-type="string">
            <text:p>HOQ</text:p>
          </table:table-cell>
          <table:table-cell office:value-type="string">
            <text:p><text:a xlink:href="http://en.wikipedia.org/wiki/Hof-Plauen_Airport">Hof-Plauen Airport</text:a></text:p>
          </table:table-cell>
          <table:table-cell/>
        </table:table-row>
        <table:table-row table:style-name="ro4">
          <table:table-cell office:value-type="string">
            <text:p><text:a xlink:href="http://en.wikipedia.org/wiki/Kiel">Kiel</text:a></text:p>
          </table:table-cell>
          <table:table-cell table:style-name="ce1" office:value-type="string">
            <text:p><text:a xlink:href="http://en.wikipedia.org/wiki/Schleswig-Holstein">Schleswig-Holstein</text:a></text:p>
          </table:table-cell>
          <table:table-cell office:value-type="string">
            <text:p>EDHK</text:p>
          </table:table-cell>
          <table:table-cell office:value-type="string">
            <text:p>KEL</text:p>
          </table:table-cell>
          <table:table-cell table:style-name="ce4" office:value-type="string">
            <text:p><text:a xlink:href="http://en.wikipedia.org/wiki/Kiel_Airport">Kiel Airport</text:a> (Kiel Holtenau Airport)</text:p>
          </table:table-cell>
          <table:table-cell/>
        </table:table-row>
        <table:table-row table:style-name="ro3">
          <table:table-cell office:value-type="string">
            <text:p><text:a xlink:href="http://en.wikipedia.org/wiki/Leipzig">Leipzig</text:a></text:p>
          </table:table-cell>
          <table:table-cell table:style-name="ce1" office:value-type="string">
            <text:p><text:a xlink:href="http://en.wikipedia.org/wiki/Saxony">Saxony</text:a></text:p>
          </table:table-cell>
          <table:table-cell office:value-type="string">
            <text:p>EDDP</text:p>
          </table:table-cell>
          <table:table-cell office:value-type="string">
            <text:p>LEJ</text:p>
          </table:table-cell>
          <table:table-cell table:style-name="ce4" office:value-type="string">
            <text:p><text:a xlink:href="http://en.wikipedia.org/wiki/Leipzig/Halle_Airport">Leipzig/Halle Airport</text:a> (Schkeuditz Airport)</text:p>
          </table:table-cell>
          <table:table-cell/>
        </table:table-row>
        <table:table-row table:style-name="ro6">
          <table:table-cell office:value-type="string">
            <text:p><text:a xlink:href="http://en.wikipedia.org/wiki/Lübeck">Lübeck</text:a></text:p>
          </table:table-cell>
          <table:table-cell table:style-name="ce1" office:value-type="string">
            <text:p><text:a xlink:href="http://en.wikipedia.org/wiki/Schleswig-Holstein">Schleswig-Holstein</text:a></text:p>
          </table:table-cell>
          <table:table-cell office:value-type="string">
            <text:p>EDHL</text:p>
          </table:table-cell>
          <table:table-cell office:value-type="string">
            <text:p>LBC</text:p>
          </table:table-cell>
          <table:table-cell table:style-name="ce4" office:value-type="string">
            <text:p><text:a xlink:href="http://en.wikipedia.org/wiki/Lübeck_Airport">Lübeck Airport</text:a> (Lübeck Blankensee) (Hamburg Lübeck)</text:p>
          </table:table-cell>
          <table:table-cell/>
        </table:table-row>
        <table:table-row table:style-name="ro1">
          <table:table-cell office:value-type="string">
            <text:p><text:a xlink:href="http://en.wikipedia.org/wiki/Magdeburg">Magdeburg</text:a></text:p>
          </table:table-cell>
          <table:table-cell table:style-name="ce1" office:value-type="string">
            <text:p><text:a xlink:href="http://en.wikipedia.org/wiki/Saxony-Anhalt">Saxony-Anhalt</text:a></text:p>
          </table:table-cell>
          <table:table-cell office:value-type="string">
            <text:p>EDBC</text:p>
          </table:table-cell>
          <table:table-cell office:value-type="string">
            <text:p>CSO</text:p>
          </table:table-cell>
          <table:table-cell office:value-type="string">
            <text:p><text:a xlink:href="http://en.wikipedia.org/wiki/Magdeburg-Cochstedt_Airport">Magdeburg-Cochstedt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Mannheim">Mannheim</text:a></text:p>
          </table:table-cell>
          <table:table-cell table:style-name="ce1" office:value-type="string">
            <text:p><text:a xlink:href="http://en.wikipedia.org/wiki/Baden-Württemberg">Baden-Württemberg</text:a></text:p>
          </table:table-cell>
          <table:table-cell office:value-type="string">
            <text:p>EDFM</text:p>
          </table:table-cell>
          <table:table-cell office:value-type="string">
            <text:p>MHG</text:p>
          </table:table-cell>
          <table:table-cell office:value-type="string">
            <text:p><text:a xlink:href="http://en.wikipedia.org/wiki/Mannheim_City_Airport">Mannheim City Airport</text:a></text:p>
          </table:table-cell>
          <table:table-cell/>
        </table:table-row>
        <table:table-row table:style-name="ro6">
          <table:table-cell office:value-type="string">
            <text:p><text:a xlink:href="http://en.wikipedia.org/wiki/Memmingen">Memmingen</text:a> / <text:a xlink:href="http://en.wikipedia.org/wiki/Allgäu">Allgäu</text:a></text:p>
          </table:table-cell>
          <table:table-cell table:style-name="ce1" office:value-type="string">
            <text:p><text:a xlink:href="http://en.wikipedia.org/wiki/Bavaria">Bavaria</text:a></text:p>
          </table:table-cell>
          <table:table-cell office:value-type="string">
            <text:p>EDJA</text:p>
          </table:table-cell>
          <table:table-cell office:value-type="string">
            <text:p>FMM</text:p>
          </table:table-cell>
          <table:table-cell table:style-name="ce4" office:value-type="string">
            <text:p><text:a xlink:href="http://en.wikipedia.org/wiki/Memmingen_Airport">Memmingen Airport</text:a> (former Allgäu Airport/Memmingen)</text:p>
          </table:table-cell>
          <table:table-cell/>
        </table:table-row>
        <table:table-row table:style-name="ro1">
          <table:table-cell office:value-type="string">
            <text:p><text:a xlink:href="http://en.wikipedia.org/wiki/Munich">Munich</text:a></text:p>
          </table:table-cell>
          <table:table-cell table:style-name="ce1" office:value-type="string">
            <text:p><text:a xlink:href="http://en.wikipedia.org/wiki/Bavaria">Bavaria</text:a></text:p>
          </table:table-cell>
          <table:table-cell office:value-type="string">
            <text:p>EDDM</text:p>
          </table:table-cell>
          <table:table-cell office:value-type="string">
            <text:p>MUC</text:p>
          </table:table-cell>
          <table:table-cell office:value-type="string">
            <text:p><text:a xlink:href="http://en.wikipedia.org/wiki/Munich_Airport">Munich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Münster">Münster</text:a> / <text:a xlink:href="http://en.wikipedia.org/wiki/Osnabrück">Osnabrück</text:a></text:p>
          </table:table-cell>
          <table:table-cell table:style-name="ce1" office:value-type="string">
            <text:p><text:a xlink:href="http://en.wikipedia.org/wiki/North_Rhine-Westphalia">North Rhine-Westphalia</text:a></text:p>
          </table:table-cell>
          <table:table-cell office:value-type="string">
            <text:p>EDDG</text:p>
          </table:table-cell>
          <table:table-cell office:value-type="string">
            <text:p>FMO</text:p>
          </table:table-cell>
          <table:table-cell office:value-type="string">
            <text:p><text:a xlink:href="http://en.wikipedia.org/wiki/Münster_Osnabrück_International_Airport">Münster Osnabrück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Nuremberg">Nuremberg</text:a></text:p>
          </table:table-cell>
          <table:table-cell table:style-name="ce1" office:value-type="string">
            <text:p><text:a xlink:href="http://en.wikipedia.org/wiki/Bavaria">Bavaria</text:a></text:p>
          </table:table-cell>
          <table:table-cell office:value-type="string">
            <text:p>EDDN</text:p>
          </table:table-cell>
          <table:table-cell office:value-type="string">
            <text:p>NUE</text:p>
          </table:table-cell>
          <table:table-cell office:value-type="string">
            <text:p><text:a xlink:href="http://en.wikipedia.org/wiki/Nuremberg_Airport">Nuremberg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aderborn">Paderborn</text:a> / <text:a xlink:href="http://en.wikipedia.org/wiki/Lippstadt">Lippstadt</text:a></text:p>
          </table:table-cell>
          <table:table-cell table:style-name="ce1" office:value-type="string">
            <text:p><text:a xlink:href="http://en.wikipedia.org/wiki/North_Rhine-Westphalia">North Rhine-Westphalia</text:a></text:p>
          </table:table-cell>
          <table:table-cell office:value-type="string">
            <text:p>EDLP</text:p>
          </table:table-cell>
          <table:table-cell office:value-type="string">
            <text:p>PAD</text:p>
          </table:table-cell>
          <table:table-cell office:value-type="string">
            <text:p><text:a xlink:href="http://en.wikipedia.org/wiki/Paderborn_Lippstadt_Airport">Paderborn Lippstadt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Rostock">Rostock</text:a></text:p>
          </table:table-cell>
          <table:table-cell table:style-name="ce1" office:value-type="string">
            <text:p><text:a xlink:href="http://en.wikipedia.org/wiki/Mecklenburg-Vorpommern">Mecklenburg-Vorpommern</text:a></text:p>
          </table:table-cell>
          <table:table-cell office:value-type="string">
            <text:p>ETNL</text:p>
          </table:table-cell>
          <table:table-cell office:value-type="string">
            <text:p>RLG</text:p>
          </table:table-cell>
          <table:table-cell office:value-type="string">
            <text:p><text:a xlink:href="http://en.wikipedia.org/wiki/Rostock-Laage_Airport">Rostock-Laage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Saarbrücken">Saarbrücken</text:a></text:p>
          </table:table-cell>
          <table:table-cell table:style-name="ce1" office:value-type="string">
            <text:p><text:a xlink:href="http://en.wikipedia.org/wiki/Saarland">Saarland</text:a></text:p>
          </table:table-cell>
          <table:table-cell office:value-type="string">
            <text:p>EDDR</text:p>
          </table:table-cell>
          <table:table-cell office:value-type="string">
            <text:p>SCN</text:p>
          </table:table-cell>
          <table:table-cell table:style-name="ce4" office:value-type="string">
            <text:p><text:a xlink:href="http://en.wikipedia.org/wiki/Saarbrücken_Airport">Saarbrücken Airport</text:a> (Ensheim Airport)</text:p>
          </table:table-cell>
          <table:table-cell/>
        </table:table-row>
        <table:table-row table:style-name="ro5">
          <table:table-cell office:value-type="string">
            <text:p><text:a xlink:href="http://en.wikipedia.org/wiki/Stuttgart">Stuttgart</text:a></text:p>
          </table:table-cell>
          <table:table-cell table:style-name="ce1" office:value-type="string">
            <text:p><text:a xlink:href="http://en.wikipedia.org/wiki/Baden-Württemberg">Baden-Württemberg</text:a></text:p>
          </table:table-cell>
          <table:table-cell office:value-type="string">
            <text:p>EDDS</text:p>
          </table:table-cell>
          <table:table-cell office:value-type="string">
            <text:p>STR</text:p>
          </table:table-cell>
          <table:table-cell table:style-name="ce4" office:value-type="string">
            <text:p><text:a xlink:href="http://en.wikipedia.org/wiki/Stuttgart_Airport">Stuttgart Airport</text:a> (</text:p>
          </table:table-cell>
          <table:table-cell/>
        </table:table-row>
        <table:table-row table:style-name="ro3">
          <table:table-cell office:value-type="string">
            <text:p><text:a xlink:href="http://en.wikipedia.org/wiki/Weeze">Weeze</text:a></text:p>
          </table:table-cell>
          <table:table-cell table:style-name="ce1" office:value-type="string">
            <text:p><text:a xlink:href="http://en.wikipedia.org/wiki/North_Rhine-Westphalia">North Rhine-Westphalia</text:a></text:p>
          </table:table-cell>
          <table:table-cell office:value-type="string">
            <text:p>EDLV</text:p>
          </table:table-cell>
          <table:table-cell office:value-type="string">
            <text:p>NRN</text:p>
          </table:table-cell>
          <table:table-cell table:style-name="ce4" office:value-type="string">
            <text:p><text:a xlink:href="http://en.wikipedia.org/wiki/Weeze_Airport">Weeze Airport</text:a> (Niederrhein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Westerland,_Germany">Westerland</text:a>, <text:a xlink:href="http://en.wikipedia.org/wiki/Sylt">Sylt</text:a></text:p>
          </table:table-cell>
          <table:table-cell table:style-name="ce1" office:value-type="string">
            <text:p><text:a xlink:href="http://en.wikipedia.org/wiki/Schleswig-Holstein">Schleswig-Holstein</text:a></text:p>
          </table:table-cell>
          <table:table-cell office:value-type="string">
            <text:p>EDXW</text:p>
          </table:table-cell>
          <table:table-cell office:value-type="string">
            <text:p>GWT</text:p>
          </table:table-cell>
          <table:table-cell office:value-type="string">
            <text:p><text:a xlink:href="http://en.wikipedia.org/wiki/Sylt_Airport">Sylt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Zweibrücken">Zweibrücken</text:a></text:p>
          </table:table-cell>
          <table:table-cell table:style-name="ce1" office:value-type="string">
            <text:p><text:a xlink:href="http://en.wikipedia.org/wiki/Rhineland-Palatinate">Rhineland-Palatinate</text:a></text:p>
          </table:table-cell>
          <table:table-cell office:value-type="string">
            <text:p>EDRZ</text:p>
          </table:table-cell>
          <table:table-cell office:value-type="string">
            <text:p>ZQW</text:p>
          </table:table-cell>
          <table:table-cell office:value-type="string">
            <text:p><text:a xlink:href="http://en.wikipedia.org/wiki/Zweibrücken_Airport">Zweibrücken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Greece</text:p>
          </table:table-cell>
          <table:table-cell office:value-type="string">
            <text:p>GR</text:p>
          </table:table-cell>
          <table:table-cell table:style-name="Default" table:number-columns-repeated="3"/>
          <table:table-cell/>
        </table:table-row>
        <table:table-row table:style-name="ro4">
          <table:table-cell office:value-type="string">
            <text:p><text:a xlink:href="http://en.wikipedia.org/wiki/Alexandroupoli">Alexandroupoli</text:a></text:p>
          </table:table-cell>
          <table:table-cell table:style-name="ce1" office:value-type="string">
            <text:p><text:a xlink:href="http://en.wikipedia.org/wiki/East_Macedonia_and_Thrace">East Macedonia and Thrace</text:a></text:p>
          </table:table-cell>
          <table:table-cell office:value-type="string">
            <text:p><text:a xlink:href="http://www.hcaa-eleng.gr/alexan.htm">LGAL</text:a></text:p>
          </table:table-cell>
          <table:table-cell office:value-type="string">
            <text:p>AXD</text:p>
          </table:table-cell>
          <table:table-cell office:value-type="string">
            <text:p><text:a xlink:href="http://en.wikipedia.org/wiki/Alexandroupolis_International_Airport">Alexandroupolis International Airport</text:a> "Dimokritos/Democritus"</text:p>
          </table:table-cell>
          <table:table-cell/>
        </table:table-row>
        <table:table-row table:style-name="ro3">
          <table:table-cell office:value-type="string">
            <text:p><text:a xlink:href="http://en.wikipedia.org/wiki/Athens">Athens</text:a> / <text:a xlink:href="http://en.wikipedia.org/wiki/Spata">Spata</text:a></text:p>
          </table:table-cell>
          <table:table-cell table:style-name="ce1" office:value-type="string">
            <text:p><text:a xlink:href="http://en.wikipedia.org/wiki/Attica_%28region%29">Attica</text:a></text:p>
          </table:table-cell>
          <table:table-cell office:value-type="string">
            <text:p><text:a xlink:href="http://www.aia.gr/">LGAV</text:a></text:p>
          </table:table-cell>
          <table:table-cell office:value-type="string">
            <text:p>ATH</text:p>
          </table:table-cell>
          <table:table-cell office:value-type="string">
            <text:p><text:a xlink:href="http://en.wikipedia.org/wiki/Athens_International_Airport">Athens International Airport</text:a> "Eleftherios Venizelos"</text:p>
          </table:table-cell>
          <table:table-cell/>
        </table:table-row>
        <table:table-row table:style-name="ro4">
          <table:table-cell office:value-type="string">
            <text:p><text:a xlink:href="http://en.wikipedia.org/wiki/Chania">Chania</text:a></text:p>
          </table:table-cell>
          <table:table-cell table:style-name="ce1" office:value-type="string">
            <text:p><text:a xlink:href="http://en.wikipedia.org/wiki/Crete">Crete</text:a></text:p>
          </table:table-cell>
          <table:table-cell office:value-type="string">
            <text:p><text:a xlink:href="http://www.chaniaairport.com/">LGSA</text:a></text:p>
          </table:table-cell>
          <table:table-cell office:value-type="string">
            <text:p>CHQ</text:p>
          </table:table-cell>
          <table:table-cell office:value-type="string">
            <text:p><text:a xlink:href="http://en.wikipedia.org/wiki/Chania_International_Airport">Chania International Airport</text:a> "Ioannis Daskalogiannis"</text:p>
          </table:table-cell>
          <table:table-cell/>
        </table:table-row>
        <table:table-row table:style-name="ro3">
          <table:table-cell office:value-type="string">
            <text:p><text:a xlink:href="http://en.wikipedia.org/wiki/Corfu">Corfu</text:a></text:p>
          </table:table-cell>
          <table:table-cell table:style-name="ce1" office:value-type="string">
            <text:p><text:a xlink:href="http://en.wikipedia.org/wiki/Ionian_Islands_%28region%29">Ionian Islands</text:a></text:p>
          </table:table-cell>
          <table:table-cell office:value-type="string">
            <text:p><text:a xlink:href="http://www.hcaa-eleng.gr/kerk.htm">LGKR</text:a></text:p>
          </table:table-cell>
          <table:table-cell office:value-type="string">
            <text:p>CFU</text:p>
          </table:table-cell>
          <table:table-cell office:value-type="string">
            <text:p><text:a xlink:href="http://en.wikipedia.org/wiki/Corfu_International_Airport">Corfu International Airport</text:a> "Ioannis Kapodistrias"</text:p>
          </table:table-cell>
          <table:table-cell/>
        </table:table-row>
        <table:table-row table:style-name="ro3">
          <table:table-cell office:value-type="string">
            <text:p><text:a xlink:href="http://en.wikipedia.org/wiki/Heraklion">Heraklion</text:a></text:p>
          </table:table-cell>
          <table:table-cell table:style-name="ce1" office:value-type="string">
            <text:p><text:a xlink:href="http://en.wikipedia.org/wiki/Crete">Crete</text:a></text:p>
          </table:table-cell>
          <table:table-cell office:value-type="string">
            <text:p><text:a xlink:href="http://www.heraklionairport.net/">LGIR</text:a></text:p>
          </table:table-cell>
          <table:table-cell office:value-type="string">
            <text:p>HER</text:p>
          </table:table-cell>
          <table:table-cell office:value-type="string">
            <text:p><text:a xlink:href="http://en.wikipedia.org/wiki/Heraklion_International_Airport">Heraklion International Airport</text:a> "Nikos Kazantzakis"</text:p>
          </table:table-cell>
          <table:table-cell/>
        </table:table-row>
        <table:table-row table:style-name="ro6">
          <table:table-cell office:value-type="string">
            <text:p><text:a xlink:href="http://en.wikipedia.org/wiki/Kalamata">Kalamata</text:a></text:p>
          </table:table-cell>
          <table:table-cell table:style-name="ce1" office:value-type="string">
            <text:p><text:a xlink:href="http://en.wikipedia.org/wiki/Peloponnese_%28region%29">Peloponnese</text:a></text:p>
          </table:table-cell>
          <table:table-cell office:value-type="string">
            <text:p><text:a xlink:href="http://www.kalamataairport.com/">LGKL</text:a></text:p>
          </table:table-cell>
          <table:table-cell office:value-type="string">
            <text:p>KLX</text:p>
          </table:table-cell>
          <table:table-cell office:value-type="string">
            <text:p><text:a xlink:href="http://en.wikipedia.org/wiki/Kalamata_International_Airport">Kalamata International Airport</text:a> "Captain Vassilis Constantakopoulos"</text:p>
          </table:table-cell>
          <table:table-cell/>
        </table:table-row>
        <table:table-row table:style-name="ro3">
          <table:table-cell office:value-type="string">
            <text:p><text:a xlink:href="http://en.wikipedia.org/wiki/Kavala">Kavala</text:a> / <text:a xlink:href="http://en.wikipedia.org/wiki/Chrysoupoli">Chrysoupoli</text:a></text:p>
          </table:table-cell>
          <table:table-cell table:style-name="ce1" office:value-type="string">
            <text:p><text:a xlink:href="http://en.wikipedia.org/wiki/East_Macedonia_and_Thrace">East Macedonia and Thrace</text:a></text:p>
          </table:table-cell>
          <table:table-cell office:value-type="string">
            <text:p><text:a xlink:href="http://www.hcaa-eleng.gr/kavala.htm">LGKV</text:a></text:p>
          </table:table-cell>
          <table:table-cell office:value-type="string">
            <text:p>KVA</text:p>
          </table:table-cell>
          <table:table-cell office:value-type="string">
            <text:p><text:a xlink:href="http://en.wikipedia.org/wiki/Kavala_International_Airport">Kavala International Airport</text:a> "Megas Alexandros"</text:p>
          </table:table-cell>
          <table:table-cell/>
        </table:table-row>
        <table:table-row table:style-name="ro4">
          <table:table-cell office:value-type="string">
            <text:p><text:a xlink:href="http://en.wikipedia.org/wiki/Kefalonia">Kefalonia</text:a></text:p>
          </table:table-cell>
          <table:table-cell table:style-name="ce1" office:value-type="string">
            <text:p><text:a xlink:href="http://en.wikipedia.org/wiki/Ionian_Islands_%28region%29">Ionian Islands</text:a></text:p>
          </table:table-cell>
          <table:table-cell office:value-type="string">
            <text:p><text:a xlink:href="http://www.hcaa-eleng.gr/kefalonia.htm">LGKF</text:a></text:p>
          </table:table-cell>
          <table:table-cell office:value-type="string">
            <text:p>EFL</text:p>
          </table:table-cell>
          <table:table-cell office:value-type="string">
            <text:p><text:a xlink:href="http://en.wikipedia.org/wiki/Kefalonia_Island_International_Airport">Kefalonia Island International Airport</text:a> "Odysseas/Ulisse"</text:p>
          </table:table-cell>
          <table:table-cell/>
        </table:table-row>
        <table:table-row table:style-name="ro4">
          <table:table-cell office:value-type="string">
            <text:p><text:a xlink:href="http://en.wikipedia.org/wiki/Kos">Kos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hcaa-eleng.gr/kos.htm">LGKO</text:a></text:p>
          </table:table-cell>
          <table:table-cell office:value-type="string">
            <text:p>KGS</text:p>
          </table:table-cell>
          <table:table-cell office:value-type="string">
            <text:p><text:a xlink:href="http://en.wikipedia.org/wiki/Kos_Island_International_Airport">Kos Island International Airport</text:a> "Ippokratis/Hippocrates"</text:p>
          </table:table-cell>
          <table:table-cell/>
        </table:table-row>
        <table:table-row table:style-name="ro5">
          <table:table-cell office:value-type="string">
            <text:p><text:a xlink:href="http://en.wikipedia.org/wiki/Lemnos">Lemnos</text:a></text:p>
          </table:table-cell>
          <table:table-cell table:style-name="ce1" office:value-type="string">
            <text:p><text:a xlink:href="http://en.wikipedia.org/wiki/North_Aegean">North Aegean</text:a></text:p>
          </table:table-cell>
          <table:table-cell office:value-type="string">
            <text:p><text:a xlink:href="http://www.hcaa-eleng.gr/limnos.htm">LGLM</text:a></text:p>
          </table:table-cell>
          <table:table-cell office:value-type="string">
            <text:p>LXS</text:p>
          </table:table-cell>
          <table:table-cell office:value-type="string">
            <text:p><text:a xlink:href="http://en.wikipedia.org/wiki/Lemnos_International_Airport">Lemnos International Airport</text:a> "Hephaestos"</text:p>
          </table:table-cell>
          <table:table-cell/>
        </table:table-row>
        <table:table-row table:style-name="ro3">
          <table:table-cell office:value-type="string">
            <text:p><text:a xlink:href="http://en.wikipedia.org/wiki/Mytilene">Mytilene</text:a>, <text:a xlink:href="http://en.wikipedia.org/wiki/Lesbos_Island">Lesbos</text:a></text:p>
          </table:table-cell>
          <table:table-cell table:style-name="ce1" office:value-type="string">
            <text:p><text:a xlink:href="http://en.wikipedia.org/wiki/North_Aegean">North Aegean</text:a></text:p>
          </table:table-cell>
          <table:table-cell office:value-type="string">
            <text:p><text:a xlink:href="http://www.hcaa-eleng.gr/mitilin.htm">LGMT</text:a></text:p>
          </table:table-cell>
          <table:table-cell office:value-type="string">
            <text:p>MJT</text:p>
          </table:table-cell>
          <table:table-cell office:value-type="string">
            <text:p><text:a xlink:href="http://en.wikipedia.org/wiki/Mytilene_International_Airport">Mytilene International Airport</text:a> "Odysseas Elytis"</text:p>
          </table:table-cell>
          <table:table-cell/>
        </table:table-row>
        <table:table-row table:style-name="ro5">
          <table:table-cell office:value-type="string">
            <text:p><text:a xlink:href="http://en.wikipedia.org/wiki/Rhodes">Rhodes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rhodes-airport.org/">LGRP</text:a></text:p>
          </table:table-cell>
          <table:table-cell office:value-type="string">
            <text:p>RHO</text:p>
          </table:table-cell>
          <table:table-cell office:value-type="string">
            <text:p><text:a xlink:href="http://en.wikipedia.org/wiki/Rhodes_International_Airport">Rhodes International Airport</text:a> "Diagoras"</text:p>
          </table:table-cell>
          <table:table-cell/>
        </table:table-row>
        <table:table-row table:style-name="ro3">
          <table:table-cell office:value-type="string">
            <text:p><text:a xlink:href="http://en.wikipedia.org/wiki/Samos">Samos</text:a></text:p>
          </table:table-cell>
          <table:table-cell table:style-name="ce1" office:value-type="string">
            <text:p><text:a xlink:href="http://en.wikipedia.org/wiki/North_Aegean">North Aegean</text:a></text:p>
          </table:table-cell>
          <table:table-cell office:value-type="string">
            <text:p><text:a xlink:href="http://www.hcaa-eleng.gr/samos.htm">LGSM</text:a></text:p>
          </table:table-cell>
          <table:table-cell office:value-type="string">
            <text:p>SMI</text:p>
          </table:table-cell>
          <table:table-cell office:value-type="string">
            <text:p><text:a xlink:href="http://en.wikipedia.org/wiki/Samos_International_Airport">Samos International Airport</text:a> "Aristarchos of Samos"</text:p>
          </table:table-cell>
          <table:table-cell/>
        </table:table-row>
        <table:table-row table:style-name="ro4">
          <table:table-cell office:value-type="string">
            <text:p><text:a xlink:href="http://en.wikipedia.org/wiki/Thessaloniki">Thessaloniki</text:a> / <text:a xlink:href="http://en.wikipedia.org/wiki/Mikra,_Thessaloniki">Mikra</text:a></text:p>
          </table:table-cell>
          <table:table-cell table:style-name="ce1" office:value-type="string">
            <text:p><text:a xlink:href="http://en.wikipedia.org/wiki/Central_Macedonia">Central Macedonia</text:a></text:p>
          </table:table-cell>
          <table:table-cell office:value-type="string">
            <text:p><text:a xlink:href="http://www.airport-thessaloniki.com/">LGTS</text:a></text:p>
          </table:table-cell>
          <table:table-cell office:value-type="string">
            <text:p>SKG</text:p>
          </table:table-cell>
          <table:table-cell office:value-type="string">
            <text:p><text:a xlink:href="http://en.wikipedia.org/wiki/Thessaloniki_International_Airport">Thessaloniki International Airport</text:a> "Makedonia/Macedonia"</text:p>
          </table:table-cell>
          <table:table-cell/>
        </table:table-row>
        <table:table-row table:style-name="ro3">
          <table:table-cell office:value-type="string">
            <text:p><text:a xlink:href="http://en.wikipedia.org/wiki/Zakynthos">Zakynthos</text:a></text:p>
          </table:table-cell>
          <table:table-cell table:style-name="ce1" office:value-type="string">
            <text:p><text:a xlink:href="http://en.wikipedia.org/wiki/Ionian_Islands_%28region%29">Ionian Islands</text:a></text:p>
          </table:table-cell>
          <table:table-cell office:value-type="string">
            <text:p><text:a xlink:href="http://www.hcaa-eleng.gr/zakinth.htm">LGZA</text:a></text:p>
          </table:table-cell>
          <table:table-cell office:value-type="string">
            <text:p>ZTH</text:p>
          </table:table-cell>
          <table:table-cell office:value-type="string">
            <text:p><text:a xlink:href="http://en.wikipedia.org/wiki/Zakynthos_International_Airport">Zakynthos International Airport</text:a> "Dionysios Solomos"</text:p>
          </table:table-cell>
          <table:table-cell/>
        </table:table-row>
        <table:table-row table:style-name="ro5">
          <table:table-cell office:value-type="string">
            <text:p><text:a xlink:href="http://en.wikipedia.org/wiki/Astypalaia">Astypalaia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hcaa-eleng.gr/asti.htm">LGPL</text:a></text:p>
          </table:table-cell>
          <table:table-cell office:value-type="string">
            <text:p>JTY</text:p>
          </table:table-cell>
          <table:table-cell office:value-type="string">
            <text:p><text:a xlink:href="http://en.wikipedia.org/wiki/Astypalaia_Island_National_Airport">Astypalaia Island National Airport</text:a> "Panaghia"</text:p>
          </table:table-cell>
          <table:table-cell/>
        </table:table-row>
        <table:table-row table:style-name="ro4">
          <table:table-cell office:value-type="string">
            <text:p><text:a xlink:href="http://en.wikipedia.org/wiki/Chios">Chios</text:a></text:p>
          </table:table-cell>
          <table:table-cell table:style-name="ce1" office:value-type="string">
            <text:p><text:a xlink:href="http://en.wikipedia.org/wiki/North_Aegean">North Aegean</text:a></text:p>
          </table:table-cell>
          <table:table-cell office:value-type="string">
            <text:p><text:a xlink:href="http://www.hcaa-eleng.gr/chios.htm">LGHI</text:a></text:p>
          </table:table-cell>
          <table:table-cell office:value-type="string">
            <text:p>JKH</text:p>
          </table:table-cell>
          <table:table-cell office:value-type="string">
            <text:p><text:a xlink:href="http://en.wikipedia.org/wiki/Chios_Island_National_Airport">Chios Island National Airport</text:a> "Omiros/Homer"</text:p>
          </table:table-cell>
          <table:table-cell/>
        </table:table-row>
        <table:table-row table:style-name="ro5">
          <table:table-cell office:value-type="string">
            <text:p><text:a xlink:href="http://en.wikipedia.org/wiki/Ikaria">Ikaria</text:a></text:p>
          </table:table-cell>
          <table:table-cell table:style-name="ce1" office:value-type="string">
            <text:p><text:a xlink:href="http://en.wikipedia.org/wiki/North_Aegean">North Aegean</text:a></text:p>
          </table:table-cell>
          <table:table-cell office:value-type="string">
            <text:p><text:a xlink:href="http://www.hcaa-eleng.gr/ikaria.htm">LGIK</text:a></text:p>
          </table:table-cell>
          <table:table-cell office:value-type="string">
            <text:p>JIK</text:p>
          </table:table-cell>
          <table:table-cell office:value-type="string">
            <text:p><text:a xlink:href="http://en.wikipedia.org/wiki/Ikaria_Island_National_Airport">Ikaria Island National Airport</text:a> "Icarus"</text:p>
          </table:table-cell>
          <table:table-cell/>
        </table:table-row>
        <table:table-row table:style-name="ro3">
          <table:table-cell office:value-type="string">
            <text:p><text:a xlink:href="http://en.wikipedia.org/wiki/Ioannina">Ioannina</text:a></text:p>
          </table:table-cell>
          <table:table-cell table:style-name="ce1" office:value-type="string">
            <text:p><text:a xlink:href="http://en.wikipedia.org/wiki/Epirus_%28region%29">Epirus</text:a></text:p>
          </table:table-cell>
          <table:table-cell office:value-type="string">
            <text:p><text:a xlink:href="http://www.hcaa-eleng.gr/ioanina.htm">LGIO</text:a></text:p>
          </table:table-cell>
          <table:table-cell office:value-type="string">
            <text:p>IOA</text:p>
          </table:table-cell>
          <table:table-cell office:value-type="string">
            <text:p><text:a xlink:href="http://en.wikipedia.org/wiki/Ioannina_National_Airport">Ioannina National Airport</text:a> "King Pyrrhus"</text:p>
          </table:table-cell>
          <table:table-cell/>
        </table:table-row>
        <table:table-row table:style-name="ro5">
          <table:table-cell office:value-type="string">
            <text:p><text:a xlink:href="http://en.wikipedia.org/wiki/Kalymnos">Kalymnos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hcaa-eleng.gr/kalymnos.htm">LGKY</text:a></text:p>
          </table:table-cell>
          <table:table-cell office:value-type="string">
            <text:p>JKL</text:p>
          </table:table-cell>
          <table:table-cell office:value-type="string">
            <text:p><text:a xlink:href="http://en.wikipedia.org/wiki/Kalymnos_Island_National_Airport">Kalymnos Island National Airport</text:a> "Pothaea"</text:p>
          </table:table-cell>
          <table:table-cell/>
        </table:table-row>
        <table:table-row table:style-name="ro5">
          <table:table-cell office:value-type="string">
            <text:p><text:a xlink:href="http://en.wikipedia.org/wiki/Karpathos">Karpathos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hcaa-eleng.gr/karpat.htm">LGKP</text:a></text:p>
          </table:table-cell>
          <table:table-cell office:value-type="string">
            <text:p>AOK</text:p>
          </table:table-cell>
          <table:table-cell office:value-type="string">
            <text:p><text:a xlink:href="http://en.wikipedia.org/wiki/Karpathos_Island_National_Airport">Karpathos Island National Airport</text:a> "Ammopi"</text:p>
          </table:table-cell>
          <table:table-cell/>
        </table:table-row>
        <table:table-row table:style-name="ro4">
          <table:table-cell office:value-type="string">
            <text:p><text:a xlink:href="http://en.wikipedia.org/wiki/Kastoria">Kastoria</text:a></text:p>
          </table:table-cell>
          <table:table-cell table:style-name="ce1" office:value-type="string">
            <text:p><text:a xlink:href="http://en.wikipedia.org/wiki/West_Macedonia">West Macedonia</text:a></text:p>
          </table:table-cell>
          <table:table-cell office:value-type="string">
            <text:p><text:a xlink:href="http://www.hcaa-eleng.gr/kastoria.htm">LGKA</text:a></text:p>
          </table:table-cell>
          <table:table-cell office:value-type="string">
            <text:p>KSO</text:p>
          </table:table-cell>
          <table:table-cell office:value-type="string">
            <text:p><text:a xlink:href="http://en.wikipedia.org/wiki/Kastoria_National_Airport">Kastoria National Airport</text:a> "Aristotelis/Aristoteles"</text:p>
          </table:table-cell>
          <table:table-cell/>
        </table:table-row>
        <table:table-row table:style-name="ro5">
          <table:table-cell office:value-type="string">
            <text:p><text:a xlink:href="http://en.wikipedia.org/wiki/Kozani">Kozani</text:a></text:p>
          </table:table-cell>
          <table:table-cell table:style-name="ce1" office:value-type="string">
            <text:p><text:a xlink:href="http://en.wikipedia.org/wiki/West_Macedonia">West Macedonia</text:a></text:p>
          </table:table-cell>
          <table:table-cell office:value-type="string">
            <text:p><text:a xlink:href="http://www.hcaa-eleng.gr/kozani.htm">LGKZ</text:a></text:p>
          </table:table-cell>
          <table:table-cell office:value-type="string">
            <text:p>KZI</text:p>
          </table:table-cell>
          <table:table-cell office:value-type="string">
            <text:p><text:a xlink:href="http://en.wikipedia.org/wiki/Kozani_National_Airport">Kozani National Airport</text:a> "Filippos"</text:p>
          </table:table-cell>
          <table:table-cell/>
        </table:table-row>
        <table:table-row table:style-name="ro5">
          <table:table-cell office:value-type="string">
            <text:p><text:a xlink:href="http://en.wikipedia.org/wiki/Kithira">Kithira</text:a></text:p>
          </table:table-cell>
          <table:table-cell table:style-name="ce1" office:value-type="string">
            <text:p><text:a xlink:href="http://en.wikipedia.org/wiki/Attica_%28region%29">Attica</text:a></text:p>
          </table:table-cell>
          <table:table-cell office:value-type="string">
            <text:p><text:a xlink:href="http://www.hcaa-eleng.gr/kithira.htm">LGKC</text:a></text:p>
          </table:table-cell>
          <table:table-cell office:value-type="string">
            <text:p>KIT</text:p>
          </table:table-cell>
          <table:table-cell office:value-type="string">
            <text:p><text:a xlink:href="http://en.wikipedia.org/wiki/Kithira_Island_National_Airport">Kithira Island National Airport</text:a> "Eptanisos"</text:p>
          </table:table-cell>
          <table:table-cell/>
        </table:table-row>
        <table:table-row table:style-name="ro5">
          <table:table-cell office:value-type="string">
            <text:p><text:a xlink:href="http://en.wikipedia.org/wiki/Milos">Milos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hcaa-eleng.gr/milos.htm">LGML</text:a></text:p>
          </table:table-cell>
          <table:table-cell office:value-type="string">
            <text:p>MLO</text:p>
          </table:table-cell>
          <table:table-cell office:value-type="string">
            <text:p><text:a xlink:href="http://en.wikipedia.org/wiki/Milos_Island_National_Airport">Milos Island National Airport</text:a> "Afrodite"</text:p>
          </table:table-cell>
          <table:table-cell/>
        </table:table-row>
        <table:table-row table:style-name="ro5">
          <table:table-cell office:value-type="string">
            <text:p><text:a xlink:href="http://en.wikipedia.org/wiki/Mykonos">Mykonos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hcaa-eleng.gr/mikon.htm">LGMK</text:a></text:p>
          </table:table-cell>
          <table:table-cell office:value-type="string">
            <text:p>JMK</text:p>
          </table:table-cell>
          <table:table-cell office:value-type="string">
            <text:p><text:a xlink:href="http://en.wikipedia.org/wiki/Mykonos_Island_National_Airport">Mykonos Island National Airport</text:a> "Delos"</text:p>
          </table:table-cell>
          <table:table-cell/>
        </table:table-row>
        <table:table-row table:style-name="ro5">
          <table:table-cell office:value-type="string">
            <text:p><text:a xlink:href="http://en.wikipedia.org/wiki/Naxos_Island">Naxos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hcaa-eleng.gr/naxos.htm">LGNX</text:a></text:p>
          </table:table-cell>
          <table:table-cell office:value-type="string">
            <text:p>JNX</text:p>
          </table:table-cell>
          <table:table-cell office:value-type="string">
            <text:p><text:a xlink:href="http://en.wikipedia.org/wiki/Naxos_Island_National_Airport">Naxos Island National Airport</text:a> "Apollon"</text:p>
          </table:table-cell>
          <table:table-cell/>
        </table:table-row>
        <table:table-row table:style-name="ro5">
          <table:table-cell office:value-type="string">
            <text:p><text:a xlink:href="http://en.wikipedia.org/wiki/Paros">Paros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hcaa-eleng.gr/paros.htm">LGPA</text:a></text:p>
          </table:table-cell>
          <table:table-cell office:value-type="string">
            <text:p>PAS</text:p>
          </table:table-cell>
          <table:table-cell office:value-type="string">
            <text:p><text:a xlink:href="http://en.wikipedia.org/wiki/Paros_National_Airport">Paros National Airport</text:a> "Artemis"</text:p>
          </table:table-cell>
          <table:table-cell/>
        </table:table-row>
        <table:table-row table:style-name="ro5">
          <table:table-cell office:value-type="string">
            <text:p><text:a xlink:href="http://en.wikipedia.org/wiki/Patras">Patras</text:a> / <text:a xlink:href="http://en.wikipedia.org/wiki/Araxos">Araxos</text:a></text:p>
          </table:table-cell>
          <table:table-cell table:style-name="ce1" office:value-type="string">
            <text:p><text:a xlink:href="http://en.wikipedia.org/wiki/West_Greece">West Greece</text:a></text:p>
          </table:table-cell>
          <table:table-cell office:value-type="string">
            <text:p><text:a xlink:href="http://www.hcaa-eleng.gr/araxos.htm">LGRX</text:a></text:p>
          </table:table-cell>
          <table:table-cell office:value-type="string">
            <text:p>GPA</text:p>
          </table:table-cell>
          <table:table-cell office:value-type="string">
            <text:p><text:a xlink:href="http://en.wikipedia.org/wiki/Araxos_National_Airport">Araxos National Airport</text:a> "Agamemnon"</text:p>
          </table:table-cell>
          <table:table-cell/>
        </table:table-row>
        <table:table-row table:style-name="ro4">
          <table:table-cell office:value-type="string">
            <text:p><text:a xlink:href="http://en.wikipedia.org/wiki/Preveza">Preveza</text:a>, <text:a xlink:href="http://en.wikipedia.org/wiki/Lefkada">Lefkada</text:a></text:p>
          </table:table-cell>
          <table:table-cell table:style-name="ce1" office:value-type="string">
            <text:p><text:a xlink:href="http://en.wikipedia.org/wiki/Epirus_%28region%29">Epirus</text:a></text:p>
          </table:table-cell>
          <table:table-cell office:value-type="string">
            <text:p><text:a xlink:href="http://www.hcaa-eleng.gr/preveza.htm">LGPZ</text:a></text:p>
          </table:table-cell>
          <table:table-cell office:value-type="string">
            <text:p>PVK</text:p>
          </table:table-cell>
          <table:table-cell office:value-type="string">
            <text:p><text:a xlink:href="http://en.wikipedia.org/wiki/Aktion_National_Airport">Aktion National Airport</text:a> (Lefkada Airport "Aktion")</text:p>
          </table:table-cell>
          <table:table-cell/>
        </table:table-row>
        <table:table-row table:style-name="ro5">
          <table:table-cell office:value-type="string">
            <text:p><text:a xlink:href="http://en.wikipedia.org/wiki/Santorini">Santorini</text:a> (Thira)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santoriniairport.com/">LGSR</text:a></text:p>
          </table:table-cell>
          <table:table-cell office:value-type="string">
            <text:p>JTR</text:p>
          </table:table-cell>
          <table:table-cell office:value-type="string">
            <text:p><text:a xlink:href="http://en.wikipedia.org/wiki/Santorini_%28Thira%29_National_Airport">Santorini (Thira) National Airport</text:a> "Zefyros"</text:p>
          </table:table-cell>
          <table:table-cell/>
        </table:table-row>
        <table:table-row table:style-name="ro4">
          <table:table-cell office:value-type="string">
            <text:p><text:a xlink:href="http://en.wikipedia.org/wiki/Skiathos">Skiathos</text:a></text:p>
          </table:table-cell>
          <table:table-cell table:style-name="ce1" office:value-type="string">
            <text:p><text:a xlink:href="http://en.wikipedia.org/wiki/Thessaly">Thessaly</text:a></text:p>
          </table:table-cell>
          <table:table-cell office:value-type="string">
            <text:p><text:a xlink:href="http://www.hcaa-eleng.gr/skiathos.htm">LGSK</text:a></text:p>
          </table:table-cell>
          <table:table-cell office:value-type="string">
            <text:p>JSI</text:p>
          </table:table-cell>
          <table:table-cell office:value-type="string">
            <text:p><text:a xlink:href="http://en.wikipedia.org/wiki/Skiathos_Island_National_Airport">Skiathos Island National Airport</text:a> "Alexandros Papadiamantis"</text:p>
          </table:table-cell>
          <table:table-cell/>
        </table:table-row>
        <table:table-row table:style-name="ro5">
          <table:table-cell office:value-type="string">
            <text:p><text:a xlink:href="http://en.wikipedia.org/wiki/Skyros">Skyros</text:a></text:p>
          </table:table-cell>
          <table:table-cell table:style-name="ce1" office:value-type="string">
            <text:p><text:a xlink:href="http://en.wikipedia.org/wiki/Central_Greece_%28region%29">Central Greece</text:a></text:p>
          </table:table-cell>
          <table:table-cell office:value-type="string">
            <text:p><text:a xlink:href="http://www.hcaa-eleng.gr/skiros.htm">LGSY</text:a></text:p>
          </table:table-cell>
          <table:table-cell office:value-type="string">
            <text:p>SKU</text:p>
          </table:table-cell>
          <table:table-cell office:value-type="string">
            <text:p><text:a xlink:href="http://en.wikipedia.org/wiki/Skyros_Island_National_Airport">Skyros Island National Airport</text:a> "Aegeo"</text:p>
          </table:table-cell>
          <table:table-cell/>
        </table:table-row>
        <table:table-row table:style-name="ro3">
          <table:table-cell office:value-type="string">
            <text:p><text:a xlink:href="http://en.wikipedia.org/wiki/Syros">Syros</text:a></text:p>
          </table:table-cell>
          <table:table-cell table:style-name="ce1" office:value-type="string">
            <text:p><text:a xlink:href="http://en.wikipedia.org/wiki/South_Aegean">South Aegean</text:a></text:p>
          </table:table-cell>
          <table:table-cell office:value-type="string">
            <text:p><text:a xlink:href="http://www.hcaa-eleng.gr/siros.htm">LGSO</text:a></text:p>
          </table:table-cell>
          <table:table-cell office:value-type="string">
            <text:p>JSY</text:p>
          </table:table-cell>
          <table:table-cell office:value-type="string">
            <text:p><text:a xlink:href="http://en.wikipedia.org/wiki/Syros_Island_National_Airport">Syros Island National Airport</text:a> "Demetrius Vikelas"</text:p>
          </table:table-cell>
          <table:table-cell/>
        </table:table-row>
        <table:table-row table:style-name="ro4">
          <table:table-cell office:value-type="string">
            <text:p><text:a xlink:href="http://en.wikipedia.org/wiki/Volos">Volos</text:a> / <text:a xlink:href="http://en.wikipedia.org/wiki/Nea_Anchialos">Nea Anchialos</text:a></text:p>
          </table:table-cell>
          <table:table-cell table:style-name="ce1" office:value-type="string">
            <text:p><text:a xlink:href="http://en.wikipedia.org/wiki/Thessaly">Thessaly</text:a></text:p>
          </table:table-cell>
          <table:table-cell office:value-type="string">
            <text:p><text:a xlink:href="http://www.volosairport.gr/">LGBL</text:a></text:p>
          </table:table-cell>
          <table:table-cell office:value-type="string">
            <text:p>VOL</text:p>
          </table:table-cell>
          <table:table-cell office:value-type="string">
            <text:p><text:a xlink:href="http://en.wikipedia.org/wiki/Nea_Anchialos_National_Airport">Nea Anchialos National Airport</text:a> (Volos Central Greece Airport)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Hungary</text:p>
          </table:table-cell>
          <table:table-cell office:value-type="string">
            <text:p>HU</text:p>
          </table:table-cell>
          <table:table-cell table:style-name="Default" table:number-columns-repeated="3"/>
          <table:table-cell/>
        </table:table-row>
        <table:table-row table:style-name="ro6">
          <table:table-cell office:value-type="string">
            <text:p><text:a xlink:href="http://en.wikipedia.org/wiki/Budapest">Budapest</text:a></text:p>
          </table:table-cell>
          <table:table-cell table:style-name="ce1" office:value-type="string">
            <text:p>(capital)</text:p>
          </table:table-cell>
          <table:table-cell office:value-type="string">
            <text:p><text:a xlink:href="http://www.hungaryairport.hu/airport_data.php?id=6">LHBP</text:a></text:p>
          </table:table-cell>
          <table:table-cell office:value-type="string">
            <text:p>BUD</text:p>
          </table:table-cell>
          <table:table-cell office:value-type="string">
            <text:p><text:a xlink:href="http://en.wikipedia.org/wiki/Budapest_Ferihegy_International_Airport">Budapest Ferihegy International Airport</text:a> Now called Liszt Ferenc International Airport</text:p>
          </table:table-cell>
          <table:table-cell/>
        </table:table-row>
        <table:table-row table:style-name="ro1">
          <table:table-cell office:value-type="string">
            <text:p><text:a xlink:href="http://en.wikipedia.org/wiki/Debrecen">Debrecen</text:a></text:p>
          </table:table-cell>
          <table:table-cell table:style-name="ce1" office:value-type="string">
            <text:p><text:a xlink:href="http://en.wikipedia.org/wiki/Hajdú-Bihar_County">Hajdú-Bihar</text:a></text:p>
          </table:table-cell>
          <table:table-cell office:value-type="string">
            <text:p><text:a xlink:href="http://www.hungaryairport.hu/airport_data.php?id=7">LHDC</text:a></text:p>
          </table:table-cell>
          <table:table-cell office:value-type="string">
            <text:p>DEB</text:p>
          </table:table-cell>
          <table:table-cell office:value-type="string">
            <text:p><text:a xlink:href="http://en.wikipedia.org/wiki/Debrecen_International_Airport">Debrecen International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Sármellék">Sármellék</text:a></text:p>
          </table:table-cell>
          <table:table-cell table:style-name="ce1" office:value-type="string">
            <text:p><text:a xlink:href="http://en.wikipedia.org/wiki/Zala_County">Zala</text:a></text:p>
          </table:table-cell>
          <table:table-cell office:value-type="string">
            <text:p><text:a xlink:href="http://www.hungaryairport.hu/airport_data.php?id=34">LHSM</text:a></text:p>
          </table:table-cell>
          <table:table-cell office:value-type="string">
            <text:p>SOB</text:p>
          </table:table-cell>
          <table:table-cell office:value-type="string">
            <text:p><text:a xlink:href="http://en.wikipedia.org/wiki/Sármellék_International_Airport">Sármellék International Airport</text:a> (FlyBalaton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Győr">Győr</text:a>-<text:a xlink:href="http://en.wikipedia.org/wiki/Pér">Pér</text:a></text:p>
          </table:table-cell>
          <table:table-cell table:style-name="ce1" office:value-type="string">
            <text:p><text:a xlink:href="http://en.wikipedia.org/wiki/Győr-Moson-Sopron_County">Győr-Moson-Sopron</text:a></text:p>
          </table:table-cell>
          <table:table-cell office:value-type="string">
            <text:p><text:a xlink:href="http://www.hungaryairport.hu/airport_data.php?id=32">LHPR</text:a></text:p>
          </table:table-cell>
          <table:table-cell office:value-type="string">
            <text:p>QGY</text:p>
          </table:table-cell>
          <table:table-cell office:value-type="string">
            <text:p><text:a xlink:href="http://en.wikipedia.org/wiki/Győr-Pér_International_Airport">Győr-Pér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écs">Pécs</text:a>-<text:a xlink:href="http://en.wikipedia.org/wiki/Pogány">Pogány</text:a></text:p>
          </table:table-cell>
          <table:table-cell table:style-name="ce1" office:value-type="string">
            <text:p><text:a xlink:href="http://en.wikipedia.org/wiki/Baranya_County">Baranya</text:a></text:p>
          </table:table-cell>
          <table:table-cell office:value-type="string">
            <text:p><text:a xlink:href="http://www.hungaryairport.hu/airport_data.php?id=2">LHPP</text:a></text:p>
          </table:table-cell>
          <table:table-cell office:value-type="string">
            <text:p>QPJ</text:p>
          </table:table-cell>
          <table:table-cell office:value-type="string">
            <text:p><text:a xlink:href="http://en.wikipedia.org/wiki/Pécs-Pogány_International_Airport">Pécs-Pogány International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Iceland</text:p>
          </table:table-cell>
          <table:table-cell office:value-type="string">
            <text:p>I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Akureyri">Akureyri</text:a></text:p>
          </table:table-cell>
          <table:table-cell/>
          <table:table-cell office:value-type="string">
            <text:p>BIAR</text:p>
          </table:table-cell>
          <table:table-cell office:value-type="string">
            <text:p>AEY</text:p>
          </table:table-cell>
          <table:table-cell office:value-type="string">
            <text:p><text:a xlink:href="http://en.wikipedia.org/wiki/Akureyri_Airport">Akureyri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Egilsstaðir">Egilsstaðir</text:a></text:p>
          </table:table-cell>
          <table:table-cell/>
          <table:table-cell office:value-type="string">
            <text:p>BIEG</text:p>
          </table:table-cell>
          <table:table-cell office:value-type="string">
            <text:p>EGS</text:p>
          </table:table-cell>
          <table:table-cell office:value-type="string">
            <text:p><text:a xlink:href="http://en.wikipedia.org/wiki/Egilsstaðir_Airport">Egilsstaðir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/index.php?title=Gjögur&amp;action=edit&amp;redlink=1">Gjögur</text:a></text:p>
          </table:table-cell>
          <table:table-cell/>
          <table:table-cell office:value-type="string">
            <text:p>BIGJ</text:p>
          </table:table-cell>
          <table:table-cell office:value-type="string">
            <text:p>GJR</text:p>
          </table:table-cell>
          <table:table-cell office:value-type="string">
            <text:p><text:a xlink:href="http://en.wikipedia.org/wiki/Gjögur_Airport">Gjögur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Grímsey">Grímsey</text:a></text:p>
          </table:table-cell>
          <table:table-cell/>
          <table:table-cell office:value-type="string">
            <text:p>BIGR</text:p>
          </table:table-cell>
          <table:table-cell office:value-type="string">
            <text:p>GRY</text:p>
          </table:table-cell>
          <table:table-cell office:value-type="string">
            <text:p><text:a xlink:href="http://en.wikipedia.org/wiki/Grímsey_Airport">Grímsey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Höfn">Höfn</text:a></text:p>
          </table:table-cell>
          <table:table-cell/>
          <table:table-cell office:value-type="string">
            <text:p>BIHN</text:p>
          </table:table-cell>
          <table:table-cell office:value-type="string">
            <text:p>HFN</text:p>
          </table:table-cell>
          <table:table-cell office:value-type="string">
            <text:p><text:a xlink:href="http://en.wikipedia.org/wiki/Hornafjörður_Airport">Hornafjörður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Ísafjörður">Ísafjörður</text:a></text:p>
          </table:table-cell>
          <table:table-cell/>
          <table:table-cell office:value-type="string">
            <text:p>BIIS</text:p>
          </table:table-cell>
          <table:table-cell office:value-type="string">
            <text:p>IFJ</text:p>
          </table:table-cell>
          <table:table-cell office:value-type="string">
            <text:p><text:a xlink:href="http://en.wikipedia.org/wiki/Ísafjörður_Airport">Ísafjörður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Keflavík">Keflavík</text:a></text:p>
          </table:table-cell>
          <table:table-cell/>
          <table:table-cell office:value-type="string">
            <text:p>BIKF</text:p>
          </table:table-cell>
          <table:table-cell office:value-type="string">
            <text:p>KEF</text:p>
          </table:table-cell>
          <table:table-cell office:value-type="string">
            <text:p><text:a xlink:href="http://en.wikipedia.org/wiki/Keflavík_International_Airport">Keflavík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Reykjavík">Reykjavík</text:a></text:p>
          </table:table-cell>
          <table:table-cell/>
          <table:table-cell office:value-type="string">
            <text:p>BIRK</text:p>
          </table:table-cell>
          <table:table-cell office:value-type="string">
            <text:p>RKV</text:p>
          </table:table-cell>
          <table:table-cell office:value-type="string">
            <text:p><text:a xlink:href="http://en.wikipedia.org/wiki/Reykjavík_Airport">Reykjavík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auðárkrókur">Sauðárkrókur</text:a></text:p>
          </table:table-cell>
          <table:table-cell/>
          <table:table-cell office:value-type="string">
            <text:p>BIKR</text:p>
          </table:table-cell>
          <table:table-cell office:value-type="string">
            <text:p>SAK</text:p>
          </table:table-cell>
          <table:table-cell office:value-type="string">
            <text:p><text:a xlink:href="http://en.wikipedia.org/wiki/Sauðárkrókur_Airport">Sauðárkrókur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elfoss">Selfoss</text:a></text:p>
          </table:table-cell>
          <table:table-cell/>
          <table:table-cell office:value-type="string">
            <text:p>BISF</text:p>
          </table:table-cell>
          <table:table-cell table:style-name="ce5"/>
          <table:table-cell office:value-type="string">
            <text:p><text:a xlink:href="http://en.wikipedia.org/wiki/Selfoss_Airport">Selfoss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Þórshöfn">Þórshöfn</text:a> (Thorshofn)</text:p>
          </table:table-cell>
          <table:table-cell/>
          <table:table-cell office:value-type="string">
            <text:p>BITH</text:p>
          </table:table-cell>
          <table:table-cell office:value-type="string">
            <text:p>THO</text:p>
          </table:table-cell>
          <table:table-cell office:value-type="string">
            <text:p><text:a xlink:href="http://en.wikipedia.org/wiki/Þórshöfn_Airport">Þórshöfn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Vestmannaeyjar">Vestmannaeyjar</text:a></text:p>
          </table:table-cell>
          <table:table-cell/>
          <table:table-cell office:value-type="string">
            <text:p>BIVM</text:p>
          </table:table-cell>
          <table:table-cell office:value-type="string">
            <text:p>VEY</text:p>
          </table:table-cell>
          <table:table-cell office:value-type="string">
            <text:p><text:a xlink:href="http://en.wikipedia.org/wiki/Vestmannaeyjar_Airport">Vestmannaeyjar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Vopnafjörður">Vopnafjörður</text:a></text:p>
          </table:table-cell>
          <table:table-cell/>
          <table:table-cell office:value-type="string">
            <text:p>BIVO</text:p>
          </table:table-cell>
          <table:table-cell office:value-type="string">
            <text:p>VPN</text:p>
          </table:table-cell>
          <table:table-cell office:value-type="string">
            <text:p><text:a xlink:href="http://en.wikipedia.org/wiki/Vopnafjörður_Airport">Vopnafjörður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Ireland</text:p>
          </table:table-cell>
          <table:table-cell office:value-type="string">
            <text:p>I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Cork_%28city%29">Cork</text:a></text:p>
          </table:table-cell>
          <table:table-cell table:style-name="ce1" office:value-type="string">
            <text:p><text:a xlink:href="http://en.wikipedia.org/wiki/Munster">Munster</text:a></text:p>
          </table:table-cell>
          <table:table-cell office:value-type="string">
            <text:p><text:a xlink:href="http://www.iaa.ie/safe_reg/iaip/Published%20Files/AIP%20Files/AD/EI_AD_2_EICK_EN.pdf">EICK</text:a></text:p>
          </table:table-cell>
          <table:table-cell office:value-type="string">
            <text:p>ORK</text:p>
          </table:table-cell>
          <table:table-cell office:value-type="string">
            <text:p><text:a xlink:href="http://en.wikipedia.org/wiki/Cork_Airport">Cork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Donegal">Donegal</text:a> / <text:a xlink:href="http://en.wikipedia.org/wiki/Dungloe">Dungloe</text:a></text:p>
          </table:table-cell>
          <table:table-cell table:style-name="ce1" office:value-type="string">
            <text:p><text:a xlink:href="http://en.wikipedia.org/wiki/Ulster">Ulster</text:a></text:p>
          </table:table-cell>
          <table:table-cell office:value-type="string">
            <text:p><text:a xlink:href="http://www.iaa.ie/safe_reg/iaip/Published%20Files/AIP%20Files/AD/EI_AD_2_EIDL_EN.pdf">EIDL</text:a></text:p>
          </table:table-cell>
          <table:table-cell office:value-type="string">
            <text:p>CFN</text:p>
          </table:table-cell>
          <table:table-cell office:value-type="string">
            <text:p><text:a xlink:href="http://en.wikipedia.org/wiki/Donegal_Airport">Doneg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Dublin,_Ireland">Dublin</text:a></text:p>
          </table:table-cell>
          <table:table-cell table:style-name="ce1" office:value-type="string">
            <text:p><text:a xlink:href="http://en.wikipedia.org/wiki/Leinster">Leinster</text:a></text:p>
          </table:table-cell>
          <table:table-cell office:value-type="string">
            <text:p><text:a xlink:href="http://www.iaa.ie/safe_reg/iaip/Published%20Files/AIP%20Files/AD/EI_AD_2_EIDW_EN.pdf">EIDW</text:a></text:p>
          </table:table-cell>
          <table:table-cell office:value-type="string">
            <text:p>DUB</text:p>
          </table:table-cell>
          <table:table-cell office:value-type="string">
            <text:p><text:a xlink:href="http://en.wikipedia.org/wiki/Dublin_Airport">Dublin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Killarney">Killarney</text:a> / <text:a xlink:href="http://en.wikipedia.org/wiki/Farranfore">Farranfore</text:a></text:p>
          </table:table-cell>
          <table:table-cell table:style-name="ce1" office:value-type="string">
            <text:p><text:a xlink:href="http://en.wikipedia.org/wiki/Munster">Munster</text:a></text:p>
          </table:table-cell>
          <table:table-cell office:value-type="string">
            <text:p><text:a xlink:href="http://www.iaa.ie/safe_reg/iaip/Published%20Files/AIP%20Files/AD/EI_AD_2_EIKY_EN.pdf">EIKY</text:a></text:p>
          </table:table-cell>
          <table:table-cell office:value-type="string">
            <text:p>KIR</text:p>
          </table:table-cell>
          <table:table-cell table:style-name="ce4" office:value-type="string">
            <text:p><text:a xlink:href="http://en.wikipedia.org/wiki/Kerry_Airport">Kerry Airport</text:a> (Farranfore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Knock,_County_Mayo">Knock</text:a> / <text:a xlink:href="http://en.wikipedia.org/wiki/Charlestown,_County_Mayo">Charlestown</text:a></text:p>
          </table:table-cell>
          <table:table-cell table:style-name="ce1" office:value-type="string">
            <text:p><text:a xlink:href="http://en.wikipedia.org/wiki/Connacht">Connacht</text:a></text:p>
          </table:table-cell>
          <table:table-cell office:value-type="string">
            <text:p><text:a xlink:href="http://www.iaa.ie/safe_reg/iaip/Published%20Files/AIP%20Files/AD/EI_AD_2_EIKN_EN.pdf">EIKN</text:a></text:p>
          </table:table-cell>
          <table:table-cell office:value-type="string">
            <text:p>NOC</text:p>
          </table:table-cell>
          <table:table-cell office:value-type="string">
            <text:p><text:a xlink:href="http://en.wikipedia.org/wiki/Ireland_West_Airport_Knock">Ireland West Airport Knock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hannon,_Ireland">Shannon</text:a></text:p>
          </table:table-cell>
          <table:table-cell table:style-name="ce1" office:value-type="string">
            <text:p><text:a xlink:href="http://en.wikipedia.org/wiki/Munster">Munster</text:a></text:p>
          </table:table-cell>
          <table:table-cell office:value-type="string">
            <text:p><text:a xlink:href="http://www.iaa.ie/safe_reg/iaip/Published%20Files/AIP%20Files/AD/EI_AD_2_EINN_EN.pdf">EINN</text:a></text:p>
          </table:table-cell>
          <table:table-cell office:value-type="string">
            <text:p>SNN</text:p>
          </table:table-cell>
          <table:table-cell office:value-type="string">
            <text:p><text:a xlink:href="http://en.wikipedia.org/wiki/Shannon_Airport">Shannon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Waterford">Waterford</text:a></text:p>
          </table:table-cell>
          <table:table-cell table:style-name="ce1" office:value-type="string">
            <text:p><text:a xlink:href="http://en.wikipedia.org/wiki/Munster">Munster</text:a></text:p>
          </table:table-cell>
          <table:table-cell office:value-type="string">
            <text:p><text:a xlink:href="http://www.iaa.ie/safe_reg/iaip/Published%20Files/AIP%20Files/AD/EI_AD_2_EIWF_EN.pdf">EIWF</text:a></text:p>
          </table:table-cell>
          <table:table-cell office:value-type="string">
            <text:p>WAT</text:p>
          </table:table-cell>
          <table:table-cell office:value-type="string">
            <text:p><text:a xlink:href="http://en.wikipedia.org/wiki/Waterford_Airport">Waterford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Connemara">Connemara</text:a> / <text:a xlink:href="http://en.wikipedia.org/wiki/Inverin">Inverin</text:a></text:p>
          </table:table-cell>
          <table:table-cell table:style-name="ce1" office:value-type="string">
            <text:p><text:a xlink:href="http://en.wikipedia.org/wiki/Connacht">Connacht</text:a></text:p>
          </table:table-cell>
          <table:table-cell office:value-type="string">
            <text:p>EICA <text:a xlink:href="http://en.wikipedia.org/wiki/List_of_airports_in_the_Republic_of_Ireland#cite_note-IAA_VFR_Aerodromes-2">[2]</text:a></text:p>
          </table:table-cell>
          <table:table-cell office:value-type="string">
            <text:p>NNR</text:p>
          </table:table-cell>
          <table:table-cell table:style-name="ce4" office:value-type="string">
            <text:p><text:a xlink:href="http://en.wikipedia.org/wiki/Connemara_Airport">Connemara Airport</text:a> (Minna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Inisheer">Inisheer</text:a> (Inis Oírr)</text:p>
          </table:table-cell>
          <table:table-cell table:style-name="ce1" office:value-type="string">
            <text:p><text:a xlink:href="http://en.wikipedia.org/wiki/Connacht">Connacht</text:a></text:p>
          </table:table-cell>
          <table:table-cell office:value-type="string">
            <text:p>EIIR <text:a xlink:href="http://en.wikipedia.org/wiki/List_of_airports_in_the_Republic_of_Ireland#cite_note-IAA_VFR_Aerodromes-2">[2]</text:a></text:p>
          </table:table-cell>
          <table:table-cell office:value-type="string">
            <text:p>INQ</text:p>
          </table:table-cell>
          <table:table-cell office:value-type="string">
            <text:p><text:a xlink:href="http://en.wikipedia.org/wiki/Inisheer_Aerodrome">Inisheer Aerodrome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Inishmaan">Inishmaan</text:a> (Inis Meáin)</text:p>
          </table:table-cell>
          <table:table-cell table:style-name="ce1" office:value-type="string">
            <text:p><text:a xlink:href="http://en.wikipedia.org/wiki/Connacht">Connacht</text:a></text:p>
          </table:table-cell>
          <table:table-cell office:value-type="string">
            <text:p>EIMN <text:a xlink:href="http://en.wikipedia.org/wiki/List_of_airports_in_the_Republic_of_Ireland#cite_note-IAA_VFR_Aerodromes-2">[2]</text:a></text:p>
          </table:table-cell>
          <table:table-cell office:value-type="string">
            <text:p>IIA</text:p>
          </table:table-cell>
          <table:table-cell office:value-type="string">
            <text:p><text:a xlink:href="http://en.wikipedia.org/wiki/Inishmaan_Aerodrome">Inishmaan Aerodrome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Inishmore">Inishmore</text:a> (Inis Mór)</text:p>
          </table:table-cell>
          <table:table-cell table:style-name="ce1" office:value-type="string">
            <text:p><text:a xlink:href="http://en.wikipedia.org/wiki/Connacht">Connacht</text:a></text:p>
          </table:table-cell>
          <table:table-cell office:value-type="string">
            <text:p>EIIM <text:a xlink:href="http://en.wikipedia.org/wiki/List_of_airports_in_the_Republic_of_Ireland#cite_note-IAA_VFR_Aerodromes-2">[2]</text:a></text:p>
          </table:table-cell>
          <table:table-cell office:value-type="string">
            <text:p>IOR</text:p>
          </table:table-cell>
          <table:table-cell office:value-type="string">
            <text:p><text:a xlink:href="http://en.wikipedia.org/wiki/Inishmore_Aerodrome">Inishmore Aerodrome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Italy</text:p>
          </table:table-cell>
          <table:table-cell office:value-type="string">
            <text:p>IT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>
            <text:p><text:a xlink:href="http://en.wikipedia.org/wiki/Pescara">Pescara</text:a></text:p>
          </table:table-cell>
          <table:table-cell/>
          <table:table-cell office:value-type="string">
            <text:p>LIBP</text:p>
          </table:table-cell>
          <table:table-cell office:value-type="string">
            <text:p>PSR</text:p>
          </table:table-cell>
          <table:table-cell table:style-name="ce4" office:value-type="string">
            <text:p><text:a xlink:href="http://en.wikipedia.org/wiki/Abruzzo_Airport">Abruzzo Airport</text:a> (Pescara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Aosta">Aosta</text:a></text:p>
          </table:table-cell>
          <table:table-cell/>
          <table:table-cell office:value-type="string">
            <text:p>LIMW</text:p>
          </table:table-cell>
          <table:table-cell office:value-type="string">
            <text:p>AOT</text:p>
          </table:table-cell>
          <table:table-cell office:value-type="string">
            <text:p><text:a xlink:href="http://en.wikipedia.org/wiki/Aosta_Airport">Aosta "Corrado Gex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ari">Bari</text:a></text:p>
          </table:table-cell>
          <table:table-cell/>
          <table:table-cell office:value-type="string">
            <text:p>LIBD</text:p>
          </table:table-cell>
          <table:table-cell office:value-type="string">
            <text:p>BRI</text:p>
          </table:table-cell>
          <table:table-cell office:value-type="string">
            <text:p><text:a xlink:href="http://en.wikipedia.org/wiki/Bari_Airport">Bari-Palese "Karol Wojtyla" Airport</text:a></text:p>
          </table:table-cell>
          <table:table-cell/>
        </table:table-row>
        <table:table-row table:style-name="ro3">
          <table:table-cell office:value-type="string">
            <text:p><text:a xlink:href="http://en.wikipedia.org/wiki/Brindisi">Brindisi</text:a> / <text:a xlink:href="http://en.wikipedia.org/wiki/Salento">Salento</text:a></text:p>
          </table:table-cell>
          <table:table-cell/>
          <table:table-cell office:value-type="string">
            <text:p>LIBR</text:p>
          </table:table-cell>
          <table:table-cell office:value-type="string">
            <text:p>BDS</text:p>
          </table:table-cell>
          <table:table-cell table:style-name="ce4" office:value-type="string">
            <text:p><text:a xlink:href="http://en.wikipedia.org/wiki/Brindisi-Casale_Airport">Brindisi-Casale "Orazio Pierozzi" Airport</text:a> (Salento Airport)</text:p>
          </table:table-cell>
          <table:table-cell/>
        </table:table-row>
        <table:table-row table:style-name="ro1">
          <table:table-cell office:value-type="string">
            <text:p><text:a xlink:href="http://en.wikipedia.org/wiki/Foggia">Foggia</text:a></text:p>
          </table:table-cell>
          <table:table-cell/>
          <table:table-cell office:value-type="string">
            <text:p>LIBF</text:p>
          </table:table-cell>
          <table:table-cell office:value-type="string">
            <text:p>FOG</text:p>
          </table:table-cell>
          <table:table-cell office:value-type="string">
            <text:p><text:a xlink:href="http://en.wikipedia.org/wiki/Foggia_%22Gino_Lisa%22_Airport">Foggia "Gino Lisa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Crotone">Crotone</text:a></text:p>
          </table:table-cell>
          <table:table-cell/>
          <table:table-cell office:value-type="string">
            <text:p>LIBC</text:p>
          </table:table-cell>
          <table:table-cell office:value-type="string">
            <text:p>CRV</text:p>
          </table:table-cell>
          <table:table-cell office:value-type="string">
            <text:p><text:a xlink:href="http://en.wikipedia.org/wiki/Crotone_Airport">Crotone "Sant'Anna"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Lamezia_Terme">Lamezia Terme</text:a>, <text:a xlink:href="http://en.wikipedia.org/wiki/Province_of_Catanzaro">Catanzaro</text:a></text:p>
          </table:table-cell>
          <table:table-cell/>
          <table:table-cell office:value-type="string">
            <text:p>LICA</text:p>
          </table:table-cell>
          <table:table-cell office:value-type="string">
            <text:p>SUF</text:p>
          </table:table-cell>
          <table:table-cell office:value-type="string">
            <text:p><text:a xlink:href="http://en.wikipedia.org/wiki/Lamezia_Terme_Airport">Lamezia Terme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Reggio_Calabria">Reggio Calabria</text:a></text:p>
          </table:table-cell>
          <table:table-cell/>
          <table:table-cell office:value-type="string">
            <text:p>LICR</text:p>
          </table:table-cell>
          <table:table-cell office:value-type="string">
            <text:p>REG</text:p>
          </table:table-cell>
          <table:table-cell office:value-type="string">
            <text:p><text:a xlink:href="http://en.wikipedia.org/wiki/Reggio_Calabria_Airport">Reggio Calabria "Tito Minnit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Naples">Naples</text:a></text:p>
          </table:table-cell>
          <table:table-cell/>
          <table:table-cell office:value-type="string">
            <text:p>LIRN</text:p>
          </table:table-cell>
          <table:table-cell office:value-type="string">
            <text:p>NAP</text:p>
          </table:table-cell>
          <table:table-cell office:value-type="string">
            <text:p><text:a xlink:href="http://en.wikipedia.org/wiki/Naples_Airport">Naples-Capodichino "Ugo Niutta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alerno">Salerno</text:a></text:p>
          </table:table-cell>
          <table:table-cell/>
          <table:table-cell office:value-type="string">
            <text:p>LIRI</text:p>
          </table:table-cell>
          <table:table-cell office:value-type="string">
            <text:p>QSR</text:p>
          </table:table-cell>
          <table:table-cell office:value-type="string">
            <text:p><text:a xlink:href="http://en.wikipedia.org/wiki/Salerno_Costa_d%27Amalfi_Airport">Salerno Costa d'Amalfi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ologna">Bologna</text:a></text:p>
          </table:table-cell>
          <table:table-cell/>
          <table:table-cell office:value-type="string">
            <text:p>LIPE</text:p>
          </table:table-cell>
          <table:table-cell office:value-type="string">
            <text:p>BLQ</text:p>
          </table:table-cell>
          <table:table-cell office:value-type="string">
            <text:p><text:a xlink:href="http://en.wikipedia.org/wiki/Bologna_Airport">Bologna-Borgo Panigale "Guglielmo Marcon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Forlì">Forlì</text:a></text:p>
          </table:table-cell>
          <table:table-cell/>
          <table:table-cell office:value-type="string">
            <text:p>LIPK</text:p>
          </table:table-cell>
          <table:table-cell office:value-type="string">
            <text:p>FRL</text:p>
          </table:table-cell>
          <table:table-cell office:value-type="string">
            <text:p><text:a xlink:href="http://en.wikipedia.org/wiki/Forlì_Airport">Forlì "Luigi Ridolf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arma">Parma</text:a></text:p>
          </table:table-cell>
          <table:table-cell/>
          <table:table-cell office:value-type="string">
            <text:p>LIMP</text:p>
          </table:table-cell>
          <table:table-cell office:value-type="string">
            <text:p>PMF</text:p>
          </table:table-cell>
          <table:table-cell office:value-type="string">
            <text:p><text:a xlink:href="http://en.wikipedia.org/wiki/Parma_Airport">Parma "Giuseppe Verd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Rimini">Rimini</text:a></text:p>
          </table:table-cell>
          <table:table-cell/>
          <table:table-cell office:value-type="string">
            <text:p>LIPR</text:p>
          </table:table-cell>
          <table:table-cell office:value-type="string">
            <text:p>RMI</text:p>
          </table:table-cell>
          <table:table-cell office:value-type="string">
            <text:p><text:a xlink:href="http://en.wikipedia.org/wiki/Federico_Fellini_Airport">Rimini-Miramare "Federico Fellini"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Ronchi_dei_Legionari">Ronchi dei Legionari</text:a> / <text:a xlink:href="http://en.wikipedia.org/wiki/Trieste">Trieste</text:a></text:p>
          </table:table-cell>
          <table:table-cell/>
          <table:table-cell office:value-type="string">
            <text:p>LIPQ</text:p>
          </table:table-cell>
          <table:table-cell office:value-type="string">
            <text:p>TRS</text:p>
          </table:table-cell>
          <table:table-cell office:value-type="string">
            <text:p><text:a xlink:href="http://en.wikipedia.org/wiki/Friuli_Venezia_Giulia_Airport">Friuli-Venezia Giulia "Pietro Savorgnan di Brazzà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Rome">Rome</text:a></text:p>
          </table:table-cell>
          <table:table-cell/>
          <table:table-cell office:value-type="string">
            <text:p>LIRF</text:p>
          </table:table-cell>
          <table:table-cell office:value-type="string">
            <text:p>FCO</text:p>
          </table:table-cell>
          <table:table-cell office:value-type="string">
            <text:p><text:a xlink:href="http://en.wikipedia.org/wiki/Leonardo_da_Vinci-Fiumicino_Airport">Rome-Fiumicino "Leonardo da Vinc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Rome">Rome</text:a></text:p>
          </table:table-cell>
          <table:table-cell/>
          <table:table-cell office:value-type="string">
            <text:p>LIRA</text:p>
          </table:table-cell>
          <table:table-cell office:value-type="string">
            <text:p>CIA</text:p>
          </table:table-cell>
          <table:table-cell office:value-type="string">
            <text:p><text:a xlink:href="http://en.wikipedia.org/wiki/Rome_Ciampino_Airport">Rome Ciampino "Giovan Battista Pastine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Albenga">Albenga</text:a>, <text:a xlink:href="http://en.wikipedia.org/wiki/Province_of_Savona">Savona</text:a></text:p>
          </table:table-cell>
          <table:table-cell/>
          <table:table-cell office:value-type="string">
            <text:p>LIMG</text:p>
          </table:table-cell>
          <table:table-cell office:value-type="string">
            <text:p>ALL</text:p>
          </table:table-cell>
          <table:table-cell office:value-type="string">
            <text:p><text:a xlink:href="http://en.wikipedia.org/wiki/Villanova_d%27Albenga_International_Airport">Villanova d'Albenga "Clemente Panero"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Genoa">Genoa</text:a> (Genova) / <text:a xlink:href="http://en.wikipedia.org/wiki/Sestri_Ponente">Sestri Ponente</text:a></text:p>
          </table:table-cell>
          <table:table-cell/>
          <table:table-cell office:value-type="string">
            <text:p>LIMJ</text:p>
          </table:table-cell>
          <table:table-cell office:value-type="string">
            <text:p>GOA</text:p>
          </table:table-cell>
          <table:table-cell office:value-type="string">
            <text:p><text:a xlink:href="http://en.wikipedia.org/wiki/Genoa_Cristoforo_Colombo_Airport">Genoa "Cristoforo Colombo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ergamo">Bergamo</text:a></text:p>
          </table:table-cell>
          <table:table-cell/>
          <table:table-cell office:value-type="string">
            <text:p>LIME</text:p>
          </table:table-cell>
          <table:table-cell office:value-type="string">
            <text:p>BGY</text:p>
          </table:table-cell>
          <table:table-cell office:value-type="string">
            <text:p><text:a xlink:href="http://en.wikipedia.org/wiki/Orio_al_Serio_Airport">Orio al Serio "Antonio Locatell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rescia">Brescia</text:a></text:p>
          </table:table-cell>
          <table:table-cell/>
          <table:table-cell office:value-type="string">
            <text:p>LIPO</text:p>
          </table:table-cell>
          <table:table-cell office:value-type="string">
            <text:p>VBS</text:p>
          </table:table-cell>
          <table:table-cell office:value-type="string">
            <text:p><text:a xlink:href="http://en.wikipedia.org/wiki/Brescia_Airport">Brescia-Montichiari "Gabriele D'Annunzio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Milan">Milan</text:a></text:p>
          </table:table-cell>
          <table:table-cell/>
          <table:table-cell office:value-type="string">
            <text:p>LIMC</text:p>
          </table:table-cell>
          <table:table-cell office:value-type="string">
            <text:p>MXP</text:p>
          </table:table-cell>
          <table:table-cell office:value-type="string">
            <text:p><text:a xlink:href="http://en.wikipedia.org/wiki/Malpensa_Airport">Milan-Malpensa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Milan">Milan</text:a></text:p>
          </table:table-cell>
          <table:table-cell/>
          <table:table-cell office:value-type="string">
            <text:p>LIML</text:p>
          </table:table-cell>
          <table:table-cell office:value-type="string">
            <text:p>LIN</text:p>
          </table:table-cell>
          <table:table-cell office:value-type="string">
            <text:p><text:a xlink:href="http://en.wikipedia.org/wiki/Linate_Airport">Milan-Linate "Enrico Forlanin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Ancona">Ancona</text:a></text:p>
          </table:table-cell>
          <table:table-cell/>
          <table:table-cell office:value-type="string">
            <text:p>LIPY</text:p>
          </table:table-cell>
          <table:table-cell office:value-type="string">
            <text:p>AOI</text:p>
          </table:table-cell>
          <table:table-cell office:value-type="string">
            <text:p><text:a xlink:href="http://en.wikipedia.org/wiki/Ancona_Airport">Ancona-Falconara "Raffaello Sanzio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Cuneo">Cuneo</text:a></text:p>
          </table:table-cell>
          <table:table-cell/>
          <table:table-cell office:value-type="string">
            <text:p>LIMZ</text:p>
          </table:table-cell>
          <table:table-cell office:value-type="string">
            <text:p>CUF</text:p>
          </table:table-cell>
          <table:table-cell office:value-type="string">
            <text:p><text:a xlink:href="http://en.wikipedia.org/wiki/Cuneo_Levaldigi_Airport">Cuneo-Levaldigi "Turin Olympics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Turin">Turin</text:a> (Torino)</text:p>
          </table:table-cell>
          <table:table-cell/>
          <table:table-cell office:value-type="string">
            <text:p>LIMF</text:p>
          </table:table-cell>
          <table:table-cell office:value-type="string">
            <text:p>TRN</text:p>
          </table:table-cell>
          <table:table-cell office:value-type="string">
            <text:p><text:a xlink:href="http://en.wikipedia.org/wiki/Turin_Caselle_Airport">Turin-Caselle "Sandro Pertin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Alghero">Alghero</text:a>, <text:a xlink:href="http://en.wikipedia.org/wiki/Province_of_Sassari">Sassari</text:a></text:p>
          </table:table-cell>
          <table:table-cell/>
          <table:table-cell office:value-type="string">
            <text:p>LIEA</text:p>
          </table:table-cell>
          <table:table-cell office:value-type="string">
            <text:p>AHO</text:p>
          </table:table-cell>
          <table:table-cell office:value-type="string">
            <text:p><text:a xlink:href="http://en.wikipedia.org/wiki/Fertilia_Airport">Alghero-Fertilia "Riviera del Corallo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Cagliari">Cagliari</text:a></text:p>
          </table:table-cell>
          <table:table-cell/>
          <table:table-cell office:value-type="string">
            <text:p>LIEE</text:p>
          </table:table-cell>
          <table:table-cell office:value-type="string">
            <text:p>CAG</text:p>
          </table:table-cell>
          <table:table-cell office:value-type="string">
            <text:p><text:a xlink:href="http://en.wikipedia.org/wiki/Cagliari-Elmas_Airport">Cagliari-Elmas "Mario Mamel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Olbia">Olbia</text:a>, <text:a xlink:href="http://en.wikipedia.org/wiki/Province_of_Olbia-Tempio">Olbia-Tempio</text:a></text:p>
          </table:table-cell>
          <table:table-cell/>
          <table:table-cell office:value-type="string">
            <text:p>LIEO</text:p>
          </table:table-cell>
          <table:table-cell office:value-type="string">
            <text:p>OLB</text:p>
          </table:table-cell>
          <table:table-cell office:value-type="string">
            <text:p><text:a xlink:href="http://en.wikipedia.org/wiki/Olbia_-_Costa_Smeralda_Airport">Olbia - Costa Smeralda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Tortolì">Tortolì</text:a> / <text:a xlink:href="http://en.wikipedia.org/wiki/Arbatax">Arbatax</text:a>, <text:a xlink:href="http://en.wikipedia.org/wiki/Province_of_Ogliastra">Ogliastra</text:a></text:p>
          </table:table-cell>
          <table:table-cell/>
          <table:table-cell office:value-type="string">
            <text:p>LIET</text:p>
          </table:table-cell>
          <table:table-cell office:value-type="string">
            <text:p>TTB</text:p>
          </table:table-cell>
          <table:table-cell office:value-type="string">
            <text:p><text:a xlink:href="http://en.wikipedia.org/wiki/Tortolì_Airport">Tortolì-Arbatax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alermo">Palermo</text:a></text:p>
          </table:table-cell>
          <table:table-cell/>
          <table:table-cell office:value-type="string">
            <text:p>LICJ</text:p>
          </table:table-cell>
          <table:table-cell office:value-type="string">
            <text:p>PMO</text:p>
          </table:table-cell>
          <table:table-cell office:value-type="string">
            <text:p><text:a xlink:href="http://en.wikipedia.org/wiki/Palermo_Airport">Palermo-Punta Raisi "Falcone &amp; Borsellino" Airport</text:a></text:p>
          </table:table-cell>
          <table:table-cell/>
        </table:table-row>
        <table:table-row table:style-name="ro4">
          <table:table-cell office:value-type="string">
            <text:p><text:a xlink:href="http://en.wikipedia.org/wiki/Pantelleria">Pantelleria</text:a>, <text:a xlink:href="http://en.wikipedia.org/wiki/Province_of_Trapani">Trapani</text:a></text:p>
          </table:table-cell>
          <table:table-cell/>
          <table:table-cell office:value-type="string">
            <text:p>LICG</text:p>
          </table:table-cell>
          <table:table-cell office:value-type="string">
            <text:p>PNL</text:p>
          </table:table-cell>
          <table:table-cell table:style-name="ce4" office:value-type="string">
            <text:p><text:a xlink:href="http://en.wikipedia.org/wiki/Pantelleria_Airport">Pantelleria Airport</text:a> (public/military)</text:p>
          </table:table-cell>
          <table:table-cell/>
        </table:table-row>
        <table:table-row table:style-name="ro1">
          <table:table-cell office:value-type="string">
            <text:p><text:a xlink:href="http://en.wikipedia.org/wiki/Trapani">Trapani</text:a></text:p>
          </table:table-cell>
          <table:table-cell/>
          <table:table-cell office:value-type="string">
            <text:p>LICT</text:p>
          </table:table-cell>
          <table:table-cell office:value-type="string">
            <text:p>TPS</text:p>
          </table:table-cell>
          <table:table-cell office:value-type="string">
            <text:p><text:a xlink:href="http://en.wikipedia.org/wiki/Vincenzo_Florio_Airport">Trapani-Birgi "Vincenzo Florio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olzano">Bolzano</text:a></text:p>
          </table:table-cell>
          <table:table-cell/>
          <table:table-cell office:value-type="string">
            <text:p>LIPB</text:p>
          </table:table-cell>
          <table:table-cell office:value-type="string">
            <text:p>BZO</text:p>
          </table:table-cell>
          <table:table-cell office:value-type="string">
            <text:p><text:a xlink:href="http://en.wikipedia.org/wiki/Bolzano_Airport">Bolzano-Dolomiti "Francesco Baracca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Florence">Florence</text:a> (Firenze)</text:p>
          </table:table-cell>
          <table:table-cell/>
          <table:table-cell office:value-type="string">
            <text:p>LIRQ</text:p>
          </table:table-cell>
          <table:table-cell office:value-type="string">
            <text:p>FLR</text:p>
          </table:table-cell>
          <table:table-cell office:value-type="string">
            <text:p><text:a xlink:href="http://en.wikipedia.org/wiki/Peretola_Airport">Florence-Peretola "Amerigo Vespucc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Marina_di_Campo">Marina di Campo</text:a>, <text:a xlink:href="http://en.wikipedia.org/wiki/Elba">Elba</text:a></text:p>
          </table:table-cell>
          <table:table-cell/>
          <table:table-cell office:value-type="string">
            <text:p>LIRJ</text:p>
          </table:table-cell>
          <table:table-cell office:value-type="string">
            <text:p>EBA</text:p>
          </table:table-cell>
          <table:table-cell office:value-type="string">
            <text:p><text:a xlink:href="http://en.wikipedia.org/wiki/Marina_di_Campo_Airport">Marina di Campo "Teseo Tesei" Airport</text:a></text:p>
          </table:table-cell>
          <table:table-cell/>
        </table:table-row>
        <table:table-row table:style-name="ro4">
          <table:table-cell office:value-type="string">
            <text:p><text:a xlink:href="http://en.wikipedia.org/wiki/Pisa">Pisa</text:a></text:p>
          </table:table-cell>
          <table:table-cell/>
          <table:table-cell office:value-type="string">
            <text:p>LIRP</text:p>
          </table:table-cell>
          <table:table-cell office:value-type="string">
            <text:p>PSA</text:p>
          </table:table-cell>
          <table:table-cell table:style-name="ce4" office:value-type="string">
            <text:p><text:a xlink:href="http://en.wikipedia.org/wiki/Galileo_Galilei_Airport">Pisa-San Giusto "Galileo Galilei" Airport</text:a> (public/military)</text:p>
          </table:table-cell>
          <table:table-cell/>
        </table:table-row>
        <table:table-row table:style-name="ro1">
          <table:table-cell office:value-type="string">
            <text:p><text:a xlink:href="http://en.wikipedia.org/wiki/Perugia">Perugia</text:a></text:p>
          </table:table-cell>
          <table:table-cell/>
          <table:table-cell office:value-type="string">
            <text:p>LIRZ</text:p>
          </table:table-cell>
          <table:table-cell office:value-type="string">
            <text:p>PEG</text:p>
          </table:table-cell>
          <table:table-cell office:value-type="string">
            <text:p><text:a xlink:href="http://en.wikipedia.org/wiki/San_Egidio_Airport">Perugia-Sant'Egidio "Adamo Giuglietti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Treviso">Treviso</text:a></text:p>
          </table:table-cell>
          <table:table-cell/>
          <table:table-cell office:value-type="string">
            <text:p>LIPH</text:p>
          </table:table-cell>
          <table:table-cell office:value-type="string">
            <text:p>TSF</text:p>
          </table:table-cell>
          <table:table-cell office:value-type="string">
            <text:p><text:a xlink:href="http://en.wikipedia.org/wiki/Treviso_Airport">Treviso-Sant'Angelo "Antonio Canova"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Venice">Venice</text:a> (Venezia)</text:p>
          </table:table-cell>
          <table:table-cell/>
          <table:table-cell office:value-type="string">
            <text:p>LIPZ</text:p>
          </table:table-cell>
          <table:table-cell office:value-type="string">
            <text:p>VCE</text:p>
          </table:table-cell>
          <table:table-cell office:value-type="string">
            <text:p><text:a xlink:href="http://en.wikipedia.org/wiki/Venice_Marco_Polo_Airport">Venice Marco Polo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Verona">Verona</text:a></text:p>
          </table:table-cell>
          <table:table-cell/>
          <table:table-cell office:value-type="string">
            <text:p>LIPX</text:p>
          </table:table-cell>
          <table:table-cell office:value-type="string">
            <text:p>VRN</text:p>
          </table:table-cell>
          <table:table-cell office:value-type="string">
            <text:p><text:a xlink:href="http://en.wikipedia.org/wiki/Verona_Airport">Verona-Villafranca "Valerio Catullo"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Kazakhstan</text:p>
          </table:table-cell>
          <table:table-cell office:value-type="string">
            <text:p>KZ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Aktau">Aktau</text:a></text:p>
          </table:table-cell>
          <table:table-cell/>
          <table:table-cell office:value-type="string">
            <text:p>UATE</text:p>
          </table:table-cell>
          <table:table-cell office:value-type="string">
            <text:p>SCO</text:p>
          </table:table-cell>
          <table:table-cell office:value-type="string">
            <text:p><text:a xlink:href="http://en.wikipedia.org/wiki/Aktau_Airport">Aktau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Aktobe">Aktobe</text:a></text:p>
          </table:table-cell>
          <table:table-cell/>
          <table:table-cell office:value-type="string">
            <text:p>UATT</text:p>
          </table:table-cell>
          <table:table-cell office:value-type="string">
            <text:p>AKX</text:p>
          </table:table-cell>
          <table:table-cell office:value-type="string">
            <text:p><text:a xlink:href="http://en.wikipedia.org/wiki/Aktobe_Airport">Aktobe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Almaty">Almaty</text:a></text:p>
          </table:table-cell>
          <table:table-cell/>
          <table:table-cell office:value-type="string">
            <text:p>UAAA</text:p>
          </table:table-cell>
          <table:table-cell office:value-type="string">
            <text:p>ALA</text:p>
          </table:table-cell>
          <table:table-cell office:value-type="string">
            <text:p><text:a xlink:href="http://en.wikipedia.org/wiki/Almaty_International_Airport">Almaty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Astana">Astana</text:a></text:p>
          </table:table-cell>
          <table:table-cell/>
          <table:table-cell office:value-type="string">
            <text:p>UACC</text:p>
          </table:table-cell>
          <table:table-cell office:value-type="string">
            <text:p>TSE</text:p>
          </table:table-cell>
          <table:table-cell office:value-type="string">
            <text:p><text:a xlink:href="http://en.wikipedia.org/wiki/Astana_International_Airport">Astana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Atyrau">Atyrau</text:a></text:p>
          </table:table-cell>
          <table:table-cell/>
          <table:table-cell office:value-type="string">
            <text:p>UATG</text:p>
          </table:table-cell>
          <table:table-cell office:value-type="string">
            <text:p>GUW</text:p>
          </table:table-cell>
          <table:table-cell office:value-type="string">
            <text:p><text:a xlink:href="http://en.wikipedia.org/wiki/Atyrau_Airport">Atyrau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Balkhash">Balkhash</text:a></text:p>
          </table:table-cell>
          <table:table-cell/>
          <table:table-cell office:value-type="string">
            <text:p>UAAH</text:p>
          </table:table-cell>
          <table:table-cell office:value-type="string">
            <text:p>BXH</text:p>
          </table:table-cell>
          <table:table-cell office:value-type="string">
            <text:p><text:a xlink:href="http://en.wikipedia.org/wiki/Balkhash_Airport">Balkhash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Karaganda">Karaganda</text:a></text:p>
          </table:table-cell>
          <table:table-cell/>
          <table:table-cell office:value-type="string">
            <text:p>UAKK</text:p>
          </table:table-cell>
          <table:table-cell office:value-type="string">
            <text:p>KGF</text:p>
          </table:table-cell>
          <table:table-cell office:value-type="string">
            <text:p><text:a xlink:href="http://en.wikipedia.org/wiki/Sary-Arka_Airport">Sary-Arka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Kokshetau">Kokshetau</text:a></text:p>
          </table:table-cell>
          <table:table-cell/>
          <table:table-cell table:style-name="ce5"/>
          <table:table-cell office:value-type="string">
            <text:p>KOV</text:p>
          </table:table-cell>
          <table:table-cell office:value-type="string">
            <text:p><text:a xlink:href="http://en.wikipedia.org/wiki/Kokshetau_Airport">Kokshetau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Kostanay">Kostanay</text:a></text:p>
          </table:table-cell>
          <table:table-cell/>
          <table:table-cell office:value-type="string">
            <text:p>UAUU</text:p>
          </table:table-cell>
          <table:table-cell office:value-type="string">
            <text:p>KSN</text:p>
          </table:table-cell>
          <table:table-cell office:value-type="string">
            <text:p><text:a xlink:href="http://en.wikipedia.org/wiki/Kostanay_Airport">Kostanay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Kyzylorda">Kyzylorda</text:a></text:p>
          </table:table-cell>
          <table:table-cell/>
          <table:table-cell office:value-type="string">
            <text:p>UAOO</text:p>
          </table:table-cell>
          <table:table-cell office:value-type="string">
            <text:p>KZO</text:p>
          </table:table-cell>
          <table:table-cell office:value-type="string">
            <text:p><text:a xlink:href="http://en.wikipedia.org/wiki/Kyzylorda_Airport">Kyzylorda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Oral,_Kazakhstan">Oral</text:a></text:p>
          </table:table-cell>
          <table:table-cell/>
          <table:table-cell office:value-type="string">
            <text:p>UARR</text:p>
          </table:table-cell>
          <table:table-cell office:value-type="string">
            <text:p>URA</text:p>
          </table:table-cell>
          <table:table-cell office:value-type="string">
            <text:p><text:a xlink:href="http://en.wikipedia.org/wiki/Oral_Ak_Zhol_Airport">Oral Ak Zho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Oskemen">Oskemen</text:a></text:p>
          </table:table-cell>
          <table:table-cell/>
          <table:table-cell office:value-type="string">
            <text:p>UASK</text:p>
          </table:table-cell>
          <table:table-cell office:value-type="string">
            <text:p>UKK</text:p>
          </table:table-cell>
          <table:table-cell office:value-type="string">
            <text:p><text:a xlink:href="http://en.wikipedia.org/wiki/Oskemen_Airport">Oskemen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avlodar">Pavlodar</text:a></text:p>
          </table:table-cell>
          <table:table-cell/>
          <table:table-cell office:value-type="string">
            <text:p>UASP</text:p>
          </table:table-cell>
          <table:table-cell office:value-type="string">
            <text:p>PWQ</text:p>
          </table:table-cell>
          <table:table-cell office:value-type="string">
            <text:p><text:a xlink:href="http://en.wikipedia.org/wiki/Pavlodar_Airport">Pavlodar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etropavl">Petropavl</text:a></text:p>
          </table:table-cell>
          <table:table-cell/>
          <table:table-cell office:value-type="string">
            <text:p>UACP</text:p>
          </table:table-cell>
          <table:table-cell office:value-type="string">
            <text:p>PPK</text:p>
          </table:table-cell>
          <table:table-cell office:value-type="string">
            <text:p><text:a xlink:href="http://en.wikipedia.org/wiki/Petropavlovsk_Airport">Petropavlovsk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emey">Semey</text:a></text:p>
          </table:table-cell>
          <table:table-cell/>
          <table:table-cell office:value-type="string">
            <text:p>UASS</text:p>
          </table:table-cell>
          <table:table-cell office:value-type="string">
            <text:p>PLX</text:p>
          </table:table-cell>
          <table:table-cell office:value-type="string">
            <text:p><text:a xlink:href="http://en.wikipedia.org/wiki/Semey_Airport">Semey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Shymkent">Shymkent</text:a></text:p>
          </table:table-cell>
          <table:table-cell/>
          <table:table-cell office:value-type="string">
            <text:p>UAII</text:p>
          </table:table-cell>
          <table:table-cell office:value-type="string">
            <text:p>CIT</text:p>
          </table:table-cell>
          <table:table-cell office:value-type="string">
            <text:p><text:a xlink:href="http://en.wikipedia.org/wiki/Shymkent_Airport">Shymkent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Taraz">Taraz</text:a></text:p>
          </table:table-cell>
          <table:table-cell/>
          <table:table-cell office:value-type="string">
            <text:p>UADD</text:p>
          </table:table-cell>
          <table:table-cell office:value-type="string">
            <text:p>DMB</text:p>
          </table:table-cell>
          <table:table-cell office:value-type="string">
            <text:p><text:a xlink:href="http://en.wikipedia.org/wiki/Taraz_Airport">Taraz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Zhezkazgan">Zhezkazgan</text:a></text:p>
          </table:table-cell>
          <table:table-cell/>
          <table:table-cell office:value-type="string">
            <text:p>UAKD</text:p>
          </table:table-cell>
          <table:table-cell office:value-type="string">
            <text:p>DZN</text:p>
          </table:table-cell>
          <table:table-cell office:value-type="string">
            <text:p><text:a xlink:href="http://en.wikipedia.org/wiki/Zhezkazgan_Airport">Zhezkazgan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Latvia</text:p>
          </table:table-cell>
          <table:table-cell office:value-type="string">
            <text:p>LV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Riga">Riga</text:a></text:p>
          </table:table-cell>
          <table:table-cell/>
          <table:table-cell office:value-type="string">
            <text:p>EVRA</text:p>
          </table:table-cell>
          <table:table-cell office:value-type="string">
            <text:p>RIX</text:p>
          </table:table-cell>
          <table:table-cell office:value-type="string">
            <text:p><text:a xlink:href="http://en.wikipedia.org/wiki/Riga_International_Airport">Riga International Airport</text:a>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Lithuania</text:p>
          </table:table-cell>
          <table:table-cell office:value-type="string">
            <text:p>LT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>
            <text:p><text:a xlink:href="http://en.wikipedia.org/wiki/Kaunas">Kaunas</text:a></text:p>
          </table:table-cell>
          <table:table-cell/>
          <table:table-cell office:value-type="string">
            <text:p>EYKA</text:p>
          </table:table-cell>
          <table:table-cell office:value-type="string">
            <text:p>KUN</text:p>
          </table:table-cell>
          <table:table-cell office:value-type="string">
            <text:p><text:a xlink:href="http://en.wikipedia.org/wiki/Kaunas_International_Airport">Kaunas International Airport</text:a></text:p>
          </table:table-cell>
          <table:table-cell/>
        </table:table-row>
        <table:table-row table:style-name="ro1">
          <table:table-cell office:value-type="string">
            <text:p><text:a xlink:href="http://en.wikipedia.org/wiki/Palanga">Palanga</text:a></text:p>
          </table:table-cell>
          <table:table-cell/>
          <table:table-cell office:value-type="string">
            <text:p>EYPA</text:p>
          </table:table-cell>
          <table:table-cell office:value-type="string">
            <text:p>PLQ</text:p>
          </table:table-cell>
          <table:table-cell office:value-type="string">
            <text:p><text:a xlink:href="http://en.wikipedia.org/wiki/Palanga_International_Airport">Palanga International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Šiauliai">Šiauliai</text:a></text:p>
          </table:table-cell>
          <table:table-cell/>
          <table:table-cell office:value-type="string">
            <text:p>EYSA</text:p>
          </table:table-cell>
          <table:table-cell office:value-type="string">
            <text:p>SQQ</text:p>
          </table:table-cell>
          <table:table-cell office:value-type="string">
            <text:p><text:a xlink:href="http://en.wikipedia.org/wiki/Šiauliai_International_Airport">Šiauliai International Airport</text:a> (CIV/MIL)</text:p>
          </table:table-cell>
          <table:table-cell/>
        </table:table-row>
        <table:table-row table:style-name="ro1">
          <table:table-cell office:value-type="string">
            <text:p><text:a xlink:href="http://en.wikipedia.org/wiki/Vilnius">Vilnius</text:a></text:p>
          </table:table-cell>
          <table:table-cell/>
          <table:table-cell office:value-type="string">
            <text:p>EYVI</text:p>
          </table:table-cell>
          <table:table-cell office:value-type="string">
            <text:p>VNO</text:p>
          </table:table-cell>
          <table:table-cell office:value-type="string">
            <text:p><text:a xlink:href="http://en.wikipedia.org/wiki/Vilnius_International_Airport">Vilnius International Airport</text:a></text:p>
          </table:table-cell>
          <table:table-cell/>
        </table:table-row>
        <table:table-row table:style-name="ro4">
          <table:table-cell office:value-type="string">
            <text:p><text:a xlink:href="http://en.wikipedia.org/wiki/Barysiai">Barysiai</text:a> / <text:a xlink:href="http://en.wikipedia.org/wiki/Šiauliai">Šiauliai</text:a></text:p>
          </table:table-cell>
          <table:table-cell/>
          <table:table-cell office:value-type="string">
            <text:p>EYSB</text:p>
          </table:table-cell>
          <table:table-cell office:value-type="string">
            <text:p>HLJ</text:p>
          </table:table-cell>
          <table:table-cell office:value-type="string">
            <text:p><text:a xlink:href="http://en.wikipedia.org/wiki/Barysiai_Airport">Barysiai Airport</text:a> (Šiauliai Airport) (CIV/MIL)</text:p>
          </table:table-cell>
          <table:table-cell/>
        </table:table-row>
        <table:table-row table:style-name="ro1">
          <table:table-cell office:value-type="string">
            <text:p><text:a xlink:href="http://en.wikipedia.org/wiki/Klaipėda">Klaipėda</text:a></text:p>
          </table:table-cell>
          <table:table-cell/>
          <table:table-cell office:value-type="string">
            <text:p>EYKL</text:p>
          </table:table-cell>
          <table:table-cell office:value-type="string">
            <text:p>KLJ</text:p>
          </table:table-cell>
          <table:table-cell office:value-type="string">
            <text:p><text:a xlink:href="http://en.wikipedia.org/wiki/Klaipėda_Airport">Klaipėda Airport</text:a></text:p>
          </table:table-cell>
          <table:table-cell/>
        </table:table-row>
        <table:table-row table:style-name="ro5">
          <table:table-cell office:value-type="string">
            <text:p><text:a xlink:href="http://en.wikipedia.org/wiki/Panevėžys">Panevėžys</text:a></text:p>
          </table:table-cell>
          <table:table-cell/>
          <table:table-cell office:value-type="string">
            <text:p>EYPP</text:p>
          </table:table-cell>
          <table:table-cell office:value-type="string">
            <text:p>PNV</text:p>
          </table:table-cell>
          <table:table-cell office:value-type="string">
            <text:p><text:a xlink:href="http://en.wikipedia.org/wiki/Panevėžys_Air_Base">Panevėžys Air Base</text:a> (Pajuostis)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4/02/2013</text:date>, <text:time>09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nu </meta:initial-creator>
    <meta:creation-date>2013-01-29T15:49:34</meta:creation-date>
    <dc:date>2013-02-04T09:11:51</dc:date>
    <dc:creator>Kanu </dc:creator>
    <meta:editing-duration>PT01H53M42S</meta:editing-duration>
    <meta:editing-cycles>30</meta:editing-cycles>
    <meta:generator>OpenOffice.org/3.2$Linux OpenOffice.org_project/320m12$Build-9483</meta:generator>
    <meta:document-statistic meta:table-count="3" meta:cell-count="1612" meta:object-count="0"/>
  </office:meta>
</office:document-meta>
</file>